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Times New Roman1"/>
    </style:style>
    <style:style style:name="P2" style:family="paragraph" style:parent-style-name="Preformatted_20_Text" style:master-page-name="Standard">
      <style:paragraph-properties style:page-number="auto"/>
      <style:text-properties style:font-name="Times New Roman1"/>
    </style:style>
    <style:style style:name="P3" style:family="paragraph" style:parent-style-name="Preformatted_20_Text">
      <style:text-properties style:font-name="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notes</text:p>
      <text:p text:style-name="P1">classes just give skills/abilities</text:p>
      <text:p text:style-name="P1">minimal races based on gothic system</text:p>
      <text:p text:style-name="P1">live combat system</text:p>
      <text:p text:style-name="P1">Finite player upgrades. <text:s/>Based on item pickups (Rune Stones). </text:p>
      <text:p text:style-name="P1">Upgrade paths are mutually exclusive. <text:s/>Spend A to get X, can't get Y</text:p>
      <text:p text:style-name="P1">Hand Designed Level layouts. <text:s/>Specific World Goals.</text:p>
      <text:p text:style-name="P1">Units Collide via Point / Radius</text:p>
      <text:p text:style-name="P1">World Terrain colisions vs lattice</text:p>
      <text:p text:style-name="P1">Player Stats determine if equipment is equippable</text:p>
      <text:p text:style-name="P1">May have specific game goals as requirements</text:p>
      <text:p text:style-name="Preformatted_20_Text"/>
      <text:p text:style-name="Preformatted_20_Text"/>
      <text:p text:style-name="P1">Interface:</text:p>
      <text:p text:style-name="P1">WASD movement - based on view direction, double-tap dashes</text:p>
      <text:p text:style-name="P1">SPACE - Toggle Targetting Mode. <text:s/>In targetting mode, all player movements are relative to the the target. <text:s/>This also opens up sidestepping / dashing and backpeddling / evading</text:p>
      <text:p text:style-name="P1">L/R Arrows - Switch targets in Targetting Mode</text:p>
      <text:p text:style-name="P1">LSHIFT - Left hand action</text:p>
      <text:p text:style-name="P1">RSHIFT - Right hand action</text:p>
      <text:p text:style-name="P1">LCTRL - Left Hand Alternate Action</text:p>
      <text:p text:style-name="P1">RCTRL - Right hand Alternate Action</text:p>
      <text:p text:style-name="P1">LAlT - Toggle Left Hand Equip</text:p>
      <text:p text:style-name="P1">RALT - Toggle Right Equip</text:p>
      <text:p text:style-name="P1">1234 - Select Left Equipped Ability (context of equipped items)</text:p>
      <text:p text:style-name="P1">7890 - Select Right Equipment Ability (context of Equipped Item)</text:p>
      <text:p text:style-name="P1">SPACE - interact with what is in front of you</text:p>
      <text:p text:style-name="Preformatted_20_Text"/>
      <text:p text:style-name="P1">Actions:</text:p>
      <text:p text:style-name="P1">All actions cost stamina and/or mana and possibly health.</text:p>
      <text:p text:style-name="P1">Some Actions are movement Dependant (attacks)</text:p>
      <text:p text:style-name="P1">All actions take time to execute and many will require an action cooldown. <text:s/>Cooldowns are tied to R/L</text:p>
      <text:p text:style-name="Preformatted_20_Text"/>
      <text:p text:style-name="P1">Primary Attributes:</text:p>
      <text:p text:style-name="P1"><text:tab/>These attributes determine what the player can do. <text:s/>All recover naturally over time, but very slowly. <text:s/>A player's active state affects the rate of recovery. <text:s/>When completely ide, the player will recover the fastest. <text:s/>While walking, the rate is decreased. <text:s/>While being defensive it is stopped. <text:s/>Actions will cost the use of some these resources.</text:p>
      <text:p text:style-name="P1"><text:tab/><text:tab/>Health<text:tab/>-<text:tab/>Spent when taking damage. <text:s/>It recovers naturally over time, but VERY slowly.</text:p>
      <text:p text:style-name="P1"><text:tab/><text:tab/>Mana<text:tab/><text:tab/>- Spent when casting spells or using some abilities. <text:s/>It recovers a little faster than health, but still not fast enough during battle.</text:p>
      <text:p text:style-name="P1"><text:tab/><text:tab/>Stamina<text:tab/>-<text:tab/>Spent when performing any action beyond walking. <text:s/>If the player is overburdened, then even while walking. <text:s/>Recovery of Stamina is the fastest.</text:p>
      <text:p text:style-name="Preformatted_20_Text"/>
      <text:p text:style-name="P1"><text:tab/><text:tab/>Speed - Player Movement Speed. <text:s/>Based on Strength and Agility</text:p>
      <text:p text:style-name="P1"><text:tab/><text:tab/>Lift - How much a player can carry before limitations on movement / actions. <text:s/>Based on Endurance and agility.</text:p>
      <text:p text:style-name="P1"><text:tab/><text:tab/>Range - For throwing - Based on Strength and Dexterity</text:p>
      <text:p text:style-name="Preformatted_20_Text"/>
      <text:p text:style-name="P1">Attributes:</text:p>
      <text:p text:style-name="P1"><text:tab/>Only increase when a player spends a Grace at an Alter.</text:p>
      <text:p text:style-name="P1"><text:tab/><text:tab/><text:tab/>Strength - Needed for equipping heavier items, contributes to health and stamina and melee weapon damage.</text:p>
      <text:p text:style-name="P1"><text:tab/><text:tab/><text:tab/>Endurance - Reduces damage sustained from physical sources (earth). <text:s/>Increases health and stamina and carrying capacity.</text:p>
      <text:p text:style-name="P1"><text:tab/><text:tab/><text:tab/>Agility - Increases movement speed, dodge rate and stamina. <text:s/>Some abilities are based on this.</text:p>
      <text:p text:style-name="P1"><text:tab/><text:tab/><text:tab/>Dexterity - Increases hit rate, missile range and Stamina. <text:s/>Some abilities are based on this.</text:p>
      <text:p text:style-name="P1"><text:tab/><text:tab/><text:tab/>Focus - Increases effectivess from spells, mana and needed by some abilities and equipment.</text:p>
      <text:p text:style-name="P1"><text:tab/><text:tab/><text:tab/>Spirit - Increase defense against non physical sources. <text:s/>Increases mana. <text:s/>Improves the resistance to status effects. <text:s/>Needed for some abilities.</text:p>
      <text:p text:style-name="Preformatted_20_Text"/>
      <text:p text:style-name="P1">Karma:</text:p>
      <text:p text:style-name="P1"><text:soft-page-break/><text:tab/><text:tab/><text:tab/>OrderKaos - Actions performed that are deamed Lawful or Chaotic will adjust this. <text:s/>Some Abilities are altered by Order and Chaos Levels. <text:s/>Some Side Quests are only available when Lawful or Chaotic.</text:p>
      <text:p text:style-name="P1"><text:tab/><text:tab/><text:tab/>YinYang - Actions performed that focus on the Self increase the Yin and those that focus on Others increase the Yang.</text:p>
      <text:p text:style-name="Preformatted_20_Text"/>
      <text:p text:style-name="P1">Damage Types:</text:p>
      <text:p text:style-name="P1"><text:tab/><text:tab/>Attacks can deal damage of different types, and often More than one. <text:s/>Players will have different resistances to </text:p>
      <text:p text:style-name="P1"><text:tab/>Physical damage - Earth, Water* and Air Magic will have a Physical Component. <text:s/>Endurance and most armor will reduce damage from Physical Attacks.</text:p>
      <text:p text:style-name="P1"><text:tab/><text:tab/>Piercing - Arrows and Stabbing Weapons Pierce. <text:s/>Mail Armors are stronger vs piercing attacks. <text:s/>Increased Chance of Critical (Vital strike, backstab)</text:p>
      <text:p text:style-name="P1"><text:tab/>Magic - Basic Magic Damage. <text:s/>Spirit and special items reduce damage from Magic Sources.</text:p>
      <text:p text:style-name="P1"><text:tab/><text:tab/>Holy - Specific Magic Type - Spirit and Intrinsics reduce damage from Holy.</text:p>
      <text:p text:style-name="P1"><text:tab/><text:tab/>Shadow - Same as Holy, generally Opposite</text:p>
      <text:p text:style-name="P1"><text:tab/>Fire - On its own, or as a part of magic. <text:s/>Resistance gained from Endurance (small) and special items. <text:s/>Chance to Burn</text:p>
      <text:p text:style-name="P1"><text:tab/>Ice - Mostly from Water Magic. <text:s/>Chance to Slow</text:p>
      <text:p text:style-name="P1"><text:tab/>Lightning - Mostly from Magic. <text:s/>Chance to Stun</text:p>
      <text:p text:style-name="Preformatted_20_Text"/>
      <text:p text:style-name="Preformatted_20_Text"/>
      <text:p text:style-name="P1">Attack Types:</text:p>
      <text:p text:style-name="P1"><text:tab/>Slash - Arc trace in front of unit. (movement direction L/R specifies direction. <text:s/>Best to back away from</text:p>
      <text:p text:style-name="P1"><text:tab/>Stab - Trace forward from unit. (movement forward and you lung stab). <text:s/>Can be side-stepped</text:p>
      <text:p text:style-name="P1"><text:tab/>Crush - Small arc, stuns on block.</text:p>
      <text:p text:style-name="P1"><text:tab/>Shoot - Projectile shot from unit. <text:s/>Needs to be dodged</text:p>
      <text:p text:style-name="P1"><text:tab/>Blast - Radius from Unit (applied to some projectiles). <text:s/>Needs to be backed away from.</text:p>
      <text:p text:style-name="Preformatted_20_Text"/>
      <text:p text:style-name="P1">Equipment Types:</text:p>
      <text:p text:style-name="P1"><text:tab/>Arm:</text:p>
      <text:p text:style-name="P1"><text:tab/><text:tab/>Shields - Passively defends to the side equipped on. <text:s/>Active Holds it up. <text:s/>Considered in a "Defensive State". <text:s/>Reduces recovery rates while in this state. <text:s/>Increases defense, reduces damage sustain by more. <text:s/>When blocking with a shield, some stamina is lost. <text:s/>Range in defense bonus, weight, damage stopped. <text:s/>Small shields have alternate skill of "parry"</text:p>
      <text:p text:style-name="P1"><text:tab/><text:tab/>Weapons - When Activated will strike in one of a number of manners:</text:p>
      <text:p text:style-name="P1"><text:tab/><text:tab/><text:tab/>- Stab - Forward Trace, usually longer reach and more damage.</text:p>
      <text:p text:style-name="P1"><text:tab/><text:tab/><text:tab/>- Slash - Attack arc has a wider range of potential area to hit. <text:s/>Range and angle between attack vector and target determin hits. <text:s/>Larger chance of striking a shield or a wall. <text:s/>Striking a wall cancels the attack early.</text:p>
      <text:p text:style-name="P1"><text:tab/><text:tab/><text:tab/>- Bash - Smaller arc attack (as in overhead slam) reduces chance of hitting a wall, but wider area than a stab.</text:p>
      <text:p text:style-name="P1"><text:tab/><text:tab/><text:tab/>- Shoot - Some weapons such as bows, and throwing knives function as a projectil weapon.</text:p>
      <text:p text:style-name="P1"><text:tab/><text:tab/><text:tab/>- Parry - Some weapons and with the required skill can "parry" an attack. <text:s/>timed with a successful strike, it causes stun on the enemy.</text:p>
      <text:p text:style-name="P1"><text:tab/><text:tab/><text:tab/>- Block - Hold the weapon in a defensive manner, functions like a shield.</text:p>
      <text:p text:style-name="P1"><text:tab/>Body - Armor varies greatly from lighter and lower protection to heavier and slower movement</text:p>
      <text:p text:style-name="P1"><text:tab/>Cloak - Capes and cloaks can be worn on the back for added protection and bonuses</text:p>
      <text:p text:style-name="P1"><text:tab/>Rings - Equip up to 2 charms (rings) provide magical protection.</text:p>
      <text:p text:style-name="P1"><text:tab/>Boots - Small defense bonus / movement changes. <text:s/>Defense considered vs floor traps.</text:p>
      <text:p text:style-name="P1"><text:tab/>Helms - Headgear for defense / vision changes. <text:s/>Defense considered vs ceiling traps.</text:p>
      <text:p text:style-name="P1"><text:tab/>Quiver - Equipped Arrows for bow weapons.</text:p>
      <text:p text:style-name="Preformatted_20_Text"/>
      <text:p text:style-name="P1">Items:</text:p>
      <text:p text:style-name="P1"><text:tab/>(Given a count. <text:s/>Some items, with a count of -1, cannot stack in inventory.)</text:p>
      <text:p text:style-name="P1"><text:tab/>Arrows - Used when firing bows different arrows can have different effects.</text:p>
      <text:p text:style-name="P1"><text:tab/><text:tab/>- Wood - normal</text:p>
      <text:p text:style-name="P1"><text:tab/><text:tab/>- Iron Shod - shorter range, but much higher penetration</text:p>
      <text:p text:style-name="P1"><text:tab/><text:tab/>- Frog Arrow - lower penetration for greater damage.</text:p>
      <text:p text:style-name="P1"><text:tab/><text:tab/>- Serrated - increases chance for bleeding</text:p>
      <text:p text:style-name="P1"><text:tab/>Throwing Knives - Throw them to deal damage. <text:s/>Based on Str and Dex. <text:s/>Can be recovered.</text:p>
      <text:p text:style-name="P1"><text:tab/>Heavy Throwing Knives - Sacrifice range for extra damage</text:p>
      <text:p text:style-name="P1"><text:tab/>Balanced Throwing Knives - Increased range.</text:p>
      <text:p text:style-name="Preformatted_20_Text"><text:soft-page-break/></text:p>
      <text:p text:style-name="Preformatted_20_Text"/>
      <text:p text:style-name="P1">Weapons:</text:p>
      <text:p text:style-name="P1"><text:tab/>Bows - Two handed - Fires Ranged. <text:s/>Holding still increases hit rate / range. <text:s/>Uses arrows. <text:s/>Arrows can have special effects. <text:s/>Alternate fire is an aimed shot, slower to draw, but has longer reach and is more accurate.</text:p>
      <text:p text:style-name="P1"><text:tab/><text:tab/>- Short Bow - Lowest Strength requirements, quicks reload time.</text:p>
      <text:p text:style-name="P1"><text:tab/><text:tab/>- Hunting Bow - Average stats.</text:p>
      <text:p text:style-name="P1"><text:tab/><text:tab/>- Long Bow - Highest strength requirement, longest range.</text:p>
      <text:p text:style-name="P1"><text:tab/><text:tab/>- Composite Bow - Highest damage, slowest fire rate.</text:p>
      <text:p text:style-name="P1"><text:tab/>Magic Conduits - Allow casting of equipped spells. <text:s/>Alternate Fire is a slashing attack.</text:p>
      <text:p text:style-name="P1"><text:tab/><text:tab/>- Wand - most basic for magic</text:p>
      <text:p text:style-name="P1"><text:tab/><text:tab/>- Scepter - Increases effectiveness of magic cast through it.</text:p>
      <text:p text:style-name="P1"><text:tab/><text:tab/>- Staff - Greatly increases the effectiveness of magic, but at double the mana cost.</text:p>
      <text:p text:style-name="P1"><text:tab/><text:tab/>- Ivory Wand - most basic for necromancy</text:p>
      <text:p text:style-name="P1"><text:tab/><text:tab/>- Skull Scepter - Increases the maximum number of summons.</text:p>
      <text:p text:style-name="P1"><text:tab/><text:tab/>- Bone Scythe - Increases the power and duration of summoned creatures, but spells cost health as well.</text:p>
      <text:p text:style-name="P1"><text:tab/><text:tab/>- White Stone - Basic tool of alchemy</text:p>
      <text:p text:style-name="P1"><text:tab/><text:tab/>- Philospher's Stone - Increases the Effectiveness of Alchemy</text:p>
      <text:p text:style-name="P1"><text:tab/><text:tab/>- Jabir's Stone - Greatly increases the effectiveness of alchemy, but costs double the normal ingredients.</text:p>
      <text:p text:style-name="P1"><text:tab/><text:tab/>- Wooden Relic - Basic for invoking divine favors</text:p>
      <text:p text:style-name="P1"><text:tab/><text:tab/>- Saint's Relic - Increases the effectiveness of divine favors</text:p>
      <text:p text:style-name="P1"><text:tab/><text:tab/>- Martyr's Relic - Greatly increases the effectiveness of divine favors, but at the cost of health as well.</text:p>
      <text:p text:style-name="P1"><text:tab/>Dagger - Small and fast. <text:s/>Short range, but very fast. <text:s/>Primary is a stab, alternate is a parry.</text:p>
      <text:p text:style-name="P1"><text:tab/><text:tab/>- Dirk - Smallest, cheapest dagger</text:p>
      <text:p text:style-name="P1"><text:tab/><text:tab/>- Dagger - Well balanced, common dagger.</text:p>
      <text:p text:style-name="P1"><text:tab/><text:tab/>- Stilletto - longer narrow blade has small chance of ignoring armor</text:p>
      <text:p text:style-name="P1"><text:tab/><text:tab/>- Kard - Sturdy blade handles parrying and stabbing equally well.</text:p>
      <text:p text:style-name="P1"><text:tab/><text:tab/>- Baselard - Longer blade increases range and damage.</text:p>
      <text:p text:style-name="P1"><text:tab/><text:tab/>- Parrying Dagger - Increased window for parry and longer stun effect after success</text:p>
      <text:p text:style-name="P1"><text:tab/>PoleArms - Long range, large arc slash. <text:s/>Secondary Stabs. <text:s/>Deal great damage at a distance. <text:s/>Large arc is vulnerable in closed spaces.</text:p>
      <text:p text:style-name="P1"><text:tab/><text:tab/>- Fouchard</text:p>
      <text:p text:style-name="P1"><text:tab/><text:tab/>- Glaive - Longer reach than a fouchard</text:p>
      <text:p text:style-name="P1"><text:tab/><text:tab/>- Halberd - Impact is like an axe weapon, causing stun on block.</text:p>
      <text:p text:style-name="P1"><text:tab/><text:tab/>- War Scythe - Deals greater damage than other pole arms, but has less penetration.</text:p>
      <text:p text:style-name="P1"><text:tab/><text:tab/>- War Hammer - Longer range than a halberd, but also has impact stun. <text:s/>Lower Damage.</text:p>
      <text:p text:style-name="P1"><text:tab/>Swords - A weapon for all occasions. <text:s/>Medium range, varried attacks. <text:s/>Primary is a slash, secondary is a stab.</text:p>
      <text:p text:style-name="P1"><text:tab/><text:tab/>- Short Sword - Longer than a dagger and provides slashing and stabbing.</text:p>
      <text:p text:style-name="P1"><text:tab/><text:tab/>- Saber - Longer reach than a short sword and excels at slashing</text:p>
      <text:p text:style-name="P1"><text:tab/><text:tab/>- Rapier - Longer reach than a saber and excels at stabbing</text:p>
      <text:p text:style-name="P1"><text:tab/><text:tab/>- Long Sword - Longest reach of the normal swords, well balanced for both slashing and stabbing.</text:p>
      <text:p text:style-name="P1"><text:tab/><text:tab/>- Claymore - This massive sword has the stabbing reach of a small spear but delivers great damage. <text:s/>It takes a lot of strength to weild one.</text:p>
      <text:p text:style-name="P1"><text:tab/>Spears - Longest Reach, only stabs. <text:s/>secondary is lunging stab. <text:s/>Great for narrow areas and keeping foes at a distance.</text:p>
      <text:p text:style-name="P1"><text:tab/><text:tab/>- Short Spear</text:p>
      <text:p text:style-name="P1"><text:tab/><text:tab/>- Long Spear</text:p>
      <text:p text:style-name="P1"><text:tab/><text:tab/>- Lance - Heavy Spear normally used on cavalry. <text:s/>Slower movement on foot, but greater damage.</text:p>
      <text:p text:style-name="P1"><text:tab/><text:tab/>- Pike - Military issue spear with wider head for increased damage.</text:p>
      <text:p text:style-name="P1"><text:tab/><text:tab/>- Sarissa - an incredibly long spear.</text:p>
      <text:p text:style-name="P1"><text:tab/>Axe &amp; Hammer - Highest Damage, Slowest movement. <text:s/>Narrow Slash (overhead). <text:s/>When blocked causes stun. <text:s/>When parried, the attacker is stunned longer.</text:p>
      <text:p text:style-name="P1"><text:tab/><text:tab/>- Club</text:p>
      <text:p text:style-name="P1"><text:tab/><text:tab/>- Bearded Axe - Lightweight axe, good penetration, but not very high damage.</text:p>
      <text:p text:style-name="P1"><text:tab/><text:tab/>- Mace - higher stun</text:p>
      <text:p text:style-name="P1"><text:tab/><text:tab/>- Battle Axe - great penetration and damage, not too heavy.</text:p>
      <text:p text:style-name="P1"><text:tab/><text:tab/>- Maul - max stun</text:p>
      <text:p text:style-name="P1"><text:tab/><text:tab/>- Viking Axe - The large axe's weight delivers greater crushing power while the shape of the single large blade has greater penetrating power. <text:s/>The result is greater through-put if you can weild it.</text:p>
      <text:p text:style-name="Preformatted_20_Text"/>
      <text:p text:style-name="P1">Legendary Weapons:</text:p>
      <text:p text:style-name="P1"><text:soft-page-break/><text:tab/>Unique weapons to be found in the game with special properties:</text:p>
      <text:p text:style-name="P1"><text:tab/><text:tab/>- Hammer of Light - Usable only by Avalonians. <text:s/>Blade power varies with time of day. <text:s/>Hits peak at noon. <text:s/>Found in the Side Dungeon in the City of Avalon, The Martyr's Tomb. <text:s/>Can Be upgraded with the Holy Rune to deal splash holy damage and generate visible light (no need for torch in dark areas).</text:p>
      <text:p text:style-name="P1"><text:tab/><text:tab/>- Black Scythe - Usable only by Attalantians. <text:s/>Every kill returns health back to the player. <text:s/>Drain Only works vs living enemies. <text:s/>If the Scythe is not fed often, it will begin to drain the player's health. <text:s/>This will give the player corruption. <text:s/>Found in the Side Dungeon of the Attalan, Alucard's Mansion. <text:s/>Can be Upgraded with the Shadow Rune to increase the health drain percentage and reduce the hunger.</text:p>
      <text:p text:style-name="P1"><text:tab/><text:tab/>- Sword of the Void - Usable only by Lemurians. <text:s/>Everything killed by this blade will return lost mana to the player. <text:s/>Blade is cursed and cannot be unequipped once equipped. <text:s/>Use of the blade increases player's corruption level gradually. <text:s/>Sword deals bonus damage based on player's focus. <text:s/>The Blade can be found in the Side Dungeon Sunken Temple. <text:s/>It is only accessable if you can blink. <text:s/>Upgrade with the Dimension Rune to improve the penetration of the weapon and give the player teleport control.</text:p>
      <text:p text:style-name="P1"><text:tab/><text:tab/>- Spear of the Five Tribes - Usable only by Muans. <text:s/>Blade gains power with the phases of the moon. Blade must be forged from the totems of the 5 tribes. <text:s/>To earn the totems, the player will need to first defeat the soverign of the plains. <text:s/>Then the player must seek out the elders of the 5 tribes to be proven worthy. <text:s/>When upgraded with the Nature Rune gives the player a passive health regen.</text:p>
      <text:p text:style-name="P1"><text:tab/><text:tab/>- Spirit Axe - Usable only by the Yseans. <text:s/>Deals Damage to Stamina and Mana as well as health. <text:s/>This weapon is found in the side dungeon Castle Laboritory. <text:s/>Upgrade with the Spirit Rune to make the axe ignore half of protection rating. <text:s/>Upgrade with the Lightning Rune to have it deal additional lightning damage and arc to nearby foes.</text:p>
      <text:p text:style-name="Preformatted_20_Text"/>
      <text:p text:style-name="P1">Artifact Equipment:</text:p>
      <text:p text:style-name="Preformatted_20_Text"/>
      <text:p text:style-name="P1"><text:tab/><text:tab/>- Needle (Dagger) - Ignores Armor on sucessful hit. <text:s/>Found in the caves below the theive's guild. <text:s/></text:p>
      <text:p text:style-name="P1"><text:tab/><text:tab/>- Sting (Dagger) - Very High chance of causing poison on hit. <text:s/>Drop of the Master Assassin.</text:p>
      <text:p text:style-name="Preformatted_20_Text"/>
      <text:p text:style-name="P1"><text:tab/><text:tab/>- Prop Axe - Upgrade a maxed out Axe with the Air Rune. <text:s/>Swinging the axe creates a whirlwind that pushes all around you away. <text:s/>For a large axe, it is very light and attacks quickly.</text:p>
      <text:p text:style-name="P1"><text:tab/><text:tab/>- Arc Bow - When the arrow connects, it arcs lightning to the arrow dealing additional lightning damage. <text:s/>Upgrade a Maxed out Bow with the Lightning Rune.</text:p>
      <text:p text:style-name="P1"><text:tab/><text:tab/>- Flame Blade - Uprgade any sword with the Fire Rune. <text:s/>Deal fire damage, chance to cause lasting burning damage.</text:p>
      <text:p text:style-name="P1"><text:tab/><text:tab/>- Golem's Fist - Upgrade any maxed out club with the Earth Rune. <text:s/>Large area of impact. <text:s/>Massive Damage, large penetration bonus. <text:s/>Very heavy though.</text:p>
      <text:p text:style-name="P1"><text:tab/><text:tab/>- Sprite's Spear - Upgraed any maxed out Spear with the Water Rune. <text:s/>Adds magical ice damage and adds kick to the weapon. <text:s/></text:p>
      <text:p text:style-name="Preformatted_20_Text"/>
      <text:p text:style-name="P1"><text:tab/><text:tab/>- Reaper's Scythe - Functions as both a pole arm and a spell castor. <text:s/>Dropped by the necromancer. <text:s/>Allows the Casting of both Necromancy and Wizard spells.</text:p>
      <text:p text:style-name="P1"><text:tab/><text:tab/>- Witch's Pentacle - Functions as a spell castor for both Necromancy and Alchemy. <text:s/>Dropped by the Old Witch.</text:p>
      <text:p text:style-name="P1"><text:tab/><text:tab/>- Druid's Staff - Functions as a spell castor for both Magic and Divine Favors.</text:p>
      <text:p text:style-name="P1"><text:tab/><text:tab/>- Hitatii's Crystal - Functions as a spell castor for both Divine Favor and Alchemy.</text:p>
      <text:p text:style-name="P1"><text:tab/><text:tab/>- Philosopher's Wand - Functions as a spell castor for both Magic and Alchemy</text:p>
      <text:p text:style-name="P1"><text:tab/><text:tab/>- The Eye of Eshu - Functions as a spell castor for both Divine Favors and Necromancy.</text:p>
      <text:p text:style-name="P1"><text:tab/><text:tab/>- Trident of the Gibson - Dropped by the Gibson in a secret dungeon in the Void. <text:s/>Magical Damage Bonus. <text:s/>Mana regen. <text:s/>Counts as a spear.</text:p>
      <text:p text:style-name="Preformatted_20_Text"/>
      <text:p text:style-name="P1">Armor Sets:</text:p>
      <text:p text:style-name="P1"><text:tab/>An Armor Set consists of a Helm, Body Armor, Leggings/Boots and Bracers/Gauntlets.</text:p>
      <text:p text:style-name="P1"><text:tab/>Light Armor - Low enough weight so it does not impact movement, stamina recovery or stealth</text:p>
      <text:p text:style-name="P1"><text:tab/><text:tab/>- Leather Armor, boots, cap and cloak</text:p>
      <text:p text:style-name="P1"><text:tab/><text:tab/>- Cuir Bouilli - Better damage protection than other leathers, loss of some movement</text:p>
      <text:p text:style-name="P1"><text:tab/><text:tab/>- Brigandine - better dodge value than other leathers.</text:p>
      <text:p text:style-name="P1"><text:tab/><text:tab/>- Scale Leather - Heaviest, best protection but reduces movement and stamina, but remains silent.</text:p>
      <text:p text:style-name="P1"><text:tab/>Mystic Armor - Lower weight than Light armor, but not as strong vs physical attacks. <text:s/>They make up for it with magical defense and special effects.</text:p>
      <text:p text:style-name="P1"><text:tab/><text:tab/>- Acolyte Mantle, Boots, hood and cape</text:p>
      <text:p text:style-name="P1"><text:tab/><text:tab/>- Saint - increases physical resistance</text:p>
      <text:p text:style-name="P1"><text:tab/><text:tab/>- Sage - increases magical resistance</text:p>
      <text:p text:style-name="P1"><text:tab/><text:tab/>- Runic - Lowest defense, but Added Mana regen</text:p>
      <text:p text:style-name="P1"><text:soft-page-break/><text:tab/>Mail Armor - Its weight can impact movement, Stamina regen and stealth. <text:s/>It does, however, provide superior defense.</text:p>
      <text:p text:style-name="P1"><text:tab/><text:tab/>- Ring <text:s/>Mail, Coif and Greeves - Added defense vs ranged</text:p>
      <text:p text:style-name="P1"><text:tab/><text:tab/>- Chain - added defense </text:p>
      <text:p text:style-name="P1"><text:tab/><text:tab/>- Woven Chain - Finer Rings have increased penetration resistance.</text:p>
      <text:p text:style-name="P1"><text:tab/><text:tab/>- Heavy Chain - Thicker Chains increase protection and weight. <text:s/>Vulnerable to piercing attacks.</text:p>
      <text:p text:style-name="P1"><text:tab/>Plate Armor - Its weight greatly impacts movement, stamina regen and stealth. <text:s/>It has very high weight requirements, but provides the best protection. <text:s/>It is still vulnerable to crushing attacks.</text:p>
      <text:p text:style-name="P1"><text:tab/><text:tab/>- Scale <text:s/>Armor, Helm and Greeves</text:p>
      <text:p text:style-name="P1"><text:tab/><text:tab/>- Curais - increased protection from slashing</text:p>
      <text:p text:style-name="P1"><text:tab/><text:tab/>- Plate - increased protection from piercing</text:p>
      <text:p text:style-name="P1"><text:tab/><text:tab/>- Laminate - Increased Mobility at the cost of some protection</text:p>
      <text:p text:style-name="Preformatted_20_Text"/>
      <text:p text:style-name="P1">Shields:</text:p>
      <text:p text:style-name="P1"><text:tab/><text:tab/>When struck, if the player had shield ready in defense, the angle between attacker and defender's viewing direction are taken into account. <text:s/>if the angle is within a margin (determined by the shield itself) the shield took the blow.</text:p>
      <text:p text:style-name="P1"><text:tab/>Buckler - Provides Parrying Option if player has the skill. <text:s/>10 degrees range of defense</text:p>
      <text:p text:style-name="P1"><text:tab/>Wooden - Lightest shield, but poorest defense. 30 degree range of defense</text:p>
      <text:p text:style-name="P1"><text:tab/>Boss - almost as light as wooden, but increased defense.</text:p>
      <text:p text:style-name="P1"><text:tab/>Kite - Standard Military Issue medium sized shield. <text:s/>Doesn't impact movement and provides decent defense. <text:s/>45 degree range of defense</text:p>
      <text:p text:style-name="P1"><text:tab/>Heater - Larger than the kite. <text:s/>It has a slight impact to movement and stamina</text:p>
      <text:p text:style-name="P1"><text:tab/>Hoplon - Large Round Shield. <text:s/>Can be used to bash an opponent</text:p>
      <text:p text:style-name="P1"><text:tab/>Skutum - Larger than a Hoplon, it requires more strength, but provides more protection. <text:s/>It also has the bash ability</text:p>
      <text:p text:style-name="P1"><text:tab/>Tower - Massive Shields provides great defensive bonus, but it is very heavy and impacts movement and stamina. 80 degree range of defense. <text:s/>To heavy to bash with.</text:p>
      <text:p text:style-name="Preformatted_20_Text"/>
      <text:p text:style-name="P1">Upgrading Equipment:</text:p>
      <text:p text:style-name="P1"><text:tab/>Equipment can be upgraded to improve its stats. <text:s/>You need to find an NPC smith to be able to upgrade equipment. <text:s/>Not all smiths are able to upgrade to the same levels. <text:s/>Shop around.</text:p>
      <text:p text:style-name="P1"><text:tab/>In order to upgrade the equipment, you will need to pay the smith for his services as well as acquire the materials needed for the process. <text:s/>The materials needed for reforging a weapon come in the following varieties:</text:p>
      <text:p text:style-name="P1"><text:tab/><text:tab/>- Ore - Raw form of a metal, <text:s/>It needs to be processed before it can be used. <text:s/>Cheapest, lowest form of a metal</text:p>
      <text:p text:style-name="P1"><text:tab/><text:tab/>- Ingot - Once ore has been processed, it can be stored as ingots. <text:s/>While free of most impurities, ingots are considered the lowest quality </text:p>
      <text:p text:style-name="P1"><text:tab/><text:tab/> - Bloom - More pure than an Ingot, but it can still go through further processing before it is at its peak level.</text:p>
      <text:p text:style-name="P1"><text:tab/><text:tab/>- Billet - A precisely refined / alloyed form of a metal. <text:s/>All impurities have been removed for a superior quality product.</text:p>
      <text:p text:style-name="Preformatted_20_Text"/>
      <text:p text:style-name="P1"><text:tab/>Any Piece of Equipment (weapons, shields and armor) can be reforged, up to a set number of time. (Thinking, like 10). <text:s/>After that the weapon can no longer be modified in any way. <text:s/>The maximum bonus any weapon can get is +10 in a single stat. <text:s/>However, some smiths will only be able to work them up to 3 or 5 or 7. <text:s/>So a player can either wait until they meet a better smith, or make a more evenly distributed weapon.</text:p>
      <text:p text:style-name="P1"><text:tab/>The metals and the bonuses they provide are:</text:p>
      <text:p text:style-name="P1"><text:tab/><text:tab/>Common:</text:p>
      <text:p text:style-name="P1"><text:tab/><text:tab/>- Black Steel - Increases the Defense rating.</text:p>
      <text:p text:style-name="P1"><text:tab/><text:tab/>- Chrome Steel - Increases the Damage rating.</text:p>
      <text:p text:style-name="P1"><text:tab/><text:tab/>- Wootz Steel - Increases the Penetration rating (atk/def)</text:p>
      <text:p text:style-name="P1"><text:tab/><text:tab/>Rare:</text:p>
      <text:p text:style-name="P1"><text:tab/><text:tab/>- Thokcha - Increases the chance of Stun / Resistance to Stun - Most common in Ys.</text:p>
      <text:p text:style-name="P1"><text:tab/><text:tab/>- Red Steel - Increases Poison of a weapon / Poison defense of armor - Most common in Attalan</text:p>
      <text:p text:style-name="P1"><text:tab/><text:tab/>- Ochre Steel - Increases Plague effect / resistance of a weapon. - Most common in Mua</text:p>
      <text:p text:style-name="P1"><text:tab/><text:tab/>- Stygian Steel - Adds Fire damage / Ice Resistance - Most common in Avalon</text:p>
      <text:p text:style-name="P1"><text:tab/><text:tab/>- Algor Steel - Adds Cold damage / Fire Resistance - Most common in Lemuria</text:p>
      <text:p text:style-name="P1"><text:tab/><text:tab/>- Lode Steel - Adds Lightning damage / Resistance - Most common in Ys</text:p>
      <text:p text:style-name="P1"><text:tab/><text:tab/>Very Rare:</text:p>
      <text:p text:style-name="P1"><text:tab/><text:tab/>- Mythril - Increases Magical Defense / Damage - Found in Ys</text:p>
      <text:p text:style-name="P1"><text:tab/><text:tab/>- Orichalcum - Increases Mana Regen - Found in Lemuria</text:p>
      <text:p text:style-name="P1"><text:soft-page-break/><text:tab/><text:tab/>- Vitallium - Increases Health Regen - Found in Mua</text:p>
      <text:p text:style-name="P1"><text:tab/><text:tab/>- Eternium - Increases Holy Damage / Shadow Defense - Found in Avalon</text:p>
      <text:p text:style-name="P1"><text:tab/><text:tab/>- Laconium - Increases Shadow Damage / Holy Defense - Found in Attalan</text:p>
      <text:p text:style-name="Preformatted_20_Text"/>
      <text:p text:style-name="P1">Special Equipment:</text:p>
      <text:p text:style-name="P1"><text:tab/>Rings - Limit 2</text:p>
      <text:p text:style-name="P1"><text:tab/><text:tab/>Health Ring - Increases HP Regen</text:p>
      <text:p text:style-name="P1"><text:tab/><text:tab/>Mana Ring - Increases MP Regen</text:p>
      <text:p text:style-name="P1"><text:tab/><text:tab/>Atlus' Ring - Increases Lifting Capacity</text:p>
      <text:p text:style-name="P1"><text:tab/><text:tab/>Allan's Ring - Increases Action Speed</text:p>
      <text:p text:style-name="P1"><text:tab/><text:tab/>Agamotto's Ring - Increases Magic Effect</text:p>
      <text:p text:style-name="P1"><text:tab/><text:tab/>Hush Ring - Increases Stealth ( or gives it)</text:p>
      <text:p text:style-name="P1"><text:tab/><text:tab/>Rave Ring - Glows brightly. <text:s/>Provides light.</text:p>
      <text:p text:style-name="P1"><text:tab/><text:tab/>Battery Ring - Increases Maximum Mana</text:p>
      <text:p text:style-name="P1"><text:tab/><text:tab/>Ring of X Resistance - Increases Resistance to X</text:p>
      <text:p text:style-name="P1"><text:tab/><text:tab/>Strong Arm Ring- Increases Wield Capacity</text:p>
      <text:p text:style-name="P1"><text:tab/><text:tab/>Training Ring - Increases the effectiveness of training</text:p>
      <text:p text:style-name="P1"><text:tab/><text:tab/>Grace Ring - Increases the amount of grace earned from actions.</text:p>
      <text:p text:style-name="P1"><text:tab/><text:tab/>Master Ring - Increases the maximum number of summons.</text:p>
      <text:p text:style-name="P1"><text:tab/><text:tab/>Red Ring - Increases Physical Damage. <text:s/>Decreases Magical Resistance</text:p>
      <text:p text:style-name="P1"><text:tab/><text:tab/>Orange Ring - Increases the rate of Gold dropped. <text:s/>Increases the power of Internal Acts</text:p>
      <text:p text:style-name="P1"><text:tab/><text:tab/>Yellow Ring - Chance to Cause Fear when attacking.</text:p>
      <text:p text:style-name="P1"><text:tab/><text:tab/>Green Ring - Increases Focus.</text:p>
      <text:p text:style-name="P1"><text:tab/><text:tab/>Blue Ring - Increases Spirit. <text:s/>Increases the power of Outward Actions.</text:p>
      <text:p text:style-name="P1"><text:tab/><text:tab/>Indigo Ring - Reduces the effects of Outward/ Inward actions.</text:p>
      <text:p text:style-name="P1"><text:tab/><text:tab/>Violet Ring - Increases Magical Damage. <text:s/>Reduces Physical Resistance</text:p>
      <text:p text:style-name="P1"><text:tab/><text:tab/>Black Ring - Makes it cheaper to Revive after death. <text:s/>Increases Corruptions however.</text:p>
      <text:p text:style-name="P1"><text:tab/><text:tab/>White Ring - Chance to prevent death.</text:p>
      <text:p text:style-name="P1"><text:tab/>Lock Picks - Allows the use of the Lock Picking Skill</text:p>
      <text:p text:style-name="P1"><text:tab/>Thief's Toolkit - Improves the chances of success for lock picking and trap disarming.</text:p>
      <text:p text:style-name="P1"><text:tab/>Rope &amp; Grapple - Increases the chance of success for climbing / makes some climbs possible.</text:p>
      <text:p text:style-name="P1"><text:tab/>Purse Cutter - Increases the chance of successful pocket pick.</text:p>
      <text:p text:style-name="P1"><text:tab/>Torch - Equipped as a weapon, provides light in the dark. <text:s/>Deals fire damage.</text:p>
      <text:p text:style-name="P1"><text:tab/>Iron Torch - Same as normal Torch, added physical damage component.</text:p>
      <text:p text:style-name="P1"><text:tab/>Hood of the Night - Gives player vision at night and in the dark. <text:s/>Head gear</text:p>
      <text:p text:style-name="P1"><text:tab/>Mirror Shield - Size of a Hoplon, but extra resistant to magic. <text:s/>Projectile magic has a chance of being reflected.</text:p>
      <text:p text:style-name="P1"><text:tab/>Dragon's Scale Shield - Size of a Heater Shield. <text:s/>Low Physical Defense, but blocks most of fire damage.</text:p>
      <text:p text:style-name="P1"><text:tab/>Galahad's Shield - A kite Shield which blocks all shadow damage when guarding.</text:p>
      <text:p text:style-name="P1"><text:tab/>Lancelot's Shield - Recover Stamina Quickly while Guarding</text:p>
      <text:p text:style-name="P1"><text:tab/>Thunder Half Cape - Increases Resistance to Lightning and Magic Damage</text:p>
      <text:p text:style-name="P1"><text:tab/>Golden Mantle - Cancels any area effect drain.</text:p>
      <text:p text:style-name="P1"><text:tab/>Royal Cloak - Increases the player's stealth vs Chaotic Creatures.</text:p>
      <text:p text:style-name="P1"><text:tab/>Arrow Cape - Blocks arrows from the rear.</text:p>
      <text:p text:style-name="P1"><text:tab/>Seven League Boots - Increases the rate of Stamina regeneration.</text:p>
      <text:p text:style-name="P1"><text:tab/>Mud Boots - Increases movement speed while in swamp muck.</text:p>
      <text:p text:style-name="P1"><text:tab/>Dash Boots - Increases the range when bounding</text:p>
      <text:p text:style-name="P1"><text:tab/>Artifact Wings - Worn as a cape. <text:s/>Gives the player the ability to fly. <text:s/>Needed to get to the final level.</text:p>
      <text:p text:style-name="P1"><text:tab/>Jogun Cape - Increases resistance to Cold attacks.</text:p>
      <text:p text:style-name="Preformatted_20_Text"/>
      <text:p text:style-name="P1">Key Items:</text:p>
      <text:p text:style-name="P1"><text:tab/><text:tab/>Items that serve only as a mcguffen to unlock sections of the game. <text:s/>Note that many of these keys are normal locks that can be opened with a high enough lock picking skill. <text:s/>Thus a thief may be able to bypass parts of the game.</text:p>
      <text:p text:style-name="P1"><text:tab/>- Portal Rune - Needed to activate the town portal. <text:s/>Gathered outside of the town in the tutorial level.</text:p>
      <text:p text:style-name="P1"><text:tab/>-<text:tab/>The Bone of Ullr - Given to the Necromancer, will allow the player to learn the final level of Necromancy Spells.</text:p>
      <text:p text:style-name="P1"><text:tab/>- Cadeceus - Given to the Alchemist, will allow the player to learn the final level of alchemy skills.</text:p>
      <text:p text:style-name="P1"><text:tab/>- The Book of Thoth - Given to the Wizard, will allow the player to learn the final level of magic.</text:p>
      <text:p text:style-name="P1"><text:tab/>- Sangraal - Given to the Priest, will allow the player to learn the final level of divine favors.</text:p>
      <text:p text:style-name="P1"><text:tab/>- Clockwork Key - Access to the Windmill</text:p>
      <text:p text:style-name="P1"><text:tab/>- Stone of Silence - Access to the Howling Caves</text:p>
      <text:p text:style-name="P1"><text:soft-page-break/><text:tab/>- Great Iron Key - access to the Old Lighthouse</text:p>
      <text:p text:style-name="P1"><text:tab/>- Eye of the Old One - access to the Old One's cathedral</text:p>
      <text:p text:style-name="P1"><text:tab/>- Dungeon Key - access to the dungeon</text:p>
      <text:p text:style-name="P1"><text:tab/>- Eternal Coal - Given to the Rune Forger, will allow the player to upgrade weapons to the final level.</text:p>
      <text:p text:style-name="P1"><text:tab/>- Undying Heart - Access to the tower of the undying</text:p>
      <text:p text:style-name="P1"><text:tab/>- Asylum Key - Access to the Asylum</text:p>
      <text:p text:style-name="Preformatted_20_Text"/>
      <text:p text:style-name="P1">Spending Items:</text:p>
      <text:p text:style-name="P1"><text:tab/>- Healing Herb - Lowest strength healing</text:p>
      <text:p text:style-name="P1"><text:tab/>- Purge Herb - Lowest strength poison cure</text:p>
      <text:p text:style-name="P1"><text:tab/>- Cure Herb - lowest strength sickness cure</text:p>
      <text:p text:style-name="P1"><text:tab/>- Mana Herb - lowest strength mana recovery</text:p>
      <text:p text:style-name="P1"><text:tab/>- Heal salve - Medium Strength</text:p>
      <text:p text:style-name="P1"><text:tab/>- Purge salve - Medium Strength</text:p>
      <text:p text:style-name="P1"><text:tab/>- Cure salve - Medium Strength</text:p>
      <text:p text:style-name="P1"><text:tab/>- Mana salve - Medium Strength</text:p>
      <text:p text:style-name="P1"><text:tab/>- Healing Potion - High Strength</text:p>
      <text:p text:style-name="P1"><text:tab/>- Mana Potion - High Strength</text:p>
      <text:p text:style-name="P1"><text:tab/>- Neutralize Potion - High Strength Poison Cure</text:p>
      <text:p text:style-name="P1"><text:tab/>- Panacea Potion - High Strength sickness cure</text:p>
      <text:p text:style-name="P1"><text:tab/>- Fire Bomb - Medium Fire Damage</text:p>
      <text:p text:style-name="P1"><text:tab/>- Poison Blade - Applies poison to equipped weapon(s)</text:p>
      <text:p text:style-name="P1"><text:tab/>- Fire Blade - Applies fire to equipped weapon. <text:s/>Lasts only a few minutes. <text:s/>While lit, it provides light.</text:p>
      <text:p text:style-name="P1"><text:tab/>- Elixer - Heals and Cures Status Effects</text:p>
      <text:p text:style-name="P1"><text:tab/>- Alchemy Herb - Used for Basic Alchemy</text:p>
      <text:p text:style-name="P1"><text:tab/>- Alchemy Base - Used for Advanced Alchemy</text:p>
      <text:p text:style-name="P1"><text:tab/>- Bone Fragments - Can be used to summon if there are no other bodies around. <text:s/>Cost in BFs is high.</text:p>
      <text:p text:style-name="P1"><text:tab/>- Soul Fragments - Can be used like Bone Fragments, but less are needed and they weigh less.</text:p>
      <text:p text:style-name="Preformatted_20_Text"/>
      <text:p text:style-name="Preformatted_20_Text"/>
      <text:p text:style-name="P1">Player Races:</text:p>
      <text:p text:style-name="P1"><text:tab/>- Attalantian - Affinity with wind and shadow</text:p>
      <text:p text:style-name="P1"><text:tab/><text:tab/><text:tab/>Bonus to Focus and Dexterity, Penalty to Spirit and Endurance</text:p>
      <text:p text:style-name="P1"><text:tab/><text:tab/><text:tab/>Instrinsically leans Outwardly Chaotic.</text:p>
      <text:p text:style-name="P1"><text:tab/>- Muan - Affinity with Earth and Nature</text:p>
      <text:p text:style-name="P1"><text:tab/><text:tab/><text:tab/>Bonus to Strength And Endurance, Penalty to Focus and Dexterity</text:p>
      <text:p text:style-name="P1"><text:tab/><text:tab/><text:tab/>Instrinsically balanced</text:p>
      <text:p text:style-name="P1"><text:tab/>- Lemurian - Affinity with Water and Dimension</text:p>
      <text:p text:style-name="P1"><text:tab/><text:tab/><text:tab/>Bonus to Agility and Spirit, Penalty to Endurance and Strength</text:p>
      <text:p text:style-name="P1"><text:tab/><text:tab/><text:tab/>Instrinsically Internally Chaotic</text:p>
      <text:p text:style-name="P1"><text:tab/>- Ysean - Affinity with Lightning and Spirit</text:p>
      <text:p text:style-name="P1"><text:tab/><text:tab/><text:tab/>Bonus to Endurance and Spirit, Penalty to Focus and Agility</text:p>
      <text:p text:style-name="P1"><text:tab/><text:tab/><text:tab/>Intrinsically Outwardly Lawful</text:p>
      <text:p text:style-name="P1"><text:tab/>- Avalonian - Affinity with Holy and Fire</text:p>
      <text:p text:style-name="P1"><text:tab/><text:tab/><text:tab/>Bonus to Strength and Spirit, Penalty to Focus and Endurance</text:p>
      <text:p text:style-name="P1"><text:tab/><text:tab/><text:tab/>Intrinsically Internally Lawful</text:p>
      <text:p text:style-name="Preformatted_20_Text"/>
      <text:p text:style-name="P1"><text:tab/>Other Potential Races:</text:p>
      <text:p text:style-name="P1"><text:tab/>- Sidh - Hailing from Avalon - Higher starting focus and spirit. <text:s/>Mutations make the player more faerie like.</text:p>
      <text:p text:style-name="P1"><text:tab/>- Asura - Hailing from Lemuria - Higher Starting Strength and Dexterity. <text:s/>Mutations make the player more demon-like</text:p>
      <text:p text:style-name="P1"><text:tab/>- Jotun - Hailing from Mu - Higher Endurance and Strength. <text:s/>Mutations make the player larger and brutish.</text:p>
      <text:p text:style-name="P1"><text:tab/>- Puhkis - Haling from Atlantis - High Agility and Dexterity. <text:s/>Mutations make the player more lizard and dragon-like.</text:p>
      <text:p text:style-name="P1"><text:tab/>- Goji - Hailing from Ys - High Endurance and Spirit. <text:s/>Mutations make the player more like a gargoyle.</text:p>
      <text:p text:style-name="Preformatted_20_Text"/>
      <text:p text:style-name="P1">Player Training:</text:p>
      <text:p text:style-name="P1"><text:tab/>Player training classes will determine starting stats and equipment for the player as well as starting abilities. <text:s/>Once the game has begun, learning additional abilities is up to the player. Abilities are learned from NPC Mentors. <text:s/>Basic Level Mentors can be found in the towns. <text:s/>NPC Mentors who teach advanced abilities can be found deeper in the realms. Note that there are minimum attribute requirements for learning some abilities. Also note, that asside from minimum stats <text:soft-page-break/>and the available components, anyone can learn any ability once the game begins.</text:p>
      <text:p text:style-name="Preformatted_20_Text"/>
      <text:p text:style-name="P1"><text:tab/>- Guardian - Focuses on Defense and strength. <text:s/>Abilities learned will aid in the resiliency of the player and defense against the supernatural. <text:s/>Initially Internally Lawful</text:p>
      <text:p text:style-name="P1"><text:tab/><text:tab/>Starting Equipment:</text:p>
      <text:p text:style-name="P1"><text:tab/><text:tab/><text:tab/>- Curais Armor set, Kite Shield, Long Spear </text:p>
      <text:p text:style-name="P1"><text:tab/><text:tab/>Starting Abilities:</text:p>
      <text:p text:style-name="P1"><text:tab/><text:tab/><text:tab/>- Shield Bearer, Body Control</text:p>
      <text:p text:style-name="Preformatted_20_Text"/>
      <text:p text:style-name="P1"><text:tab/>- Wizard - Focuses on the mind and the supernatural. <text:s/>Abilities gained will rely heavily on Mana, but be very powerful in effect and affect. <text:s/>Initially Chaotic</text:p>
      <text:p text:style-name="P1"><text:tab/><text:tab/>Starting Equipment:</text:p>
      <text:p text:style-name="P1"><text:tab/><text:tab/><text:tab/>-<text:tab/>Sage Garb Set, Wand, Short Spear, Wooden Shield</text:p>
      <text:p text:style-name="P1"><text:tab/><text:tab/>Abilities to Learn:</text:p>
      <text:p text:style-name="P1"><text:tab/><text:tab/><text:tab/>- Force Bolt</text:p>
      <text:p text:style-name="P1"><text:tab/><text:tab/><text:tab/>- Magic Shield</text:p>
      <text:p text:style-name="P1"><text:tab/><text:tab/><text:tab/>- Focus</text:p>
      <text:p text:style-name="Preformatted_20_Text"/>
      <text:p text:style-name="P1"><text:tab/>- Hunter - Focuses on Offense and Tracking. <text:s/>Abilities gained will aid in the player's strength and combat prowess. <text:s/>Initially Internally Lawful</text:p>
      <text:p text:style-name="P1"><text:tab/><text:tab/>Starting Equipment:</text:p>
      <text:p text:style-name="P1"><text:tab/><text:tab/><text:tab/>- Saber, Chain Mail set, Short Bow, Dagger</text:p>
      <text:p text:style-name="P1"><text:s text:c="4"/>Starting Skills:</text:p>
      <text:p text:style-name="P1"><text:tab/><text:tab/><text:tab/>- Parry, Reposte</text:p>
      <text:p text:style-name="Preformatted_20_Text"/>
      <text:p text:style-name="P1"><text:tab/>- Curate - Focuses on Spirit and the divine. <text:s/>Abilities gained will reflect the power of the divine. <text:s/>Initially Internally Lawful</text:p>
      <text:p text:style-name="P1"><text:tab/><text:tab/>Starting Equipment:</text:p>
      <text:p text:style-name="P1"><text:tab/><text:tab/><text:tab/>- Saint Garb Set, Club, Wooden Relic, Wooden Shield</text:p>
      <text:p text:style-name="P1"><text:tab/><text:tab/>Abilities to Learn based on player's spirit. <text:s/>Requires a Relic to cast:</text:p>
      <text:p text:style-name="P1"><text:tab/><text:tab/><text:tab/>- Heal</text:p>
      <text:p text:style-name="P1"><text:tab/><text:tab/><text:tab/>- Curse</text:p>
      <text:p text:style-name="Preformatted_20_Text"/>
      <text:p text:style-name="P1"><text:tab/>- Achemist - Focuses on the mind and body. <text:s/>Abilities learned are centered around healing and improving. <text:s/>Initially Internally Chaotic</text:p>
      <text:p text:style-name="P1"><text:tab/><text:tab/>Starting Equipment:</text:p>
      <text:p text:style-name="P1"><text:tab/><text:tab/><text:tab/>- Acolyte Garb, Wooden Shield, White Stone, Flouchard</text:p>
      <text:p text:style-name="P1"><text:tab/><text:tab/>Starting Abilities:</text:p>
      <text:p text:style-name="P1"><text:tab/><text:tab/><text:tab/>- Heal salve</text:p>
      <text:p text:style-name="P1"><text:tab/><text:tab/><text:tab/>- Cure salve</text:p>
      <text:p text:style-name="Preformatted_20_Text"/>
      <text:p text:style-name="P1"><text:tab/>- Shaman - Focuses on spirituality and mysticism. <text:s/>Those who train as shaman start with some of the benefits of both Alchemists and Curates. <text:s/>While they excel at neither, they are more versatile than both. <text:s/>Initially Balanced</text:p>
      <text:p text:style-name="P1"><text:tab/><text:tab/>Starting Equiment:</text:p>
      <text:p text:style-name="P1"><text:tab/><text:tab/><text:tab/>- Apprentice Garb, Short Spear, White Stone, Wooden Relic, Boss Shield</text:p>
      <text:p text:style-name="P1"><text:tab/><text:tab/>Starting Abilities:</text:p>
      <text:p text:style-name="P1"><text:tab/><text:tab/><text:tab/>- Heal (DF)</text:p>
      <text:p text:style-name="P1"><text:tab/><text:tab/><text:tab/>- Smoke Vial (Alc)</text:p>
      <text:p text:style-name="Preformatted_20_Text"/>
      <text:p text:style-name="P1"><text:tab/>- Rogue - Focuses on Stealth and agility. <text:s/>Abilities learned will aid in evasaion and movement. Initially Internally Chaotic</text:p>
      <text:p text:style-name="P1"><text:tab/><text:tab/>Starting Equipment:</text:p>
      <text:p text:style-name="P1"><text:tab/><text:tab/><text:tab/>- Cuir Bouilli Set, Dagger, Throwing Knives</text:p>
      <text:p text:style-name="P1"><text:tab/><text:tab/>Starting Rogue Abilities:</text:p>
      <text:p text:style-name="P1"><text:tab/><text:tab/><text:tab/>- Lock Picking</text:p>
      <text:p text:style-name="P1"><text:tab/><text:tab/><text:tab/>- Stealth</text:p>
      <text:p text:style-name="Preformatted_20_Text"/>
      <text:p text:style-name="P1"><text:tab/>- Brigand - Focuses on strength and cunning. <text:s/>These well trained bandits have some rogue skills but has decent combat prowess as well. Initially Outwardly Chaotic</text:p>
      <text:p text:style-name="P1"><text:tab/><text:tab/>Starting Equipment:</text:p>
      <text:p text:style-name="P1"><text:tab/><text:tab/><text:tab/>- Brigandine Set, Club, Dagger</text:p>
      <text:p text:style-name="P1"><text:soft-page-break/><text:tab/><text:tab/>Starting Abilities:</text:p>
      <text:p text:style-name="P1"><text:tab/><text:tab/><text:tab/>- Haggling</text:p>
      <text:p text:style-name="P1"><text:tab/><text:tab/><text:tab/>- Stealth</text:p>
      <text:p text:style-name="P1"><text:tab/><text:tab/><text:tab/>- Back Attacking</text:p>
      <text:p text:style-name="Preformatted_20_Text"/>
      <text:p text:style-name="P1"><text:tab/>- Necromancer - Focuses on the mind and soul. <text:s/>The necromancer is an offshoot of the runecastor. <text:s/>Adept at magic and starts off with a few necromancer abilities that otherwise could not be learned until much later in the game. <text:s/>Note that most necromancer abilities have a health cost as well as mana cost. <text:s/>Initially Chaotic</text:p>
      <text:p text:style-name="P1"><text:tab/><text:tab/>Starting Equipment:</text:p>
      <text:p text:style-name="P1"><text:tab/><text:tab/><text:tab/>- Acolyte Garb, wand, Flouchard, dagger</text:p>
      <text:p text:style-name="P1"><text:tab/><text:tab/>Starting Abilities:</text:p>
      <text:p text:style-name="P1"><text:tab/><text:tab/><text:tab/><text:tab/>Number of Spells that can be learned is limited by the player's focus and spirit.</text:p>
      <text:p text:style-name="P1"><text:tab/><text:tab/><text:tab/>- Draw Mana</text:p>
      <text:p text:style-name="P1"><text:tab/><text:tab/><text:tab/>- Summon Skeleton</text:p>
      <text:p text:style-name="Preformatted_20_Text"/>
      <text:p text:style-name="P1"><text:tab/>- Rune Knight - Balances sword and magic. <text:s/>The Mage Knight great physical abilities and suppliments with some magic. <text:s/>Initially Internal</text:p>
      <text:p text:style-name="P1"><text:tab/><text:tab/>Starting Equipment:</text:p>
      <text:p text:style-name="P1"><text:tab/><text:tab/><text:tab/>- Scale Armor set, Rapier, Wand, Kite Shield</text:p>
      <text:p text:style-name="P1"><text:tab/><text:tab/>Starting Abilities:</text:p>
      <text:p text:style-name="P1"><text:tab/><text:tab/><text:tab/>- Fire Bolt</text:p>
      <text:p text:style-name="P1"><text:tab/><text:tab/></text:p>
      <text:p text:style-name="P1"><text:tab/><text:tab/>--== Optional Classes ==--</text:p>
      <text:p text:style-name="Preformatted_20_Text"/>
      <text:p text:style-name="P1"><text:tab/>- Templar - A holy knight. <text:s/>The Templar is adept at combat as well as some knowledge of divine favors. <text:s/>Initially Lawful.</text:p>
      <text:p text:style-name="P1"><text:tab/><text:tab/>Starting Equipment:</text:p>
      <text:p text:style-name="P1"><text:tab/><text:tab/><text:tab/>- Ring Mail set, Long Sword, Wood Relic, Heater Shield</text:p>
      <text:p text:style-name="P1"><text:tab/><text:tab/>Starting Abilities:</text:p>
      <text:p text:style-name="P1"><text:tab/><text:tab/><text:tab/>- Body Control</text:p>
      <text:p text:style-name="P1"><text:tab/><text:tab/><text:tab/>- Bless</text:p>
      <text:p text:style-name="Preformatted_20_Text"/>
      <text:p text:style-name="P1"><text:tab/>- Assassin - A rogue with some knowledge of poisons and deadly knowledge of anatomy. <text:s/>Initially Outwardly Chaotic.</text:p>
      <text:p text:style-name="P1"><text:tab/><text:tab/>Starting Equipment:</text:p>
      <text:p text:style-name="P1"><text:tab/><text:tab/><text:tab/>- Leather Scale Set, Rapier, Parry Dagger, Throwing Knives, White Stone.</text:p>
      <text:p text:style-name="P1"><text:tab/><text:tab/>Starting Abilities:</text:p>
      <text:p text:style-name="P1"><text:tab/><text:tab/><text:tab/>- Stealth, Parry, Back Attack</text:p>
      <text:p text:style-name="P1"><text:tab/><text:tab/><text:tab/>- Poison Blade</text:p>
      <text:p text:style-name="Preformatted_20_Text"/>
      <text:p text:style-name="P1"><text:tab/>- Dark Knight - A dangerous mix of combat skills and knowledge of the dark arts. <text:s/>Initially Lawful.</text:p>
      <text:p text:style-name="P1"><text:tab/><text:tab/>Starting Equipment:</text:p>
      <text:p text:style-name="P1"><text:tab/><text:tab/><text:tab/>- Laminate Armor Set, War Scythe, Ivory Wand.</text:p>
      <text:p text:style-name="P1"><text:tab/><text:tab/>Starting Abilities:</text:p>
      <text:p text:style-name="P1"><text:tab/><text:tab/><text:tab/>- Demon Skull</text:p>
      <text:p text:style-name="P1"><text:tab/></text:p>
      <text:p text:style-name="P1"><text:tab/>- Vagrant</text:p>
      <text:p text:style-name="P1"><text:tab/>- Soldier</text:p>
      <text:p text:style-name="P1"><text:tab/>- Trickster</text:p>
      <text:p text:style-name="P1"><text:tab/>- Warlock</text:p>
      <text:p text:style-name="P1"><text:tab/>- Berserker</text:p>
      <text:p text:style-name="Preformatted_20_Text"/>
      <text:p text:style-name="P1">How Abilities will work</text:p>
      <text:p text:style-name="P1"><text:tab/>Spells / Divine Favors / Alchemy - Are equipped item base. <text:s/>You need to have an item equipped in order to use any of them. <text:s/>"Attacking" with the equipped item will cast the spell/favor/transmutation. <text:s/>Use of draws mana. <text:s/>Alchemy also uses up a base item. <text:s/>If you do not have the Mana / Items needed. <text:s/>Nothing will happen.</text:p>
      <text:p text:style-name="P1"><text:tab/>There is a limted Number of Spells that can be equipped at any one time. <text:s/>Depending on your stats. <text:s/>The equipped spells can be changed from player menus.</text:p>
      <text:p text:style-name="Preformatted_20_Text"/>
      <text:p text:style-name="P1"><text:tab/>Skills - Are context Based</text:p>
      <text:p text:style-name="P1"><text:tab/><text:tab/>Stealth - Always Active - Increases effect when Guarding</text:p>
      <text:p text:style-name="P1"><text:soft-page-break/><text:tab/><text:tab/>Movements (Blink / Tumble / Bound) - Triggered when movement is Double-Tapped</text:p>
      <text:p text:style-name="P1"><text:tab/><text:tab/>Object Specific (Pocket Picking / Lock Picking / Climbing) - When player Interacts with a viable target, it will activate. <text:s/>If there is more than one option that can be used (Pick Lock, Search For Traps, Magic Key) a menu will pop up with the available options (numbered for quick access).</text:p>
      <text:p text:style-name="P1"><text:tab/><text:tab/>Parry - Special - Unlocks alternate action with some shields / equipment.</text:p>
      <text:p text:style-name="P1"><text:tab/><text:tab/>Vital Strike - Context Sensitive - When opponent is stunned / unaware it may trigger</text:p>
      <text:p text:style-name="P1"><text:tab/><text:tab/>Backstab - When attacking an opponent from behind it may trigger</text:p>
      <text:p text:style-name="P1"><text:tab/><text:tab/></text:p>
      <text:p text:style-name="P1">--== Skills ==--</text:p>
      <text:p text:style-name="P1"><text:tab/>Each Class will start the player off with some skills. <text:s/>In game, anyone can learn any skill regardless of starting class (same for spells) as long as they meet the requirements. <text:s/>In Game skills are learned from Mentor NPCs. <text:s/>They will only teach you if you are in friendly standing, have the required stats and equipment (if necessary) and in some cases, are aligned accordingly.</text:p>
      <text:p text:style-name="P1"><text:tab/>Note that some skills require the player to sacrifice an Element Rune or Aspect Rune. <text:s/>This makes skills (and spells) that use the same rune mutually exclusive.</text:p>
      <text:p text:style-name="P1"><text:tab/>A player is limited by the number of skills that can be learned by the player's Focus. <text:s/>There is also a hard limit on the number of skills &amp; spells that a player can learn. <text:s/>Use of a skill will train their related attributes and cost stamina. <text:s/>Some skills are dependant on equipment in order to function.</text:p>
      <text:p text:style-name="P1"><text:tab/><text:tab/></text:p>
      <text:p text:style-name="P1"><text:tab/><text:tab/>Combat Skills - Based off of the player's Strength and Endurance.</text:p>
      <text:p text:style-name="P1"><text:tab/><text:tab/><text:tab/>-<text:tab/>Body Control - Basic - Ability that reduces the amount of physical damage sustained when struck. Always Active when idle or guarding.</text:p>
      <text:p text:style-name="P1"><text:tab/><text:tab/><text:tab/>- Vital Strike - Basic - Chance of scoring a critical hit. <text:s/>Increased when striking stun enemies or from behind.</text:p>
      <text:p text:style-name="P1"><text:tab/><text:tab/><text:tab/>- Lunge - Basic - Extra Reach when using a stabbing weapon.</text:p>
      <text:p text:style-name="P1"><text:tab/><text:tab/><text:tab/>- Parry - Basic - Ability to deflect an incoming attacking with a shield or weapon. <text:s/>When timed right, stuns attacker for a brief period. <text:s/>Must have a weapon with the parry action or a shield with the deflect action.</text:p>
      <text:p text:style-name="P1"><text:tab/><text:tab/><text:tab/>- Reposte - Advanced - Requires either Parry or Shield Fighting - Immediately follow up a success parry / deflect with a critical strike.</text:p>
      <text:p text:style-name="P1"><text:tab/><text:tab/><text:tab/>- Disarm - Advanced - Chance to make opponent drop weapon when parrying.</text:p>
      <text:p text:style-name="P1"><text:tab/><text:tab/><text:tab/>- Quick Fire - Basic - Decrease the recovery time after a bow shot.</text:p>
      <text:p text:style-name="P1"><text:tab/><text:tab/><text:tab/>- Footwork - Basic - Reduce the stamina drain from performing physical attacks and dodges.</text:p>
      <text:p text:style-name="P1"><text:tab/><text:tab/><text:tab/>- Shield Fighting - Basic - Increases the effectiveness of shields. <text:s/>Unlocks Deflection with some shields, Bash with others.</text:p>
      <text:p text:style-name="P1"><text:tab/><text:tab/><text:tab/>- Heavy Weapon Fighter - Advanced - Increase the effectiveness of using 2 Handed weapons.</text:p>
      <text:p text:style-name="P1"><text:tab/><text:tab/><text:tab/>- Binding Strike - Advanced - Gain the advantage when you strike an attacking opponent (increases chances your attack will strike first).</text:p>
      <text:p text:style-name="P1"><text:tab/><text:tab/><text:tab/>- Quick Recovery - Advanced - Recover from Stun faster.</text:p>
      <text:p text:style-name="P1"><text:tab/><text:tab/><text:tab/>- Guard Breaking - Advanced - Increases the Stun Effect when attacks are blocked. <text:s/>Reduces chances of getting parried.</text:p>
      <text:p text:style-name="P1"><text:tab/><text:tab/><text:tab/>- Eagle Eye - Advanced - Increases the player's targetting range.</text:p>
      <text:p text:style-name="P1"><text:tab/><text:tab/><text:tab/>- Long Shot - Advanced - Increases the distance of your ranged weaponry.</text:p>
      <text:p text:style-name="P1"><text:tab/><text:tab/><text:tab/>- Trick Shot - Advanced - Makes it possible to bounce an arrow off of a wall. <text:s/>Will only bounce once.</text:p>
      <text:p text:style-name="P1"><text:tab/><text:tab/><text:tab/>- Tracking - <text:s/>Advanced – Shows the trails of monsters to the player.</text:p>
      <text:p text:style-name="P1"><text:tab/><text:tab/></text:p>
      <text:p text:style-name="P1"><text:tab/><text:tab/>Rogue Skills - Based off of the player's Dexterity and Agility.</text:p>
      <text:p text:style-name="P1"><text:tab/><text:tab/><text:tab/>- Lock Picking - Basic - Chance to open doors/ chests that are locked. <text:s/>Based on your dex. - Requires lock picks</text:p>
      <text:p text:style-name="P1"><text:tab/><text:tab/><text:tab/>- Pocket Picking - Basic - Ability to steal an item from an unaware NPC or monster. <text:s/>Success is based on Dex. <text:s/>If it fails, it will make the target hostile.</text:p>
      <text:p text:style-name="P1"><text:tab/><text:tab/><text:tab/>- Knife Throwing - Basic - Increases the accuracy and range of knife throwing based on dexterity.</text:p>
      <text:p text:style-name="P1"><text:tab/><text:tab/><text:tab/>- Below the Belt - Increases Chance of stun when attacking unaware foes.</text:p>
      <text:p text:style-name="P1"><text:tab/><text:tab/><text:tab/>- Haggling - Basic - Reduces Shop Prices.</text:p>
      <text:p text:style-name="P1"><text:tab/><text:tab/><text:tab/>- Stealth - Basic - Decrease the range to which you are noticed.</text:p>
      <text:p text:style-name="P1"><text:tab/><text:tab/><text:tab/>- Climbing - Basic - Able to climb up some tiles...</text:p>
      <text:p text:style-name="P1"><text:tab/><text:tab/><text:tab/>- Trap Sensing - Basic - Floor tiles/ doors/ chests may glow when you approach if they are trapped.</text:p>
      <text:p text:style-name="P1"><text:tab/><text:tab/><text:tab/>- Back Attack - Basic - When striking from behind, chance to deal critical damage.</text:p>
      <text:p text:style-name="P1"><text:tab/><text:tab/><text:tab/>- Brawler - Advanced - Reduce the chance of getting stunned when hit.</text:p>
      <text:p text:style-name="P1"><text:soft-page-break/><text:tab/><text:tab/><text:tab/>- Trap Disarming - Advanced - Action next to a trap. <text:s/>Alter the mechanism of a known trap to prevent it from going off.</text:p>
      <text:p text:style-name="P1"><text:tab/><text:tab/><text:tab/>- Tumbling - Advanced - Gain the ability to roll left/right. <text:s/>Greatly increases chance of dodging a hit. (double tab left/right)</text:p>
      <text:p text:style-name="P1"><text:tab/><text:tab/><text:tab/>- Wall Tap - Advanced - Reveal the tile on the oposide of a wall.</text:p>
      <text:p text:style-name="P1"><text:tab/><text:tab/><text:tab/>- Bounding - Advanced - Ability to hop over a tile. <text:s/>With high agility, it can be 2 tiles. <text:s/>Can't move through (or over) solid tiles. (double tap forward)</text:p>
      <text:p text:style-name="P1"><text:tab/><text:tab/><text:tab/>- Hind Sight - Advanced - Ability to perceive behind you, greatly reducing the chances of getting back stabbed or attacked from behind in any way.</text:p>
      <text:p text:style-name="P1"><text:tab/><text:tab/><text:tab/>- Secret Sight - Advanced - Ability to notice secret doors passively. <text:s/>When nearing them, they glow.</text:p>
      <text:p text:style-name="Preformatted_20_Text"/>
      <text:p text:style-name="Preformatted_20_Text"/>
      <text:p text:style-name="P1">--== Magic ==--</text:p>
      <text:p text:style-name="P1"><text:tab/>There are 4 areas of spells: Magic, Necromancy, Divine Favors and Alchemy. <text:s/>Each require a different Catalyst item in order to cast / invoke the spell.</text:p>
      <text:p text:style-name="P1"><text:tab/><text:tab/>Magic - Based on Focus. <text:s/>Uses the most Mana. <text:s/>Non-elemental and elemental spells. <text:s/>Increased Focus increases the number of spells that can be learned.</text:p>
      <text:p text:style-name="P1"><text:tab/><text:tab/><text:tab/>- Force Bolt - Starting - Basic Ranged Magical Attack. <text:s/>Magical non-elemental. <text:s/>Has knock back.</text:p>
      <text:p text:style-name="P1"><text:tab/><text:tab/><text:tab/>- Magic Shield - Starting - Activated - Chance to block incoming damage, reduces damage sustained by a small amount.</text:p>
      <text:p text:style-name="P1"><text:tab/><text:tab/><text:tab/>- Focus - Starting (cannot be learned in game) - Burn Stamina for Mana.</text:p>
      <text:p text:style-name="P1"><text:tab/><text:tab/><text:tab/>- Magic Key - Basic - Works like lock picking, but based on Focus.</text:p>
      <text:p text:style-name="P1"><text:tab/><text:tab/><text:tab/>- Fire Bolt - Basic - Similar to Force Bolt, but deal fire damage.</text:p>
      <text:p text:style-name="P1"><text:tab/><text:tab/><text:tab/>- Lamp - Basic - Creates a light source around the player. <text:s/>Provides light that does not need to be carried.</text:p>
      <text:p text:style-name="P1"><text:tab/><text:tab/><text:tab/>- Magic Tether – Seeks items that are out of reach and returns them to the player</text:p>
      <text:p text:style-name="P1"><text:tab/><text:tab/><text:tab/>- Resistance - Advanced - Decreases Damage Sustained from Physical Attacks.</text:p>
      <text:p text:style-name="P1"><text:tab/><text:tab/><text:tab/>- Pillar of Rock - Summon a stone spike from below your target. <text:s/>Leaves the Pillar in place for a time blocking movement.</text:p>
      <text:p text:style-name="P1"><text:tab/><text:tab/><text:tab/>- Water Jet - Shoot a stream of projectiles at target that pushes enemy back.</text:p>
      <text:p text:style-name="P1"><text:tab/><text:tab/><text:tab/>- Tornado - Create a tornado entity that will damage and stun those within range.</text:p>
      <text:p text:style-name="P1"><text:tab/><text:tab/><text:tab/>- Fire Rain - Summon a downpour of sticky burning death. <text:s/>Random spots within range of the player will cause fire damage.</text:p>
      <text:p text:style-name="P1"><text:tab/><text:tab/><text:tab/>- Ball Lightning - Fire a slow moving projectile that arcs damage to nearby enemies.</text:p>
      <text:p text:style-name="P1"><text:tab/><text:tab/><text:tab/>- Sunburst - Holy Rune - Creates a blinding flash that deals Holy damage to everyone in the area and stuns those nearby.</text:p>
      <text:p text:style-name="P1"><text:tab/><text:tab/><text:tab/>- Shadow Flare - Shadow Rune - Toss a handfull of shards of shadow at your target. <text:s/>They explode dealing shadow magic damage.</text:p>
      <text:p text:style-name="P1"><text:tab/><text:tab/><text:tab/>- Spirit Ray - Spirit Rune - Deal Damage to your target even through walls.</text:p>
      <text:p text:style-name="P1"><text:tab/><text:tab/><text:tab/>- Entangle - Nature Rune - Nearby Enemies become entangled with roots and vines. <text:s/>They cannot move, but may be able to attack. <text:s/></text:p>
      <text:p text:style-name="P1"><text:tab/><text:tab/><text:tab/>- Blink - Dimension Rune - While Active, anything that hits you has a chance of having no effect.</text:p>
      <text:p text:style-name="Preformatted_20_Text"/>
      <text:p text:style-name="P1"><text:tab/><text:tab/>Necromancy - Based on Focus and Spirit. <text:s/>Uses Mana and many spells require a nearby corpse to work. <text:s/>There are items that allow the use of both Magic and Necromancy. <text:s/>Necromancy spells gain a small bonus if the player is Chaotic. <text:s/>There is a limit to the number of summoned creates that can be active at once.</text:p>
      <text:p text:style-name="P1"><text:tab/><text:tab/><text:tab/>- Draw Mana - Recover mana from the recently deceased.</text:p>
      <text:p text:style-name="P1"><text:tab/><text:tab/><text:tab/>- Summon Skeleton - Create a low level minion that will help you fight. <text:s/>It does not scale with power, but is always useful as a distraction. <text:s/>Does not needs a nearby dead body to summon.</text:p>
      <text:p text:style-name="P1"><text:tab/><text:tab/><text:tab/>- Hide - Basic - Become Very Hard to see. <text:s/>If you move or act, the spell is cancelled.</text:p>
      <text:p text:style-name="P1"><text:tab/><text:tab/><text:tab/>- Demon Skull - Basic - Projectile that deals shadow magic damage. and ignores walls.</text:p>
      <text:p text:style-name="P1"><text:tab/><text:tab/><text:tab/>- Summon Zombie - Basic - Lives longer than a skeleton and its stats will improve with the castor's focus. <text:s/>Needs a nearby dead body to summon.</text:p>
      <text:p text:style-name="P1"><text:tab/><text:tab/><text:tab/>- Fire Wraith - Fire Rune - Summon a small wraith that follows closely providing light. <text:s/>Fire wraith lasts a long time and will deal fire damage to anything that gets close to you.</text:p>
      <text:p text:style-name="P1"><text:tab/><text:tab/><text:tab/>- Chain Lightning - Lightning Rune - Lightning will jump between multiple enemies as long as they are nearby.</text:p>
      <text:p text:style-name="P1"><text:tab/><text:tab/><text:tab/>- Summon Spector - Advanced - Wind Rune - Lives longer. <text:s/>Deals magic damage, very strong to <text:soft-page-break/>physical damage, but very week to magic damage. <text:s/>Holy damage kills it very quickly. <text:s/>Needs a nearby dead body to summon.</text:p>
      <text:p text:style-name="P1"><text:tab/><text:tab/><text:tab/>- Summon Lich - Advanced - Water Rune - Has a ranged attack that deals shadow magic damage. <text:s/>Weak to Holy. <text:s/>Needs a nearby dead body to summon.</text:p>
      <text:p text:style-name="P1"><text:tab/><text:tab/><text:tab/>- Summon Bone Golem - Advanced - Earth Rune - Has a ton of health, deals physical damage. <text:s/>Resistant to all types of damage. <text:s/>Less resistant to holy. <text:s/>Needs at least two nearby bodies to summon.</text:p>
      <text:p text:style-name="P1"><text:tab/><text:tab/><text:tab/>- Plague Cloud - Advanced - Shadow Rune - Creates a cloud that causes plague to any in its range.</text:p>
      <text:p text:style-name="P1"><text:tab/><text:tab/><text:tab/>- Raise Dead - Holy Rune - Advanced - Revive a fallen monster as your thrall. <text:s/>It counts towards your undead limit and you can only make one at a time, but will last until it falls.</text:p>
      <text:p text:style-name="P1"><text:tab/><text:tab/><text:tab/>- Entrhall - Spirit Rune - Gain control of nearby undead.</text:p>
      <text:p text:style-name="P1"><text:tab/><text:tab/><text:tab/>- Gateway to the Underworld - Dimension Rune - Open a portal, from which multiple undead can be summoned.</text:p>
      <text:p text:style-name="Preformatted_20_Text"/>
      <text:p text:style-name="P1"><text:tab/><text:tab/>Divine Favors - Based on Spirit and Karma. <text:s/>Uses Mana and many spells increase in power if the player is aligned towards their racial affinity.</text:p>
      <text:p text:style-name="P1"><text:tab/><text:tab/><text:tab/>- Heal - Starting - Use Mana to restore health</text:p>
      <text:p text:style-name="P1"><text:tab/><text:tab/><text:tab/>- Curse - Starting - Give a minor stat penalty to your target.</text:p>
      <text:p text:style-name="P1"><text:tab/><text:tab/><text:tab/>- Bless - Basic - Improve the quality of equipped weapon.</text:p>
      <text:p text:style-name="P1"><text:tab/><text:tab/><text:tab/>- Bane - Basic - Area Effect Damages all nearby undead.</text:p>
      <text:p text:style-name="P1"><text:tab/><text:tab/><text:tab/>- Slow - Basic - <text:s/>Targeted monster has reduced movement and action speed.</text:p>
      <text:p text:style-name="P1"><text:tab/><text:tab/><text:tab/>- Aura - Advanced - Prevents Area effect draining.</text:p>
      <text:p text:style-name="P1"><text:tab/><text:tab/><text:tab/>- Regenerate – Advanced – Increases the rate at which health is regained.</text:p>
      <text:p text:style-name="P1"><text:tab/><text:tab/><text:tab/>- Holy Water - Water Rune - Projectile that explodes dealing Holy Damage. <text:s/>Bonus damage vs the undead and fire elementals</text:p>
      <text:p text:style-name="P1"><text:tab/><text:tab/><text:tab/>- Water of Life – Water Rune <text:s/>- Heals a great amount of lost health.</text:p>
      <text:p text:style-name="P1"><text:tab/><text:tab/><text:tab/>- Nature's Flame – Fire Rune – Creates a bloom of fire at the feat of <text:s/>the target. <text:s/>Flame lasts for a few seconds.</text:p>
      <text:p text:style-name="P1"><text:tab/><text:tab/><text:tab/>- Righteous Flame - Fire Rune - Create a pillar of fire in front of you or at your target's feet.</text:p>
      <text:p text:style-name="P1"><text:tab/><text:tab/><text:tab/>- Call Lightning - Lightning Rune - Outside Only - Deal massive lightning damage to target.</text:p>
      <text:p text:style-name="P1"><text:tab/><text:tab/><text:tab/>- Quake - Earth Rune - Stun those standing around you.</text:p>
      <text:p text:style-name="P1"><text:tab/><text:tab/><text:tab/>- Breath of God - Air Rune - Remove all status effects.</text:p>
      <text:p text:style-name="P1"><text:tab/><text:tab/><text:tab/>- Banish - Spirit Rune - Targeted Undead sustains a ton of damage, chance of instant kill. <text:s/>Non-Undead are merely pushed.</text:p>
      <text:p text:style-name="P1"><text:tab/><text:tab/><text:tab/>- Death Cloud - Shadow Rune - Create a cloud that deals shadow damage to all within its radius.</text:p>
      <text:p text:style-name="P1"><text:tab/><text:tab/><text:tab/>- Shadow Blade - Shadow Rune - Your weapon will deal Shadow Damage. <text:s/>Amount of bonus is proportional to player's chaotic nature.</text:p>
      <text:p text:style-name="P1"><text:tab/><text:tab/><text:tab/>- Radiance - Holy Rune - Deal Holy Damage to all in a range to the player</text:p>
      <text:p text:style-name="P1"><text:tab/><text:tab/><text:tab/>- Blade of Light - Holy Rune - Your weapon will deal Holy damage. <text:s/>Amount of bonus is proportional to player's Lawfulness</text:p>
      <text:p text:style-name="P1"><text:tab/><text:tab/><text:tab/>- Purification - Nature Rune - Removes all Poison / Sickness from self.</text:p>
      <text:p text:style-name="P1"><text:tab/><text:tab/><text:tab/>- Revive – Nature Rune – While active, the player will regain half life at zero health, preventing death.</text:p>
      <text:p text:style-name="P1"><text:tab/><text:tab/><text:tab/>- Heaven's Gate - Dimension Rune - Deal Massive Holy Damage to those around you. <text:s/>Damage dealt is based on player's karma. <text:s/>With aligned Karma, the player will also be healed. <text:s/>With poorly aligned karma, the player may sustain damage as well.</text:p>
      <text:p text:style-name="Preformatted_20_Text"/>
      <text:p text:style-name="P1"><text:tab/><text:tab/>Alchemy - Based on Focus and Dexterity. <text:s/>Uses a little Mana and requires the use of an Alchemy Component. <text:s/>Some Alchemy potions can be saved for later use, others must be used when created (cast). <text:s/>The Number of Formula that a player can learn is limited by the player's Focus.</text:p>
      <text:p text:style-name="P1"><text:tab/><text:tab/><text:tab/>- Activation – Starting Skill – When Using Alchemy, gain a bonus effect.</text:p>
      <text:p text:style-name="P1"><text:tab/><text:tab/><text:tab/>- Heal salve - Starting - Use an "Herb" to heal damage</text:p>
      <text:p text:style-name="P1"><text:tab/><text:tab/><text:tab/>- Purge salve - Basic - Use an "Herb" to remove poison</text:p>
      <text:p text:style-name="P1"><text:tab/><text:tab/><text:tab/>- Cure salve - Starting - Use an "Herb" to remove sickness</text:p>
      <text:p text:style-name="P1"><text:tab/><text:tab/><text:tab/>- Mana salve - Basic - Use 2 "herbs" to recover some mana</text:p>
      <text:p text:style-name="P1"><text:tab/><text:tab/><text:tab/>- Healing Potion - Advanced - Use an Alchemy Base to heal more damage</text:p>
      <text:p text:style-name="P1"><text:tab/><text:tab/><text:tab/>- Fire Bomb - Advanced - Use an alchemy base to make an item that can be thrown for minor damage.</text:p>
      <text:p text:style-name="P1"><text:tab/><text:tab/><text:tab/>- Poison Blade - Basic - Use and "Herb" to add poison damage to your weapon for a time.</text:p>
      <text:p text:style-name="P1"><text:tab/><text:tab/><text:tab/>- Smoke Vial - Basic - Use an "Herb" to create a concoction that will great a n area of smoke.</text:p>
      <text:p text:style-name="P1"><text:tab/><text:tab/><text:tab/>- Vemon Blade - Advanced - use an Alchemy Base to add high levels of poison to a blade.</text:p>
      <text:p text:style-name="P1"><text:soft-page-break/><text:tab/><text:tab/><text:tab/>- Plague Blade - Advanced - use an aclhemy base to add sickness to an attack.</text:p>
      <text:p text:style-name="P1"><text:tab/><text:tab/><text:tab/>- Mana Potion - Water Rune - Use an "Alchemy Base"</text:p>
      <text:p text:style-name="P1"><text:tab/><text:tab/><text:tab/>- Vacuum Bomb - Air Rune - Use an "Alchemy Base". Area affect damage, pulls everything towards the explosion.</text:p>
      <text:p text:style-name="P1"><text:tab/><text:tab/><text:tab/>- Fire Blade - Fire Rune - Use an "Alchemy Base". <text:s/>Sets weapon on fire, dealing extra fire damage.</text:p>
      <text:p text:style-name="P1"><text:tab/><text:tab/><text:tab/>- Hard Armor - Earth Rune - Use an "Alchemy Base". Grows Rocks all over your armor for increased defense temporarily.</text:p>
      <text:p text:style-name="P1"><text:tab/><text:tab/><text:tab/>- Speed Potion - Lightning Rune - Use an "Alchemy Base". Increase your movement and action speed for a time.</text:p>
      <text:p text:style-name="P1"><text:tab/><text:tab/><text:tab/>- Shadow Potion - Shadow Rune - Use an "Alchemy Base". <text:s/>Become Invisibile for a time. <text:s/>(Like having very high stealth).</text:p>
      <text:p text:style-name="P1"><text:tab/><text:tab/><text:tab/>- Bomb of Light - Holy Rune - Use an "Alchemy Base". <text:s/>Throw a potion at your target. <text:s/>It explodes dealing holy damage in a radius.</text:p>
      <text:p text:style-name="P1"><text:tab/><text:tab/><text:tab/>- Elixer - Holy Rune - Use an Alchemy Base. <text:s/>Recover All health.</text:p>
      <text:p text:style-name="P1"><text:tab/><text:tab/><text:tab/>- Escape Potion - Dimension Rune - Use an "Alchemy Base". <text:s/>Teleport to the last town you visited.</text:p>
      <text:p text:style-name="P1"><text:tab/><text:tab/><text:tab/>- Transmute - Dimension Rune - Use an alchemy base. <text:s/>Hit an minor enemy and turn them into something.... else. <text:s/>Will not work on stronger opponents.</text:p>
      <text:p text:style-name="Preformatted_20_Text"/>
      <text:p text:style-name="Preformatted_20_Text"/>
      <text:p text:style-name="P1">Power Runes:</text:p>
      <text:p text:style-name="P1"><text:tab/>There are NPCs in each realm that can work with Runes to different effects.</text:p>
      <text:p text:style-name="P1"><text:tab/>- Grace shards - Used to improve a player's attribute. <text:s/>Somewhat common drop. <text:s/>Reward for challenges. <text:s/>Can be used to improve the player's attributes. <text:s/>The higher the player's attributes, the more Grace rune shards are needed.</text:p>
      <text:p text:style-name="P1"><text:tab/><text:tab/>- Deft Rune - Growth Rune that can only be applied to Dexterity and Agility</text:p>
      <text:p text:style-name="P1"><text:tab/>- Fire Rune - Gained from a Sub Boss in Avalon</text:p>
      <text:p text:style-name="P1"><text:tab/>- Water Rune - Gained from a Sub Boss in Lemuria</text:p>
      <text:p text:style-name="P1"><text:tab/>- Earth- Gained from a Sub Boss in Mua</text:p>
      <text:p text:style-name="P1"><text:tab/>- Lightning - Gained from a sub-boss in Ys</text:p>
      <text:p text:style-name="P1"><text:tab/>- Wind - Gained from a Sub Boss in Attalan</text:p>
      <text:p text:style-name="P1"><text:tab/>- Shadow - Gained from the Sovereign of Attalan</text:p>
      <text:p text:style-name="P1"><text:tab/>- Holy - Gained from the Sovereign of Avalon</text:p>
      <text:p text:style-name="P1"><text:tab/>- Dimension - Gained from the Sovereign of Lemuria</text:p>
      <text:p text:style-name="P1"><text:tab/>- Spirit - Gained from the Sovereign of Ys</text:p>
      <text:p text:style-name="P1"><text:tab/>- Nature - Gained from the Sovereign of Mua</text:p>
      <text:p text:style-name="P1"><text:tab/>- Master - Gained from the Emperor</text:p>
      <text:p text:style-name="P1"><text:tab/>- Mistress - Gained from the Traitor</text:p>
      <text:p text:style-name="P1"><text:tab/><text:tab/></text:p>
      <text:p text:style-name="P1">Monster List:</text:p>
      <text:p text:style-name="P1"><text:tab/>There will be repaints / minor alterations to distinguish between similar monsters. <text:s/>Most of the monsters in the game will be based off of the player model.</text:p>
      <text:p text:style-name="P1"><text:tab/><text:tab/>- Soldiers - Guards in most towns. <text:s/>Only hostile if the player attacks someone in town. <text:s/>All based off of player equipment.</text:p>
      <text:p text:style-name="P1"><text:tab/><text:tab/>- Vampire Slaves - Using poor equipment, they serve as food better than defense.</text:p>
      <text:p text:style-name="P1"><text:tab/><text:tab/>- Vampire Soldier - Using the Chainmail set of armor. They have a minor health drain. <text:s/>Demon like wings sprout from their backs.</text:p>
      <text:p text:style-name="P1"><text:tab/><text:tab/>- Satyr - Half man half goat. <text:s/>They are common in the Mountains. <text:s/>Some cast basic magics.</text:p>
      <text:p text:style-name="P1"><text:tab/><text:tab/>- *Minotaurs - large man / bull hybrids live in the mountain caverns and mines. <text:s/>often weilding heavy weaponry.</text:p>
      <text:p text:style-name="P1"><text:tab/><text:tab/>- *Wolf - Vary in size and color from Common to Dire.</text:p>
      <text:p text:style-name="P1"><text:tab/><text:tab/>- *Bear - Animal will not attack unless approached. <text:s/>Very powerful.</text:p>
      <text:p text:style-name="P1"><text:tab/><text:tab/>- *Werewolf - Wolf / Man Hybrids - Vary in size and ferocity.</text:p>
      <text:p text:style-name="P1"><text:tab/><text:tab/>- Werewolf Elite - Able to use equipment and sporting Bat like wings.</text:p>
      <text:p text:style-name="P1"><text:tab/><text:tab/>- *Wyvern - Flying poisonous lizards. <text:s/>distantly related to dragons.</text:p>
      <text:p text:style-name="P1"><text:tab/><text:tab/>- Cultists - Donning robes and varying in degree of mutation from normal looking to Mind Flaying</text:p>
      <text:p text:style-name="P1"><text:tab/><text:tab/>- *Fallen Cultists - Mind Flayers</text:p>
      <text:p text:style-name="P1"><text:tab/><text:tab/>- *Writhing Mutations - More tentacles than anything else.</text:p>
      <text:p text:style-name="P1"><text:tab/><text:tab/>- Elder Ones - Equipped like a player, sporting fish like wings.</text:p>
      <text:p text:style-name="P1"><text:tab/><text:tab/>- Holy Knights - On duty in the battlements - Equipped with heavy armors shields and weaponry</text:p>
      <text:p text:style-name="P1"><text:tab/><text:tab/>- Archers - Equipped with light armor and ranged weapons. <text:s/>Commonly on the battlements</text:p>
      <text:p text:style-name="P1"><text:soft-page-break/><text:tab/><text:tab/>- Templar - Equipped with Fine armor and weapons. <text:s/>Sporting signs of divine corruption.</text:p>
      <text:p text:style-name="P1"><text:tab/><text:tab/>- Wing Knights - Donning angelic wings weilding spears of light. <text:s/>These are the elite guard of the Holy Church.</text:p>
      <text:p text:style-name="P1"><text:tab/><text:tab/>- *Skeleton - Walking skeletons</text:p>
      <text:p text:style-name="P1"><text:tab/><text:tab/>- *Zombie - Slow moving unarmed undead.</text:p>
      <text:p text:style-name="P1"><text:tab/><text:tab/>- *Wraiths - Translucent spirits. <text:s/>Immune to physical harm. <text:s/>They Vary in color and skill set.</text:p>
      <text:p text:style-name="P1"><text:tab/><text:tab/>- Undead Warriors - Equipped like a player. <text:s/>Slow moving, hard to kill.</text:p>
      <text:p text:style-name="P1"><text:tab/><text:tab/>- *Revenant - Sporting bone wings and light weaponry. <text:s/>They have a draining attack.</text:p>
      <text:p text:style-name="P1"><text:tab/><text:tab/>- *Gnuvi - A walking abomination. <text:s/>It has an area effect draining ability.</text:p>
      <text:p text:style-name="P1"><text:tab/><text:tab/>- *Bone Golem - Summoned by a Necromancer. <text:s/>A hulking mass of bones</text:p>
      <text:p text:style-name="P1"><text:tab/><text:tab/>-<text:tab/>Shadow Lord - Has complete mastery over the Vampire's curse. <text:s/>Weild powerful magic and is equipped with shadow damaging weapons.</text:p>
      <text:p text:style-name="P1"><text:tab/><text:tab/><text:tab/>- *Wind Guardian - A giant clockwork golem powered by its spinning turbines.</text:p>
      <text:p text:style-name="P1"><text:tab/><text:tab/><text:tab/><text:tab/>-<text:tab/>*The Hydra - A multi-headed Snake that will regenerate unless burned.</text:p>
      <text:p text:style-name="P1"><text:tab/><text:tab/>- Holy Lord - Has lost himself completely to the riteous blind fury of the light. <text:s/>He weilds a powerful glowing spear and has command of divine favors. <text:s/>His constant healing makes him very hard to beat.</text:p>
      <text:p text:style-name="P1"><text:tab/><text:tab/><text:tab/>-<text:tab/>Flame Knight - A once devout follower of the order. To prove his faith he consumed the Rune of Fire and became the living Immolation. <text:s/></text:p>
      <text:p text:style-name="P1"><text:tab/><text:tab/><text:tab/><text:tab/>-<text:tab/>The Magistrate - Devout follower of the Order. <text:s/>He is a skilled swordsman with the best equipment.</text:p>
      <text:p text:style-name="P1"><text:tab/><text:tab/>- Nature Lord - The Nature Lord has lost his mind to the werewolf's curse. <text:s/>In trade he possesses immense strength and ferocity. <text:s/>His savage claws and rapid health regneration make him very hard to defeat.</text:p>
      <text:p text:style-name="P1"><text:tab/><text:tab/><text:tab/>-<text:tab/>*Crystal Titan - This giant animated statue has nearly impenetrable skin. </text:p>
      <text:p text:style-name="P1"><text:tab/><text:tab/><text:tab/><text:tab/>- The Savage Wolf - Staying in full wolf form for too long, the brother of the Nature Lord is as mindless as his brother. <text:s/></text:p>
      <text:p text:style-name="P1"><text:tab/><text:tab/>- Dimension Lord - Tapping into the knowledge of the higher dimensions brought him the attention of the elder god. <text:s/>He has been devoured and in his place is the seed of the world'd destruction. <text:s/>This Avatar of the Old One melts in and out of our plane of existence making it very difficult to score a hit.</text:p>
      <text:p text:style-name="P1"><text:tab/><text:tab/><text:tab/>- *Kraken - All children of the deep hear the call of the old one. <text:s/>This massive beast has been empowered with the water rune to better serve the old one.<text:tab/></text:p>
      <text:p text:style-name="P1"><text:tab/><text:tab/><text:tab/><text:tab/>- Fallen Avatar - An early attempt at communing with the old one spawned this shadow of the old one. <text:s/>It moves like a dimension walker, though is not as strong. </text:p>
      <text:p text:style-name="P1"><text:tab/><text:tab/>- Spirit Lord - The Undying Lord cannot be killed. <text:s/>Each time his body is destroyed another will rise to take its place. <text:s/>His soul has been bound to a massive crystal in the heart of the tower. <text:s/>Once the crystal is destroyed, he will fall easily.</text:p>
      <text:p text:style-name="P1"><text:tab/><text:tab/><text:tab/>- *Flesh Golem - Stiched together from the remains of fallen warriors and fueled by the power of the lightning rune, this hulking behemoth will be difficult to stop.</text:p>
      <text:p text:style-name="P1"><text:tab/><text:tab/><text:tab/><text:tab/>-<text:tab/>*The Lich - A tortured spirit embodies the vision of death. <text:s/>It will summon other undead to its aid.</text:p>
      <text:p text:style-name="P1"><text:tab/><text:tab/>-<text:tab/>Traitor - Master of all 5 elements, she rains down storm and death.</text:p>
      <text:p text:style-name="P1"><text:tab/><text:tab/>- Emperor - Weilding the power of the five aspects, he moves with speed and strikes with unstoppable power.</text:p>
      <text:p text:style-name="Preformatted_20_Text"/>
      <text:p text:style-name="P1">Status:</text:p>
      <text:p text:style-name="P1"><text:tab/>These are temporary afflictions that will pass over time</text:p>
      <text:p text:style-name="P1"><text:tab/>- Stun - Cannot move until action is over.</text:p>
      <text:p text:style-name="P1"><text:tab/>- Slow - movement and actions slowed down. <text:s/>Effects of physical activities diminished</text:p>
      <text:p text:style-name="P1"><text:tab/>- Bleeding - Lose health until patched</text:p>
      <text:p text:style-name="P1"><text:tab/>- Sick - Stats lowered until well</text:p>
      <text:p text:style-name="P1"><text:tab/>- Blind - Unable to see screen goes black. <text:s/>Things still active.</text:p>
      <text:p text:style-name="P1"><text:tab/>- Poisoned - Lose Health until cured. <text:s/>Lose health / action.</text:p>
      <text:p text:style-name="P1"><text:tab/>- Burning - Lose Health Rapidly until cured / it goes out. </text:p>
      <text:p text:style-name="Preformatted_20_Text"/>
      <text:p text:style-name="P1">Traits:</text:p>
      <text:p text:style-name="P1"><text:tab/>These are permenant afflictions that can be removed only through special means:</text:p>
      <text:p text:style-name="P1"><text:tab/>- Teleportitis - Mostly gained through corruption, randomly will change the player's position to somewhere else.</text:p>
      <text:p text:style-name="P1"><text:tab/>- Teleport Control - When teleportitis triggers, it allows the player to pick a location.</text:p>
      <text:p text:style-name="P1"><text:tab/>- Corruption - Various events will cause corruptions, from some types of monsters to traps. <text:s/>The Effects of Corruption will cause different mutations (similar to traits, but dependant on corruption). <text:s/>Mutations are unique to each race.</text:p>
      <text:p text:style-name="P1"><text:tab/>- Water Breathing - Able to move through water tiles.</text:p>
      <text:p text:style-name="P1"><text:soft-page-break/><text:tab/>- Flight - Needed to get to the Floating Island. <text:s/>High levels of corruption give this. <text:s/>Can be used to span large gaps. </text:p>
      <text:p text:style-name="Preformatted_20_Text"/>
      <text:p text:style-name="P1">Mutations:</text:p>
      <text:p text:style-name="P1"><text:tab/>Mutations are a concern for the player depending on their race and location. <text:s/>Cursed monsters have a chance of passing along their curse to the player if they match the affected race. <text:s/>Some mutations are benefitial, others are not. <text:s/>All mutations are perminent.</text:p>
      <text:p text:style-name="P1"><text:tab/><text:tab/>Vampire: Attalantians</text:p>
      <text:p text:style-name="P1"><text:tab/><text:tab/><text:tab/><text:tab/>Mutations are stronger at Night.</text:p>
      <text:p text:style-name="P1"><text:tab/><text:tab/><text:tab/>Boons:</text:p>
      <text:p text:style-name="P1"><text:tab/><text:tab/><text:tab/><text:tab/>Drain Life - Successful melee hits will drain health back to the player</text:p>
      <text:p text:style-name="P1"><text:tab/><text:tab/><text:tab/><text:tab/>Smoke Form - Increases ability to dodge attacks. <text:s/>Can move through some barriers. <text:s/>This gives unique access to Alucard's Mansion.</text:p>
      <text:p text:style-name="P1"><text:tab/><text:tab/><text:tab/><text:tab/>Flight - Grows Demon Wings</text:p>
      <text:p text:style-name="P1"><text:tab/><text:tab/><text:tab/><text:tab/>Night Vision - No need to carry a light source.</text:p>
      <text:p text:style-name="P1"><text:tab/><text:tab/><text:tab/>Curses:</text:p>
      <text:p text:style-name="P1"><text:tab/><text:tab/><text:tab/><text:tab/>Abhor Light - Weakened during the day.</text:p>
      <text:p text:style-name="P1"><text:tab/><text:tab/><text:tab/><text:tab/>Shadow Aspect - Sustain increased damage from Holy,</text:p>
      <text:p text:style-name="P1"><text:tab/><text:tab/><text:tab/><text:tab/>Hunger - Lose health when you have not fed in a while.</text:p>
      <text:p text:style-name="Preformatted_20_Text"/>
      <text:p text:style-name="P1"><text:tab/><text:tab/>Werewolf: Muans</text:p>
      <text:p text:style-name="P1"><text:tab/><text:tab/><text:tab/><text:tab/>Werewolf mutations are strong with the phases of the moon.</text:p>
      <text:p text:style-name="P1"><text:tab/><text:tab/><text:tab/>Boons:</text:p>
      <text:p text:style-name="P1"><text:tab/><text:tab/><text:tab/><text:tab/>Animal Strength - Improves the strength and endurance bonuses of the player</text:p>
      <text:p text:style-name="P1"><text:tab/><text:tab/><text:tab/><text:tab/>Tough Hide - Increases Protection</text:p>
      <text:p text:style-name="P1"><text:tab/><text:tab/><text:tab/><text:tab/>Hard to Kill - Passive regen when low on health.</text:p>
      <text:p text:style-name="P1"><text:tab/><text:tab/><text:tab/><text:tab/>Flight - Grows Bat wings</text:p>
      <text:p text:style-name="P1"><text:tab/><text:tab/><text:tab/>Curses:</text:p>
      <text:p text:style-name="P1"><text:tab/><text:tab/><text:tab/><text:tab/>Blind Rage - Lose control of the player for a time (randomly at night).</text:p>
      <text:p text:style-name="P1"><text:tab/><text:tab/><text:tab/><text:tab/>Feral Mind - Lose the ability to cast spells for a time (randomly at night).</text:p>
      <text:p text:style-name="P1"><text:tab/><text:tab/><text:tab/><text:tab/>Animal form - Lose the ability to weild weapons during the full moon.</text:p>
      <text:p text:style-name="Preformatted_20_Text"/>
      <text:p text:style-name="P1"><text:tab/><text:tab/>Revenant: Yseans</text:p>
      <text:p text:style-name="P1"><text:tab/><text:tab/><text:tab/><text:tab/>Mutations are stronger during celestial alignments. (about every 10 days)</text:p>
      <text:p text:style-name="P1"><text:tab/><text:tab/><text:tab/>Boons:</text:p>
      <text:p text:style-name="P1"><text:tab/><text:tab/><text:tab/><text:tab/>Spirit Leech - Successful attacks drain mana back to the player</text:p>
      <text:p text:style-name="P1"><text:tab/><text:tab/><text:tab/><text:tab/>Undying - Health can be reduced far below zero before the player succumbs to death.</text:p>
      <text:p text:style-name="P1"><text:tab/><text:tab/><text:tab/><text:tab/>Ethereal Eyes - Ability to see through illusions.</text:p>
      <text:p text:style-name="P1"><text:tab/><text:tab/><text:tab/><text:tab/>Ethereal Form - Ability to move through illusory barriers. <text:s/>Needed to access the Castle Laboritory. <text:s/>Decreased damage from physical sources.</text:p>
      <text:p text:style-name="P1"><text:tab/><text:tab/><text:tab/><text:tab/>Flight - Grows Ghostly wings</text:p>
      <text:p text:style-name="P1"><text:tab/><text:tab/><text:tab/>Curses:</text:p>
      <text:p text:style-name="P1"><text:tab/><text:tab/><text:tab/><text:tab/>Failing Body - Lose natural health regen</text:p>
      <text:p text:style-name="P1"><text:tab/><text:tab/><text:tab/><text:tab/>Walking Spirit - sustain increased damage from magic sources.</text:p>
      <text:p text:style-name="P1"><text:tab/><text:tab/><text:tab/><text:tab/>Lost Soul - decreases focus.</text:p>
      <text:p text:style-name="Preformatted_20_Text"/>
      <text:p text:style-name="P1"><text:tab/><text:tab/>Shiggoth: Lemurians</text:p>
      <text:p text:style-name="P1"><text:tab/><text:tab/><text:tab/><text:tab/>Mutations are stronger during eclipse (lunar / solar)</text:p>
      <text:p text:style-name="P1"><text:tab/><text:tab/><text:tab/>Boons:</text:p>
      <text:p text:style-name="P1"><text:tab/><text:tab/><text:tab/><text:tab/>Dimensional Sight - See through walls.</text:p>
      <text:p text:style-name="P1"><text:tab/><text:tab/><text:tab/><text:tab/>Phasing Strike - Greatly increase the player's ability to hit with melee</text:p>
      <text:p text:style-name="P1"><text:tab/><text:tab/><text:tab/><text:tab/>Dimensional Alignment - Ability to move through some tiles / control Dimensional walk. <text:s/>Needed to gain access to the Sunken Temple</text:p>
      <text:p text:style-name="P1"><text:tab/><text:tab/><text:tab/><text:tab/>Flight - Grows Aquatic Wings</text:p>
      <text:p text:style-name="P1"><text:tab/><text:tab/><text:tab/>Curses:</text:p>
      <text:p text:style-name="P1"><text:tab/><text:tab/><text:tab/><text:tab/>Out of Phase - Unable to use equipment during eclips</text:p>
      <text:p text:style-name="P1"><text:tab/><text:tab/><text:tab/><text:tab/>Dimensional Walk - Movement appears to be like teleportation only withoutcontrol over it.</text:p>
      <text:p text:style-name="P1"><text:tab/><text:tab/><text:tab/><text:tab/>Existential Being - Sustain increased damage from Holy and Magical Sources.</text:p>
      <text:p text:style-name="P1"><text:tab/><text:tab/><text:tab/><text:tab/></text:p>
      <text:p text:style-name="P1"><text:tab/><text:tab/>Angel: Avalonians</text:p>
      <text:p text:style-name="P1"><text:soft-page-break/><text:tab/><text:tab/><text:tab/><text:tab/>Mutations are stronger during the day</text:p>
      <text:p text:style-name="P1"><text:tab/><text:tab/><text:tab/>Boons:</text:p>
      <text:p text:style-name="P1"><text:tab/><text:tab/><text:tab/><text:tab/>Faith - Gain bonuses to Spirit.</text:p>
      <text:p text:style-name="P1"><text:tab/><text:tab/><text:tab/><text:tab/>Grace - Increases Mana regeneration rate.<text:tab/></text:p>
      <text:p text:style-name="P1"><text:tab/><text:tab/><text:tab/><text:tab/>Radiance - Project the majesty of the divine. <text:s/>No need to carry light. <text:s/>Able to pass through holy barriers.</text:p>
      <text:p text:style-name="P1"><text:tab/><text:tab/><text:tab/><text:tab/>Flight - Wings of an Angel</text:p>
      <text:p text:style-name="P1"><text:tab/><text:tab/><text:tab/>Curses:</text:p>
      <text:p text:style-name="P1"><text:tab/><text:tab/><text:tab/><text:tab/>Abhor Darkness - Become Weaker at Night and to shadow damage.</text:p>
      <text:p text:style-name="P1"><text:tab/><text:tab/><text:tab/><text:tab/>Spiritual Being - Presence on this plane is difficult. <text:s/>Maximum health and stamina are diminished.</text:p>
      <text:p text:style-name="P1"><text:tab/><text:tab/><text:tab/><text:tab/>Divine Judgement - Attacks against Holy Beings results in the player losing health.</text:p>
      <text:p text:style-name="Preformatted_20_Text"/>
      <text:p text:style-name="P1">World Objects:</text:p>
      <text:p text:style-name="P1"><text:tab/>Doors - Shut / Open / Locked / trapped - In the way while unopen. <text:s/>If a player has a trap sensing ability, the door will glow.</text:p>
      <text:p text:style-name="P1"><text:tab/>Destructibles - Can be destroyed, some have immunities to certain types of attacks</text:p>
      <text:p text:style-name="P1"><text:tab/>Obstacles - Just in the way - rocks, fences, rubble, trees, etc.</text:p>
      <text:p text:style-name="P1"><text:tab/>Travel Runes - Once activated, player can travel directly to them from the world map.</text:p>
      <text:p text:style-name="P1"><text:tab/>Stairs/Entrences - Portals to other levels / world map.</text:p>
      <text:p text:style-name="P1"><text:tab/>Chests - can be opened / locked / trapped - Contain items + treasure.</text:p>
      <text:p text:style-name="P1"><text:tab/>Scaling Points - tiles that a player can use climbing or flight from to get to other places.</text:p>
      <text:p text:style-name="P1"><text:tab/>Traps - Hidden on a tile. <text:s/>If a player has a trap sensing ability active, it will glow.</text:p>
      <text:p text:style-name="P1"><text:tab/><text:tab/>- Trigger - Sets off another trap</text:p>
      <text:p text:style-name="P1"><text:tab/><text:tab/>- Damage trap - Deal a type of damage when stepped on</text:p>
      <text:p text:style-name="P1"><text:tab/><text:tab/>- Warp trap - instantly move player to a different position and may deal damage.</text:p>
      <text:p text:style-name="P1"><text:tab/><text:tab/>- Projectile trap - Shoots a projectile in a set direction</text:p>
      <text:p text:style-name="P1"><text:tab/><text:tab/>- Monster Generator - Creates a monster when there is nothing on top of it.</text:p>
      <text:p text:style-name="P1"><text:tab/><text:tab/>- Status effect - Gives the player a status effect.</text:p>
      <text:p text:style-name="P1"><text:tab/><text:tab/>- Drain Trap - Saps the stamina / mana from the player</text:p>
      <text:p text:style-name="P1"><text:tab/><text:tab/>- Pit - after getting out of it, you cannot walk through the tile without taking damage. <text:s text:c="2"/>Avoided with teleporting, flight and acrobatics</text:p>
      <text:p text:style-name="Preformatted_20_Text"/>
      <text:p text:style-name="Preformatted_20_Text"/>
      <text:p text:style-name="P1">World Inhabitants:</text:p>
      <text:p text:style-name="P1"><text:tab/>Shopkeepers - Mostly found above ground. <text:s/>Do NOT attack them. <text:s/>They do not forget. <text:s/>Will have a list of items that are sold.</text:p>
      <text:p text:style-name="P1"><text:tab/>Peasants - The oppressed masses that live in the various lands. <text:s/>Very few remain near where the player will travel. <text:s/>Will have dialog as object data. <text:s/>Can be conditional.</text:p>
      <text:p text:style-name="P1"><text:tab/>Rune Forgers - Special Smiths that can use the Power Runes to enhance / Change a weapon.</text:p>
      <text:p text:style-name="P1"><text:tab/>Alchemists - Researchers who can use the power of the runes to discover new formulae. <text:s/>They also sell potions and formulae.</text:p>
      <text:p text:style-name="P1"><text:tab/>NPCs - Similar to the player, <text:s/>Normally non-hostile. <text:s/>Can provide Information for the player.</text:p>
      <text:p text:style-name="P1"><text:tab/>Enemy PCs - Similarly to the player, normally hostile. <text:s/>Can provide good loot.</text:p>
      <text:p text:style-name="P1"><text:tab/>Monsters - Vary from realm to realm. <text:s/>Increase in strength the farther into the world you travel.</text:p>
      <text:p text:style-name="Preformatted_20_Text"/>
      <text:p text:style-name="P1">Special NPCs</text:p>
      <text:p text:style-name="P1"><text:tab/>- The Apothecary - Lives in the Low town and tends to the sick and weak.</text:p>
      <text:p text:style-name="P1"><text:tab/><text:tab/>- teaches and sells basic alchemy</text:p>
      <text:p text:style-name="P1"><text:tab/>- The Alchemist - Refused to leave Toben when it fell. <text:s/>He is now a lost spirit. <text:s/>If he is found wandering the swamp, he will return to his workshop in Ys</text:p>
      <text:p text:style-name="P1"><text:tab/><text:tab/>- Teaches advanced Alchemy</text:p>
      <text:p text:style-name="P1"><text:tab/>- The Mage - Has a shop in the town in Attalan</text:p>
      <text:p text:style-name="P1"><text:tab/><text:tab/>- Teaches Basic Magic to those with the reqs.</text:p>
      <text:p text:style-name="P1"><text:tab/>- The Wizard - Has a Tower in the Mountains. <text:s/>Only the most adept at magic will be able to get to it.</text:p>
      <text:p text:style-name="P1"><text:tab/><text:tab/>- Will teach advanced magic provide training.</text:p>
      <text:p text:style-name="P1"><text:tab/>- The Old Witch - Ragana - Lives in a hut outside the lost town in Ys. <text:s/>She teaches basic necromancer spells.</text:p>
      <text:p text:style-name="P1"><text:tab/>- The Rune Weaver - Lives in Lemura - Able to upgrade mantles with metals.</text:p>
      <text:p text:style-name="P1"><text:tab/>- The Necromancer - Lives at the top of the necromancer's tower along the boarder to Attalan and Ys. <text:s/>Hidden deep in the swamp.</text:p>
      <text:p text:style-name="P1"><text:tab/><text:tab/>- Teaches Necromancy Spells to those who suite the requirements</text:p>
      <text:p text:style-name="P1"><text:soft-page-break/><text:tab/><text:tab/>- Drops the Scythe if killed.</text:p>
      <text:p text:style-name="P1"><text:tab/>- The Priest - Lives in the Avalon City.</text:p>
      <text:p text:style-name="P1"><text:tab/><text:tab/>- Teaches basic Divine Favors</text:p>
      <text:p text:style-name="P1"><text:tab/>- The Druid - Lives in the Forrest Glade.</text:p>
      <text:p text:style-name="P1"><text:tab/><text:tab/>- Teaches more advanced Divine Favors</text:p>
      <text:p text:style-name="P1"><text:tab/>- The Hermit</text:p>
      <text:p text:style-name="P1"><text:tab/><text:tab/>- Hidden in the mountains of Attalan, this once devout follower of the order of light has chosen to live along after learning the true nature of the Sovereign. <text:s/>He is willing to break with the order and teach the higher arts (Element and Aspect Rune) to those with the spirit to comprehend it.</text:p>
      <text:p text:style-name="P1"><text:tab/>- Journeyman Smith - Lives with the Nomads of the Plains.</text:p>
      <text:p text:style-name="P1"><text:tab/><text:tab/>- Provides basic weapon upgrades.</text:p>
      <text:p text:style-name="P1"><text:tab/>- Master Smith - Has a workshop in the Valley.</text:p>
      <text:p text:style-name="P1"><text:tab/><text:tab/>- Provides Greater weapon upgrades.</text:p>
      <text:p text:style-name="P1"><text:tab/>- Rune Forger - Jailed in the dungeons below Avalon. <text:s/>He needs to be freed from his rune forged chains before he can do work for the player.</text:p>
      <text:p text:style-name="P1"><text:tab/><text:tab/>- provides the most advanced weapon upgrades / fusion with runes.</text:p>
      <text:p text:style-name="P1"><text:tab/>- The Blade Master - Former Captain of the Guard at the Keep, now lives in the low town a disgrace. <text:s/>Will teach Basic Combat Skills.</text:p>
      <text:p text:style-name="P1"><text:tab/>- The Standard Bearer - Legendary Defender of the Crown, when the land of Avalon was still ruled by the royal family. <text:s/>He has been kept in the dungeons below the city and forgotten. <text:s/>If rescued he will be able to teach advanced combat skills.</text:p>
      <text:p text:style-name="P1"><text:tab/>- The Chief Thief - The Thieves guild is located in the low town. <text:s/>Basic Rogue Skills can be learned / Trained here. <text:s/>If you can find it.</text:p>
      <text:p text:style-name="P1"><text:tab/>- The Master Assassin - The Assassin's guild is located in the Lemurian City. <text:s/>Will teach alchemy poisons, advanced roque skills and training. <text:s/>If it can be found.</text:p>
      <text:p text:style-name="Preformatted_20_Text"/>
      <text:p text:style-name="P1">Level Types:</text:p>
      <text:p text:style-name="P1">Open - Open Area, obstacles added - by design</text:p>
      <text:p text:style-name="P1">maze - enclosed area tunnels and rooms generated by algorithm</text:p>
      <text:p text:style-name="P1">World - Open terrain, with selectable areas to explore.</text:p>
      <text:p text:style-name="Preformatted_20_Text"/>
      <text:p text:style-name="P1">Level Structure:</text:p>
      <text:p text:style-name="P1"><text:tab/>Top down view</text:p>
      <text:p text:style-name="P1"><text:tab/>Static background Images represent the floor.</text:p>
      <text:p text:style-name="P1"><text:tab/>For Interiors:</text:p>
      <text:p text:style-name="P1"><text:tab/><text:tab/>A solid wall texture is applied marking all area that cannot be traversed.</text:p>
      <text:p text:style-name="P1"><text:tab/><text:tab/>This area is then subtracted from to create interior areas that can be moved through.</text:p>
      <text:p text:style-name="P1"><text:tab/><text:tab/>Consists of:</text:p>
      <text:p text:style-name="P1"><text:tab/><text:tab/><text:tab/>Rooms - Rectangular Subtractions for open area combat</text:p>
      <text:p text:style-name="P1"><text:tab/><text:tab/><text:tab/>Corridors - Pathways that link rooms together (linear hallways, or curves)</text:p>
      <text:p text:style-name="P1"><text:tab/><text:tab/><text:tab/>Stairs - Link levels up and down</text:p>
      <text:p text:style-name="P1"><text:tab/><text:tab/><text:tab/>Exits - Link levels laterally.</text:p>
      <text:p text:style-name="P1"><text:tab/>For Exteriors:</text:p>
      <text:p text:style-name="P1"><text:tab/><text:tab/><text:tab/>Buildings - Inverse of rooms. <text:s/>Border is impassable, but may have a door. <text:s/>Interior is hollow.</text:p>
      <text:p text:style-name="P1"><text:tab/><text:tab/><text:tab/>Stairs - same as above</text:p>
      <text:p text:style-name="P1"><text:tab/><text:tab/><text:tab/>Edges - Links to the world map or other levels.</text:p>
      <text:p text:style-name="P1"><text:tab/><text:tab/><text:tab/><text:tab/><text:tab/><text:tab/></text:p>
      <text:p text:style-name="Preformatted_20_Text"/>
      <text:p text:style-name="P1">Realms to Explore:</text:p>
      <text:p text:style-name="P1"><text:tab/>The Continent of Aster on the world of Nemesis is home to five great nations. <text:s/>Each of the nations has been at war with the others for generations until recently. <text:s/>All conquered and united under the banner of the Great Emperor. <text:s/>Each of the lands is under the control of one of the sovereigns who answer only to the Great Emperor. <text:s/>Under the harsh rule of the Soveriegns and the Great Emperor, the people suffer. <text:s/>Harsh taxation and brutal laws keep the people low while they are beseiged on all sides from monsters who now roam the lands.</text:p>
      <text:p text:style-name="P1"><text:tab/>Any talk of revolt has been met with swift and cruel military action and public executions. <text:s/>One town has been made an example of. <text:s/>Rather than the use of military, it was abandonned by the military and overwhelmed by the monsters. <text:s/>This lost village of Toben now serves as a reminder to all that revolt will not be tolerated. <text:s/></text:p>
      <text:p text:style-name="Preformatted_20_Text"/>
      <text:p text:style-name="P1">Vampire - Home to vampires and demons</text:p>
      <text:p text:style-name="P1"><text:tab/>Hillside Towns and <text:s/>mountain strongholds</text:p>
      <text:p text:style-name="P1"><text:tab/><text:tab/>Wind * Shadow</text:p>
      <text:p text:style-name="P1"><text:soft-page-break/><text:tab/><text:tab/>Pride</text:p>
      <text:p text:style-name="P1">Undead - Home to spirits and the walking dead</text:p>
      <text:p text:style-name="P1"><text:tab/>Swamplands and villages</text:p>
      <text:p text:style-name="P1"><text:tab/><text:tab/>Lightning * Spirit</text:p>
      <text:p text:style-name="P1"><text:tab/><text:tab/>Envy</text:p>
      <text:p text:style-name="P1">Werewolf - Home to wolves and beasts of nature</text:p>
      <text:p text:style-name="P1"><text:tab/>Great Plains and Caverns</text:p>
      <text:p text:style-name="P1"><text:tab/><text:tab/>Earth * Nature</text:p>
      <text:p text:style-name="P1"><text:tab/><text:tab/>Sloth</text:p>
      <text:p text:style-name="P1">Holy Empire - Home to knights and fanatics</text:p>
      <text:p text:style-name="P1"><text:tab/>Cities and Dungeons</text:p>
      <text:p text:style-name="P1"><text:tab/><text:tab/>Fire * Holy</text:p>
      <text:p text:style-name="P1"><text:tab/><text:tab/>Wrath</text:p>
      <text:p text:style-name="P1">Lost Void - Home to nightmare creatures and abominations</text:p>
      <text:p text:style-name="P1"><text:tab/>Fishing village and catacombs</text:p>
      <text:p text:style-name="P1"><text:tab/><text:tab/>Water * Dimension</text:p>
      <text:p text:style-name="P1"><text:tab/><text:tab/>Gluttony</text:p>
      <text:p text:style-name="Preformatted_20_Text"/>
      <text:p text:style-name="P1">The Emporer - In a floating Island above the Lowlands</text:p>
      <text:p text:style-name="P1"><text:tab/>Prestine palaces</text:p>
      <text:p text:style-name="P1"><text:tab/><text:tab/>All Aspects</text:p>
      <text:p text:style-name="P1"><text:tab/><text:tab/>Greed</text:p>
      <text:p text:style-name="Preformatted_20_Text"/>
      <text:p text:style-name="P1">The Treasonous One - In the underworld Deep Below the Lowlands</text:p>
      <text:p text:style-name="P1"><text:tab/>Hellish Caverns</text:p>
      <text:p text:style-name="P1"><text:tab/><text:tab/>All Elements - In Demon Form</text:p>
      <text:p text:style-name="P1"><text:tab/><text:tab/>Lust</text:p>
      <text:p text:style-name="Preformatted_20_Text"/>
      <text:p text:style-name="P1"><text:tab/>Realm Level Breakdowns:</text:p>
      <text:p text:style-name="P1"><text:tab/>The Lowlands : Home to outcasts, refugees and criminals. <text:s/>Their land is not watched over by any Soveriegn.</text:p>
      <text:p text:style-name="P1"><text:tab/><text:tab/>The Low Town <text:s/>- Highly fortified settlement. <text:s/>This is where the player will begin his journey and respawn after death.</text:p>
      <text:p text:style-name="P1"><text:tab/><text:tab/><text:tab/>- Pawn Shop - Where the player can sell equipment and buy basic equipment</text:p>
      <text:p text:style-name="P1"><text:tab/><text:tab/><text:tab/>- Rune Gate - Where the player can travel instantly to any previously visited Rune Gates. <text:s/>This is where the player will respawn after meeting the Deity.</text:p>
      <text:p text:style-name="P1"><text:tab/><text:tab/><text:tab/>- Apothecary - Where the palyer can purchase basic healing item and learn basic alchemy if the player has the amount of focus needed and any of the catalyst stones.</text:p>
      <text:p text:style-name="P1"><text:tab/><text:tab/><text:tab/>- The Alter - Where the player can convert Grace into attributes.</text:p>
      <text:p text:style-name="P1"><text:tab/><text:tab/><text:tab/>- The Theives Guild - Access to the hidden meeting grounds requires at the least some means of gaining stealth.</text:p>
      <text:p text:style-name="Preformatted_20_Text"/>
      <text:p text:style-name="P1"><text:tab/>Attalan : home to the Shadow Lord.</text:p>
      <text:p text:style-name="P1"><text:tab/><text:tab/>Mountain Village (To be named)</text:p>
      <text:p text:style-name="P1"><text:tab/><text:tab/><text:tab/>Home to villagers and shopkeepers. <text:s/>Player can get info on the land and buy some rudimentary goods. <text:s/>This is one of the possible starting locations. <text:s/>The Travel Coaches have an office here that a player can use to book passage to other realms.</text:p>
      <text:p text:style-name="P1"><text:tab/><text:tab/><text:tab/>The Mountains - A large map of the area. <text:s/>Player can pick locations to explor (world map in adom). Home to roaving Satyrs and Soldiers.</text:p>
      <text:p text:style-name="P1"><text:tab/><text:tab/><text:tab/><text:tab/>Mountain Pass</text:p>
      <text:p text:style-name="P1"><text:tab/><text:tab/><text:tab/><text:tab/><text:tab/><text:tab/>- Minotaur and hobgoblin</text:p>
      <text:p text:style-name="P1"><text:tab/><text:tab/><text:tab/><text:tab/><text:tab/>Temple - Home to the first sub-boss : Chimera</text:p>
      <text:p text:style-name="P1"><text:tab/><text:tab/><text:tab/><text:tab/><text:tab/>Mines - Minotaur and vampire</text:p>
      <text:p text:style-name="P1"><text:tab/><text:tab/><text:tab/><text:tab/><text:tab/><text:tab/>Hell Forge - Sub-boss - Hydra</text:p>
      <text:p text:style-name="P1"><text:tab/><text:tab/><text:tab/><text:tab/><text:tab/><text:tab/>Citadel - Locked until both sub bosses are defeated - Vampire and Demons</text:p>
      <text:p text:style-name="P1"><text:tab/><text:tab/><text:tab/><text:tab/><text:tab/><text:tab/><text:tab/>Tower of the Shadow Lord - Vampire and Cyclops - Boss is the Shadow Lord</text:p>
      <text:p text:style-name="Preformatted_20_Text"/>
      <text:p text:style-name="P1"><text:tab/>Mua : Home to the Lord of the Plains</text:p>
      <text:p text:style-name="P1"><text:tab/><text:tab/>Nomad's Camp - The people of the plans migrate following herds of animals. <text:s/>With the rise of savage beasts they have been forced to remain in the hills and have not been able to hunt as they used to.</text:p>
      <text:p text:style-name="P1"><text:soft-page-break/><text:tab/><text:tab/><text:tab/>The great plains - The world map of the area. - Random wolves and Kobold encounters.</text:p>
      <text:p text:style-name="P1"><text:tab/><text:tab/><text:tab/><text:tab/>Netherwood - Forrest around the great Muan river. - Dire Wolves</text:p>
      <text:p text:style-name="P1"><text:tab/><text:tab/><text:tab/><text:tab/><text:tab/>Den of the Savage Wolf - Sub Boss - </text:p>
      <text:p text:style-name="P1"><text:tab/><text:tab/><text:tab/><text:tab/>Valley - Carved from the Muan river - Great Lizards and birdmen</text:p>
      <text:p text:style-name="P1"><text:tab/><text:tab/><text:tab/><text:tab/><text:tab/>Caverns - Were wolves - Sub-Boss</text:p>
      <text:p text:style-name="P1"><text:tab/><text:tab/><text:tab/><text:tab/><text:tab/>Great Canyon - Locked until the second sub boss is defeated</text:p>
      <text:p text:style-name="P1"><text:tab/><text:tab/><text:tab/><text:tab/><text:tab/><text:tab/>Vault of the Lord of the Plains - A vast Cave where the Sovereign resides.</text:p>
      <text:p text:style-name="Preformatted_20_Text"/>
      <text:p text:style-name="P1"><text:tab/>Lemuria : Home to the Lord of the Void</text:p>
      <text:p text:style-name="P1"><text:tab/><text:tab/>City of Dagon - The people of this port town are mere shells of life. <text:s/>Their minds have been fed upon by the dark one who rules over this land.</text:p>
      <text:p text:style-name="P1"><text:tab/><text:tab/><text:tab/>The Catacombs - Accessed from the village. <text:s/>The catacombs are home to the wandering insane and mutations from the deep that have wandered in.</text:p>
      <text:p text:style-name="P1"><text:tab/><text:tab/><text:tab/><text:tab/>Lost Hallways - Before the rise of the church of the elder gods, their cultist had to worship in secret. <text:s/>Here, deep beneath the city lies their ancient ritual sites.</text:p>
      <text:p text:style-name="P1"><text:tab/><text:tab/><text:tab/><text:tab/><text:tab/>The Heart of the Void - A great beast that once served as the vessel for the elder god, here on the mortal plain. <text:s/>It alone holds the key to the Dark Cathedral.</text:p>
      <text:p text:style-name="P1"><text:tab/><text:tab/><text:tab/>Cathedral of the Elder God - This derelict building was once an active place of worship for the God of the Lemurians. <text:s/>With their minds now gone, offered up to the Sovereign, the place has fallen into ruin. <text:s/>The building itself is a massive keep with twisted winding passageways. <text:s/>The Catherdral is now home to the wandering insane and Twisted Acolytes of the Elder God.</text:p>
      <text:p text:style-name="P1"><text:tab/><text:tab/><text:tab/><text:tab/>Tower of Dagon - Serves as bell tower and lighthouse for the town. <text:s/>Now home to the High Priest of the Elder God. <text:s/>Sub - Boss. Defeat of the High Priest will give the player access to the :</text:p>
      <text:p text:style-name="P1"><text:tab/><text:tab/><text:tab/><text:tab/><text:tab/>Island of Illusion - A small island that can be seen from the mainland, but no boats seem to be able to reach it. <text:s/>It appears to always be farther away.</text:p>
      <text:p text:style-name="P1"><text:tab/><text:tab/><text:tab/><text:tab/><text:tab/><text:tab/>Throne of the Lord of the Void - The Soveriegn of this land has become one with his twisted deity. <text:s/>His massive body is the island itself.</text:p>
      <text:p text:style-name="Preformatted_20_Text"/>
      <text:p text:style-name="P1"><text:tab/>Avalon : Home to the Lord of the Light</text:p>
      <text:p text:style-name="P1"><text:tab/><text:tab/>City of Avalon - The people of this once great city suffer under a totalitarian ruler. <text:s/>Every moment of the lives of the people is governed, from when they work, to whom they marry and when they are to worship. <text:s/>Any dissent is met with swift and public execution.</text:p>
      <text:p text:style-name="P1"><text:tab/><text:tab/><text:tab/>Battlements of Avalon - Massive walls and towers guard the great city of Avalon. <text:s/>Once designed to keep out invaders, they now are used to keep a watchful on the people of the city. <text:s/>The doors are open to the rest of the Empire, but few will chose to come. <text:s/>Patrolled by the Fanatical Soldiers of the Order of Light.</text:p>
      <text:p text:style-name="P1"><text:tab/><text:tab/><text:tab/><text:tab/>Avalon Keep - Sub-Boss - The Magistrate of Avalon keeps the people under control for the Sovereign.</text:p>
      <text:p text:style-name="P1"><text:tab/><text:tab/><text:tab/>Dungeons - Home to those awaiting trial and execution. <text:s/>The dungeon maze is patrolled by Soldiers and Legates of the Order.</text:p>
      <text:p text:style-name="P1"><text:tab/><text:tab/><text:tab/><text:tab/>Holy Monestary - Home to the most devout followers of the Soveriegns teachings. <text:s/>Zealots and Mad Monks roam the halls of the Monestery.</text:p>
      <text:p text:style-name="P1"><text:tab/><text:tab/><text:tab/><text:tab/><text:tab/>Inner Sanctum - Sub-boss - The High Priest of the Order of Light is a master of the Holy Power.</text:p>
      <text:p text:style-name="P1"><text:tab/><text:tab/><text:tab/><text:tab/><text:tab/><text:tab/>Palace of the Lord of the Light - The Holy Sovereign is A Holy Warrior of the Light. <text:s/>Winged and wielding a Spear of Pure light, few can stand against him and his fanatic ways.</text:p>
      <text:p text:style-name="Preformatted_20_Text"/>
      <text:p text:style-name="P1"><text:tab/>Ys : Home the Lord of the Undying</text:p>
      <text:p text:style-name="P1"><text:tab/><text:tab/>City of Ys - Once a great city of art and majesty. <text:s/>It has not been upkept. The town is filled with refugees from toben and has a very high crime rate.</text:p>
      <text:p text:style-name="P1"><text:tab/><text:tab/>Town of Toben - The town abandoned by the empire to the hoard of monsters that beseiged it. <text:s/>There are no living people here, merely spirits that cannot move on. <text:s/>The spirits can still be communicated with.</text:p>
      <text:p text:style-name="P1"><text:tab/><text:tab/><text:tab/>Dread Swamp - Home to Zombies and Skeletons. <text:s/>The winding banks of the swamp spread out for miles.</text:p>
      <text:p text:style-name="P1"><text:tab/><text:tab/><text:tab/><text:tab/>Asylum of Ys - Home to ghouls and spectors. <text:s/>The Asylum was once a place where those who suffered sickness of the mind could find care and compassion. <text:s/>It was not long after the rise of the Undying Sovereign that it was turned into a place of torture and experimentation.</text:p>
      <text:p text:style-name="P1"><text:tab/><text:tab/><text:tab/><text:tab/><text:tab/>Tower of Science - Home to the re-animated dead - Sub-Boss - Abomination, an animated patchwork corps of incredible strength.</text:p>
      <text:p text:style-name="P1"><text:tab/><text:tab/><text:tab/><text:tab/>Mausoleum - Half sunken in the heart of the swamp lies the once sacred burial chambers of the former rulers of this land. <text:s/>Now it is a twisted maze of angry spirits and the undead.</text:p>
      <text:p text:style-name="P1"><text:soft-page-break/><text:tab/><text:tab/><text:tab/><text:tab/><text:tab/>Death's Alter - Sub-Boss - Necromancer - A master of the arts that deal with life and death. <text:s/>A powerful spellcaster that holds the key to the Undying.</text:p>
      <text:p text:style-name="P1"><text:tab/><text:tab/><text:tab/><text:tab/><text:tab/><text:tab/>Tomb of the Undying - the center of the Mausoleum is where the Undying rules over the dead lands of Ys from. <text:s/>Beware this monster's soul sucking power.</text:p>
      <text:p text:style-name="Preformatted_20_Text"/>
      <text:p text:style-name="P1"><text:tab/>Floating Island of the Emperor - After the first Sovereign falls, the Floating island of the Emperor will come into view. <text:s/>Raised up above the clouds by the power of those under him, his power will wane as the lords fall. <text:s/>Upon the defeat of the last one, the island will be within reach.</text:p>
      <text:p text:style-name="P1"><text:tab/>To reach the island a player will need flight. <text:s/>Flight is one of the boons of corruption that each race can receive. <text:s/>There is also the artifact wings that can be found in the Pyramid of Ancient Emperor. <text:s/>Since most players will end up being horribly corrupted by the time the end game is available, that is probably not needed. <text:s/>If a player is going for the Pure ending, however, these wings are needed.</text:p>
      <text:p text:style-name="P1"><text:tab/><text:tab/>Palace of the High Emperor - Home to the High Guard Knights of the Emperor. <text:s/>At the top of the Palace seats the High Emperor. <text:s/>Invulnerable unless all of the Lords are defeated. <text:s/>He weilds great magical power and immense physical defense.</text:p>
      <text:p text:style-name="Preformatted_20_Text"/>
      <text:p text:style-name="P1"><text:tab/>Underworld of the Traitor - The Would be emperess. <text:s/>She was not satisfied with being the consort of the emperor. <text:s/>She desired more power and tried to assassinate him. <text:s/>Her coup was not successful and she was defeated. <text:s/>Already empowered by the emperor's dark power, she would not die completely. <text:s/>She retreated the underworld to plan for his downfall. <text:s/>If she is not defeated, the player will only get a bad ending.</text:p>
      <text:p text:style-name="P1"><text:tab/><text:tab/>Her realm becomes accessable only after all 5 sovereigns are defeated. <text:s/>It is in her land that the player can find the artifact wings to reach the emperor's island without corruption. <text:s/>The underworld is home to Demons who are empowered with elemental magic.</text:p>
      <text:p text:style-name="Preformatted_20_Text"/>
      <text:p text:style-name="P1"><text:tab/>Side Dungeons:</text:p>
      <text:p text:style-name="P1"><text:tab/><text:tab/>Tower of the Necromancer - Located near Attalantia and Ys</text:p>
      <text:p text:style-name="P1"><text:tab/><text:tab/>Wei Boyang's Workshop- Alchemist of Legend'</text:p>
      <text:p text:style-name="P1"><text:tab/><text:tab/>Assassin's Guild - A fortress of traps put together to test other assassins and keep those unworthy out. <text:s/>If you can get through it, you can join the ranks of the guild. <text:s/>They have hit requests....</text:p>
      <text:p text:style-name="P1"><text:tab/><text:tab/>Thief's Guild - Below the Low Town settlement. <text:s/>The first floor is the guild, however, something strange lies below....</text:p>
      <text:p text:style-name="P1"><text:tab/><text:tab/>Rune Forger's Workshop - When the forge was taken over by the Light Lord, the Rune Forger Scuttled his best equipment down a lavatube. <text:s/>To get the best equipment in the game, you will need to recover it in the lavatubes dowb below.</text:p>
      <text:p text:style-name="P1"><text:tab/><text:tab/>Sunken Temple - Located offshore of the Lemurian city. <text:s/>Only accessable when the player can teleport more than 4 spaces. <text:s/>This temple is the home the last Acolyte of the Elder One. <text:s/>He wields a powerful sword that attacks the very mind of the opponent. <text:s/>The temple has sunk below the waves and only pockets of air are moveable.</text:p>
      <text:p text:style-name="P1"><text:tab/><text:tab/>Alucard's Mansion - The Lavish home to a long dead royal. <text:s/>It is now the den of a powerful vampire. <text:s/>The boss of the mansion weilds a vampyric blade that takes the life's blood of all it cuts down.</text:p>
      <text:p text:style-name="P1"><text:tab/><text:tab/>The Cave of Trials - Hidden by illusion in the great plains. <text:s/>The Muans keep this cave as a sacred place where their best warriors can be tested.</text:p>
      <text:p text:style-name="P1"><text:tab/><text:tab/>Tomb of the Martyr - The Sacred burial chamber of one of the great heroes of Avalon. <text:s/>A great Paladin that slew many abominations in the name of the Holy One. <text:s/>The False Martyr once again walks this plane, a fallen angel blinded by the light it attacks all who would enter his domain.</text:p>
      <text:p text:style-name="P1"><text:tab/><text:tab/>Castle Laboritory - One of the Ysean of lore had set up this laboritory to research the secrets of life and death. <text:s/>It is now home to the fruits of his labor: abominations that are neither alive nore dead. <text:s/>Powered by lightning and unable to die. <text:s/>The Monster "Bolt" wields an Axe made from this science that attacks the very life force of the enemy.</text:p>
      <text:p text:style-name="P1"><text:tab/><text:tab/>The Underworld - Home to the Lost Sovereign</text:p>
      <text:p text:style-name="Preformatted_20_Text"/>
      <text:p text:style-name="P1">Programmatic Function:</text:p>
      <text:p text:style-name="P1"><text:tab/>Clip Mask:</text:p>
      <text:p text:style-name="P1"><text:tab/><text:tab/>Each level will have a clip mask, in the form of a polygon mesh.</text:p>
      <text:p text:style-name="P1"><text:tab/><text:tab/>The mesh will be built from the tile data and limited to outside edges only. <text:s/>This will be used to prevent players from moving into solid areas while allowing free movement (not constrained to discrete tile positions). <text:s/>The function for generating the clip make from tile data will need to take specific areas for calculations so that the entire game is not slowed down when a door is opened or closed.</text:p>
      <text:p text:style-name="P1"><text:tab/><text:tab/>Object COllision: <text:s/>Will add to the world mask and remove from it as needed. <text:s/>For instance, when a door is "closed" it will add a "tile" to the world clip mask. <text:s/>When it is "open" it will remove that tile. <text:s/></text:p>
      <text:p text:style-name="P1"><text:tab/><text:tab/>Entity Collision:</text:p>
      <text:p text:style-name="P1"><text:tab/><text:tab/>Moving entities such as the player, projectils and monsters will use radius (circle) collision. <text:s/>This will make it easier to collid vs the world and each other.</text:p>
      <text:p text:style-name="P1"><text:soft-page-break/><text:tab/></text:p>
      <text:p text:style-name="P1"><text:tab/>Monster AI:</text:p>
      <text:p text:style-name="P1"><text:tab/><text:tab/><text:tab/>Attack On Sight - Monster is idle until the player is "noticed". <text:s/>A player is noticed when the player gets within a range of the monster and is in "front" of the player. <text:s/>front = Angle between positions and monster's looking direction &lt; 90.</text:p>
      <text:p text:style-name="P1"><text:tab/><text:tab/><text:tab/>Ambush - Wait until the player is within a set range before reacting to the player, even if noticed.</text:p>
      <text:p text:style-name="P1"><text:tab/><text:tab/>While Idle monsters will be able to:</text:p>
      <text:p text:style-name="P1"><text:tab/><text:tab/><text:tab/>Patrol - Move between a set of patrol points.</text:p>
      <text:p text:style-name="P1"><text:tab/><text:tab/><text:tab/>Wait - Don't move. (like guards)</text:p>
      <text:p text:style-name="P1"><text:tab/><text:tab/><text:tab/>Wander - Meander on their own. <text:s/>Move to a random point, not far from current position. <text:s/>Wait. <text:s/>Pick a new point.</text:p>
      <text:p text:style-name="P1"><text:tab/><text:tab/><text:tab/>Anchored Wander - Wander but stay close to starting position.</text:p>
      <text:p text:style-name="P1"><text:tab/><text:tab/>While Hostile:</text:p>
      <text:p text:style-name="P1"><text:tab/><text:tab/><text:tab/>(if smart enough) If health drops to a small percent, change state to running.</text:p>
      <text:p text:style-name="P1"><text:tab/><text:tab/><text:tab/>If not in attack range, move to attack range (closer/farther away)</text:p>
      <text:p text:style-name="P1"><text:tab/><text:tab/><text:tab/>If in attack range, attack.</text:p>
      <text:p text:style-name="P1"><text:tab/><text:tab/><text:tab/>FLANKING - if player is looking at me (angle between player and me and player's direction is &lt; 30 degrees) jump the side before attacking again.</text:p>
      <text:p text:style-name="P1"><text:tab/><text:tab/>If Dying, drop loot.</text:p>
      <text:p text:style-name="Preformatted_20_Text"/>
      <text:p text:style-name="P1">Level / Monster / key item List</text:p>
      <text:p text:style-name="P1"><text:tab/>By Level:</text:p>
      <text:p text:style-name="P1"><text:tab/>- Crossroads Town</text:p>
      <text:p text:style-name="P1"><text:tab/><text:tab/>Wilderness - Where the player must find the corner stone for the town teleporter. <text:s/>It was stolen by a minion of the emperor. <text:s/>With it, the player will be able to re-activate the town teleporter and enter the 5 realms.</text:p>
      <text:p text:style-name="P1"><text:tab/><text:tab/><text:tab/>Adventurer's Guild - Where the player can learn of side quests and store loot.</text:p>
      <text:p text:style-name="P1"><text:tab/><text:tab/><text:tab/><text:tab/>Adventure Quests - Posted on billboard. <text:s/>Rewards from Blade Master</text:p>
      <text:p text:style-name="P1"><text:tab/><text:tab/><text:tab/><text:tab/><text:tab/>- Wanted - Master Assassin</text:p>
      <text:p text:style-name="P1"><text:tab/><text:tab/><text:tab/><text:tab/><text:tab/>- Missing Person - Rune Forger - freed from avalon dungeon</text:p>
      <text:p text:style-name="P1"><text:tab/><text:tab/><text:tab/><text:tab/><text:tab/>- Missing Person - Alchemist - already dead, bring ring as evidence</text:p>
      <text:p text:style-name="P1"><text:tab/><text:tab/><text:tab/><text:tab/><text:tab/>- Wanted - Chief Thief</text:p>
      <text:p text:style-name="P1"><text:tab/><text:tab/><text:tab/><text:tab/><text:tab/>- Wanted - Old Witch</text:p>
      <text:p text:style-name="P1"><text:tab/><text:tab/><text:tab/><text:tab/>* Blade Master of the Old Guard is the head of the adventurer's guild. <text:s/>He teaches absic offensive skills to those will high enought strength and dexterity.</text:p>
      <text:p text:style-name="P1"><text:tab/><text:tab/><text:tab/>Apothecary - Buy Healing Items/ Learn basic alchemy if you have a stone and enough Focus.</text:p>
      <text:p text:style-name="P1"><text:tab/><text:tab/><text:tab/>Pawn Shop - Buy and Sell mundane Items</text:p>
      <text:p text:style-name="P1"><text:tab/><text:tab/><text:tab/>Rune Circle - Teleport to Other Towns and to Circles previously visited.</text:p>
      <text:p text:style-name="P1"><text:tab/><text:tab/>- Thieves Guild - Buy Thief Equipment / Learn Thief Skills if you can find it</text:p>
      <text:p text:style-name="P1"><text:tab/><text:tab/><text:tab/><text:tab/>Robbery Quests - Need to remain unknown,to prevent law investigating</text:p>
      <text:p text:style-name="P1"><text:tab/><text:tab/><text:tab/><text:tab/><text:tab/>Steal Artifacts from </text:p>
      <text:p text:style-name="P1"><text:tab/><text:tab/><text:tab/><text:tab/><text:tab/><text:tab/>- The 5 Lords</text:p>
      <text:p text:style-name="P1"><text:tab/><text:tab/><text:tab/><text:tab/><text:tab/><text:tab/>- The Emperor &amp; Traitor</text:p>
      <text:p text:style-name="P1"><text:tab/><text:tab/><text:tab/><text:tab/><text:tab/><text:tab/>- The Aristocrat's Mansion</text:p>
      <text:p text:style-name="P1"><text:tab/><text:tab/><text:tab/><text:tab/><text:tab/><text:tab/>- Side Dungeons (Depends on starting race)</text:p>
      <text:p text:style-name="P1"><text:tab/><text:tab/><text:tab/><text:tab/><text:tab/><text:tab/>- The Assassin's Portrait (Get Marked for Death)</text:p>
      <text:p text:style-name="P1"><text:tab/><text:tab/><text:tab/><text:tab/><text:tab/><text:tab/>- Necromancer's Old Book / Wizard's Old Book Mutually Exclusive</text:p>
      <text:p text:style-name="P1"><text:tab/><text:tab/><text:tab/><text:tab/><text:tab/><text:tab/>- Druid's Totem</text:p>
      <text:p text:style-name="P1"><text:tab/><text:tab/><text:tab/><text:tab/><text:tab/><text:tab/>- Toben City Key - from town hall</text:p>
      <text:p text:style-name="Preformatted_20_Text"/>
      <text:p text:style-name="P1"><text:tab/><text:tab/><text:tab/>- Thief Caves</text:p>
      <text:p text:style-name="P1"><text:tab/><text:tab/><text:tab/><text:tab/>- Underworld (6 levels)</text:p>
      <text:p text:style-name="P1"><text:tab/><text:tab/><text:tab/><text:tab/><text:tab/>* Only gain Access when all 5 Elemental Runes have been acquired</text:p>
      <text:p text:style-name="P1"><text:tab/><text:tab/><text:tab/><text:tab/><text:tab/>- Earth - Rock demon</text:p>
      <text:p text:style-name="P1"><text:tab/><text:tab/><text:tab/><text:tab/><text:tab/>- Water - Water Demon</text:p>
      <text:p text:style-name="P1"><text:tab/><text:tab/><text:tab/><text:tab/><text:tab/>- Air - Wind Demon</text:p>
      <text:p text:style-name="P1"><text:tab/><text:tab/><text:tab/><text:tab/><text:tab/>- Fire - Fire Demon</text:p>
      <text:p text:style-name="P1"><text:tab/><text:tab/><text:tab/><text:tab/><text:tab/>- Lightning - Lighting Demon</text:p>
      <text:p text:style-name="P1"><text:tab/><text:tab/><text:tab/><text:tab/><text:tab/>- Traitor's Den</text:p>
      <text:p text:style-name="P1"><text:tab/>- Mining Village</text:p>
      <text:p text:style-name="P1"><text:tab/><text:tab/><text:tab/>Stone Circle - Teleporter</text:p>
      <text:p text:style-name="P1"><text:soft-page-break/><text:tab/><text:tab/><text:tab/>Magic Shop - Teaches Basic Magic to anyone with enough Focus / Catalyst</text:p>
      <text:p text:style-name="P1"><text:tab/><text:tab/><text:tab/>General Store - Buy some basic items, and cheap ores.</text:p>
      <text:p text:style-name="P1"><text:tab/><text:tab/>- Mountain Pass</text:p>
      <text:p text:style-name="P1"><text:tab/><text:tab/><text:tab/>- Hermit's Cave</text:p>
      <text:p text:style-name="P1"><text:tab/><text:tab/><text:tab/><text:tab/>* Need high Spirit and Good Alignment to see it.</text:p>
      <text:p text:style-name="P1"><text:tab/><text:tab/><text:tab/>- Wizards Tower - Side Dungeon</text:p>
      <text:p text:style-name="P1"><text:tab/><text:tab/><text:tab/><text:tab/>* Needs to get through a magical puzzle to gain access</text:p>
      <text:p text:style-name="P1"><text:tab/><text:tab/><text:tab/>- Alucard's Mansion - Side Dungeon</text:p>
      <text:p text:style-name="P1"><text:tab/><text:tab/><text:tab/><text:tab/>* Needs Shadow Form in order to enter.</text:p>
      <text:p text:style-name="P1"><text:tab/><text:tab/><text:tab/><text:tab/><text:tab/>Demon Bats</text:p>
      <text:p text:style-name="P1"><text:tab/><text:tab/><text:tab/>- Descrated Temple - 3 Levels</text:p>
      <text:p text:style-name="P1"><text:tab/><text:tab/><text:tab/><text:tab/><text:tab/>Satyrs</text:p>
      <text:p text:style-name="P1"><text:tab/><text:tab/><text:tab/><text:tab/>- Temple Sanctum - Mini Boss - Key Item: Clockwork key</text:p>
      <text:p text:style-name="P1"><text:tab/><text:tab/><text:tab/>- Mines</text:p>
      <text:p text:style-name="P1"><text:tab/><text:tab/><text:tab/><text:tab/><text:tab/>Minotaurs</text:p>
      <text:p text:style-name="P1"><text:tab/><text:tab/><text:tab/><text:tab/>- Clock works</text:p>
      <text:p text:style-name="P1"><text:tab/><text:tab/><text:tab/><text:tab/><text:tab/>- Great Windmill - Sub Boss - Wind Rune</text:p>
      <text:p text:style-name="P1"><text:tab/><text:tab/><text:tab/><text:tab/><text:tab/>- Citadel</text:p>
      <text:p text:style-name="P1"><text:tab/><text:tab/><text:tab/><text:tab/><text:tab/><text:tab/>Vampires</text:p>
      <text:p text:style-name="P1"><text:tab/><text:tab/><text:tab/><text:tab/><text:tab/><text:tab/>- Tower of Shadow - 5 Levels - Boss - Shadow Rune</text:p>
      <text:p text:style-name="P1"><text:tab/>- Nomad's Camp</text:p>
      <text:p text:style-name="P1"><text:tab/><text:tab/><text:tab/>Blacksmith's Shop - Provides basic equipment upgrades.</text:p>
      <text:p text:style-name="P1"><text:tab/><text:tab/><text:tab/>Hunter's Guild - Gain quests to hunt things in the forest.</text:p>
      <text:p text:style-name="P1"><text:tab/><text:tab/><text:tab/><text:tab/><text:tab/>Hunting Quests for specific Trophies:</text:p>
      <text:p text:style-name="P1"><text:tab/><text:tab/><text:tab/><text:tab/><text:tab/><text:tab/>- Wolf Pelt</text:p>
      <text:p text:style-name="P1"><text:tab/><text:tab/><text:tab/><text:tab/><text:tab/><text:tab/>- Bear Skin</text:p>
      <text:p text:style-name="P1"><text:tab/><text:tab/><text:tab/><text:tab/><text:tab/><text:tab/>- Wyvern Skin</text:p>
      <text:p text:style-name="P1"><text:tab/><text:tab/><text:tab/><text:tab/><text:tab/><text:tab/>- Dragon Skin</text:p>
      <text:p text:style-name="P1"><text:tab/><text:tab/><text:tab/>Trade Shop - Buy and Sell Equipment</text:p>
      <text:p text:style-name="P1"><text:tab/><text:tab/>- Netherwood Forest</text:p>
      <text:p text:style-name="P1"><text:tab/><text:tab/><text:tab/><text:tab/>Wolf</text:p>
      <text:p text:style-name="P1"><text:tab/><text:tab/><text:tab/><text:tab/>Bear</text:p>
      <text:p text:style-name="P1"><text:tab/><text:tab/><text:tab/><text:tab/>Lesser Werewolf</text:p>
      <text:p text:style-name="P1"><text:tab/><text:tab/><text:tab/>- Den of the Savage Wolf - Mini Boss - Key Item: Stone of Silence</text:p>
      <text:p text:style-name="P1"><text:tab/><text:tab/><text:tab/>- Druid's Glade - Teaches Advanced Divine Favors to those with enough spirit and a neutral alignment</text:p>
      <text:p text:style-name="P1"><text:tab/><text:tab/><text:tab/><text:tab/>* Teaches Divine Favors to those in Good or Neutral Alignment</text:p>
      <text:p text:style-name="P1"><text:tab/><text:tab/><text:tab/><text:tab/>- Cave of Trials - side dungeon</text:p>
      <text:p text:style-name="P1"><text:tab/><text:tab/><text:tab/><text:tab/><text:tab/>Greater Werewolves</text:p>
      <text:p text:style-name="P1"><text:tab/><text:tab/><text:tab/><text:tab/><text:tab/>* Player needs Animal Form and it must be a full moon to enter.</text:p>
      <text:p text:style-name="P1"><text:tab/><text:tab/>- River Valley</text:p>
      <text:p text:style-name="P1"><text:tab/><text:tab/><text:tab/><text:tab/>Wyvern</text:p>
      <text:p text:style-name="P1"><text:tab/><text:tab/><text:tab/>- Howling Caves</text:p>
      <text:p text:style-name="P1"><text:tab/><text:tab/><text:tab/><text:tab/>WereWolf</text:p>
      <text:p text:style-name="P1"><text:tab/><text:tab/><text:tab/><text:tab/>- Crystal Caverns - Sub Boss - Earth Rune</text:p>
      <text:p text:style-name="P1"><text:tab/><text:tab/><text:tab/><text:tab/><text:tab/>- Ancient Ruins</text:p>
      <text:p text:style-name="P1"><text:tab/><text:tab/><text:tab/><text:tab/><text:tab/><text:tab/>-<text:tab/>Tower of Life - 5 levels - Boss - Nature Rune.</text:p>
      <text:p text:style-name="P1"><text:tab/>- Port Town</text:p>
      <text:p text:style-name="P1"><text:tab/><text:tab/><text:tab/>Sea Port - Buy and Sell Equipment</text:p>
      <text:p text:style-name="P1"><text:tab/><text:tab/><text:tab/>Aristocrat's Mansion - Place to Rob</text:p>
      <text:p text:style-name="P1"><text:tab/><text:tab/><text:tab/>Fortune Teller - Learn about your corruption Levels / Karma</text:p>
      <text:p text:style-name="P1"><text:tab/><text:tab/>- Assassin's Guild Hall - Side Dungeon - 3 levels of traps</text:p>
      <text:p text:style-name="P1"><text:tab/><text:tab/><text:tab/>- Master Assassin's Office</text:p>
      <text:p text:style-name="P1"><text:tab/><text:tab/><text:tab/><text:tab/>Offers Quests to take out marks:</text:p>
      <text:p text:style-name="P1"><text:tab/><text:tab/><text:tab/><text:tab/><text:tab/>- Debt Dodger (Dude in Avalon) - Don't get Caught</text:p>
      <text:p text:style-name="P1"><text:tab/><text:tab/><text:tab/><text:tab/><text:tab/>- Blade Master</text:p>
      <text:p text:style-name="P1"><text:tab/><text:tab/><text:tab/><text:tab/><text:tab/>- Necromancer / Wizard - Mutually Exclusive</text:p>
      <text:p text:style-name="P1"><text:tab/><text:tab/><text:tab/><text:tab/><text:tab/>- Old Witch</text:p>
      <text:p text:style-name="P1"><text:tab/><text:tab/><text:tab/><text:tab/><text:tab/>- Avalon Priest</text:p>
      <text:p text:style-name="P1"><text:tab/><text:tab/><text:tab/><text:tab/><text:tab/>- Chief Thief (after stealing Assassin's Portrait)</text:p>
      <text:p text:style-name="P1"><text:tab/><text:tab/><text:tab/><text:tab/><text:tab/>- The Aristocrat (Port Town)</text:p>
      <text:p text:style-name="P1"><text:soft-page-break/><text:tab/><text:tab/><text:tab/><text:tab/><text:tab/>- The Hermit</text:p>
      <text:p text:style-name="P1"><text:tab/><text:tab/><text:tab/><text:tab/><text:tab/>- Rune Forger (after his escape)</text:p>
      <text:p text:style-name="P1"><text:tab/><text:tab/>- Cathedral Gardens</text:p>
      <text:p text:style-name="P1"><text:tab/><text:tab/><text:tab/><text:tab/>Fallen Cultists</text:p>
      <text:p text:style-name="P1"><text:tab/><text:tab/><text:tab/>- Catherdral Interior</text:p>
      <text:p text:style-name="P1"><text:tab/><text:tab/><text:tab/><text:tab/>- Inner Sanctum - Mini Boss - Key Item: Giant Iron Key</text:p>
      <text:p text:style-name="P1"><text:tab/><text:tab/><text:tab/>- Lighthouse - Sub Boss - Water Rune</text:p>
      <text:p text:style-name="P1"><text:tab/><text:tab/><text:tab/><text:tab/>- Island of Illusion</text:p>
      <text:p text:style-name="P1"><text:tab/><text:tab/><text:tab/><text:tab/><text:tab/><text:tab/>Writhing Mutations</text:p>
      <text:p text:style-name="P1"><text:tab/><text:tab/><text:tab/><text:tab/><text:tab/>- Sunken Temple - Side Dungeon - Need to teleport in.</text:p>
      <text:p text:style-name="P1"><text:tab/><text:tab/><text:tab/><text:tab/><text:tab/>- Stronhold of the Void</text:p>
      <text:p text:style-name="P1"><text:tab/><text:tab/><text:tab/><text:tab/><text:tab/><text:tab/>- Tower of Dimension - Boss - Dimension Rune.</text:p>
      <text:p text:style-name="P1"><text:tab/><text:tab/>- Catacombs</text:p>
      <text:p text:style-name="P1"><text:tab/><text:tab/><text:tab/>Mindless Cultists</text:p>
      <text:p text:style-name="P1"><text:tab/><text:tab/><text:tab/>- Meeting Hall of the Lost</text:p>
      <text:p text:style-name="P1"><text:tab/><text:tab/><text:tab/><text:tab/>Mutated Cultists</text:p>
      <text:p text:style-name="P1"><text:tab/><text:tab/><text:tab/><text:tab/>- Heart of the Void - Mini-Boss - Key Item: Eye of the Old One</text:p>
      <text:p text:style-name="P1"><text:tab/>- City of Avalon</text:p>
      <text:p text:style-name="P1"><text:tab/><text:tab/><text:tab/>Rune Forge - Closed - Until the player frees the forger</text:p>
      <text:p text:style-name="P1"><text:tab/><text:tab/><text:tab/>Church - Priest - Teaches basic Divine Favors</text:p>
      <text:p text:style-name="P1"><text:tab/><text:tab/><text:tab/>Inn - Buy and Sell Basics</text:p>
      <text:p text:style-name="P1"><text:tab/><text:tab/>- Battlements</text:p>
      <text:p text:style-name="P1"><text:tab/><text:tab/><text:tab/>- Avalon Keep</text:p>
      <text:p text:style-name="P1"><text:tab/><text:tab/><text:tab/><text:tab/>- Magistrate's Manor - Mini-Boss - Key Item</text:p>
      <text:p text:style-name="P1"><text:tab/><text:tab/>- Dungeon</text:p>
      <text:p text:style-name="P1"><text:tab/><text:tab/><text:tab/><text:tab/>*Captive Rune Smith</text:p>
      <text:p text:style-name="P1"><text:tab/><text:tab/><text:tab/>- Holy Monestary</text:p>
      <text:p text:style-name="P1"><text:tab/><text:tab/><text:tab/><text:tab/>- Inner Sanctum</text:p>
      <text:p text:style-name="P1"><text:tab/><text:tab/><text:tab/><text:tab/><text:tab/>- Tower of Light - Boss - Rune of Light</text:p>
      <text:p text:style-name="P1"><text:tab/><text:tab/><text:tab/>- Rune Forge</text:p>
      <text:p text:style-name="P1"><text:tab/><text:tab/><text:tab/><text:tab/>* once unlocked, it can be accessed from the city.</text:p>
      <text:p text:style-name="P1"><text:tab/><text:tab/><text:tab/><text:tab/>- Hell Caverns - Sub Boss - Rune of Fire</text:p>
      <text:p text:style-name="P1"><text:tab/><text:tab/>- Tomb of the Martyr - Side Dungeon</text:p>
      <text:p text:style-name="P1"><text:tab/><text:tab/><text:tab/>* opens only with high Holy Corruption</text:p>
      <text:p text:style-name="P1"><text:tab/>- City of Ys</text:p>
      <text:p text:style-name="P1"><text:tab/><text:tab/><text:tab/>Mineral Trader - Sells Alchemy supplies</text:p>
      <text:p text:style-name="P1"><text:tab/><text:tab/><text:tab/>Alchemist's Workshop - Teaches Advanced Alchemy</text:p>
      <text:p text:style-name="P1"><text:tab/><text:tab/><text:tab/>Tavern - Knowledge of things in the world.</text:p>
      <text:p text:style-name="P1"><text:tab/><text:tab/><text:tab/><text:tab/><text:tab/>Thief Side Job:</text:p>
      <text:p text:style-name="P1"><text:tab/><text:tab/>- Lost Town of Toben</text:p>
      <text:p text:style-name="P1"><text:tab/><text:tab/><text:tab/><text:tab/><text:tab/>Zombies</text:p>
      <text:p text:style-name="P1"><text:tab/><text:tab/><text:tab/><text:tab/>Abandoned Buildings - Thief wonderland.</text:p>
      <text:p text:style-name="P1"><text:tab/><text:tab/><text:tab/><text:tab/>Town Hall</text:p>
      <text:p text:style-name="P1"><text:tab/><text:tab/><text:tab/>-<text:tab/>Dread Swamp</text:p>
      <text:p text:style-name="P1"><text:tab/><text:tab/><text:tab/><text:tab/><text:tab/>Zombies</text:p>
      <text:p text:style-name="P1"><text:tab/><text:tab/><text:tab/><text:tab/><text:tab/>Wraiths</text:p>
      <text:p text:style-name="P1"><text:tab/><text:tab/><text:tab/><text:tab/>- Witch's Hut</text:p>
      <text:p text:style-name="P1"><text:tab/><text:tab/><text:tab/><text:tab/><text:tab/>* Teaches Low Level Necromancy</text:p>
      <text:p text:style-name="P1"><text:tab/><text:tab/><text:tab/><text:tab/>- Asylum</text:p>
      <text:p text:style-name="P1"><text:tab/><text:tab/><text:tab/><text:tab/><text:tab/><text:tab/>Animated Dead</text:p>
      <text:p text:style-name="P1"><text:tab/><text:tab/><text:tab/><text:tab/><text:tab/>- Tower of Science - Sub - Boss - Lighting Rune, Key Item: Undying Heart</text:p>
      <text:p text:style-name="P1"><text:tab/><text:tab/><text:tab/><text:tab/>- Mausoleum</text:p>
      <text:p text:style-name="P1"><text:tab/><text:tab/><text:tab/><text:tab/><text:tab/><text:tab/>Gnuvi</text:p>
      <text:p text:style-name="P1"><text:tab/><text:tab/><text:tab/><text:tab/><text:tab/>- Death's Alter - Mini - Boss - Key Item: Asylum Key</text:p>
      <text:p text:style-name="P1"><text:tab/><text:tab/><text:tab/><text:tab/><text:tab/><text:tab/>- Tower of the Undying - Boss - Spirit Rune</text:p>
      <text:p text:style-name="P1"><text:tab/><text:tab/><text:tab/><text:tab/>- Necromancer's Tower - Side Dungeon</text:p>
      <text:p text:style-name="P1"><text:tab/><text:tab/><text:tab/><text:tab/><text:tab/>* Gain Access early if you start as necromancer</text:p>
      <text:p text:style-name="P1"><text:tab/><text:tab/><text:tab/><text:tab/>- Castle Laboritory - Side Dungeon</text:p>
      <text:p text:style-name="P1"><text:tab/><text:tab/><text:tab/><text:tab/><text:tab/><text:tab/>Revenants</text:p>
      <text:p text:style-name="P1"><text:tab/><text:tab/><text:tab/><text:tab/><text:tab/>* Only accessable with Spirit Form.</text:p>
      <text:p text:style-name="Preformatted_20_Text"/>
      <text:p text:style-name="P1"><text:soft-page-break/>Thoughts on Quests:</text:p>
      <text:p text:style-name="P1">Defined by themselves. <text:s/>Referenced by the NPC that offers them.</text:p>
      <text:p text:style-name="P1"><text:tab/>Victory Conditions:</text:p>
      <text:p text:style-name="P1"><text:tab/><text:tab/>Bring &lt;item&gt; to &lt;npc&gt;</text:p>
      <text:p text:style-name="P1"><text:tab/><text:tab/>Activate &lt;trigger&gt; on &lt;map&gt;</text:p>
      <text:p text:style-name="P1"><text:tab/><text:tab/>kill &lt;npc or monster&gt; on &lt;map&gt;</text:p>
      <text:p text:style-name="P1"><text:tab/><text:tab/>talk to &lt;npc&gt; on &lt;map&gt;</text:p>
      <text:p text:style-name="P1"><text:tab/>Fail Condition:</text:p>
      <text:p text:style-name="P1"><text:tab/><text:tab/>&lt;item&gt; is destroyed</text:p>
      <text:p text:style-name="P1"><text:tab/><text:tab/>&lt;quest NPC&gt; becomes hostile</text:p>
      <text:p text:style-name="P1"><text:tab/><text:tab/>&lt;Quest NPC&gt; is killed</text:p>
      <text:p text:style-name="P1"><text:tab/><text:tab/>&lt;On Behalf of NPC&gt; is killed</text:p>
      <text:p text:style-name="P1"><text:tab/>Offer Conditions:</text:p>
      <text:p text:style-name="P1"><text:tab/><text:tab/>player's alignment levels within a set range.</text:p>
      <text:p text:style-name="P1"><text:tab/><text:tab/>&lt;quest&gt; has been completed</text:p>
      <text:p text:style-name="P1"><text:tab/><text:tab/>&lt;quest&gt; has not been started</text:p>
      <text:p text:style-name="P1"><text:tab/><text:tab/>&lt;NPC&gt; is alive</text:p>
      <text:p text:style-name="P1"><text:tab/><text:tab/>player has &lt;skill&gt; or &lt;item&gt; or &lt;spell&gt;</text:p>
      <text:p text:style-name="Preformatted_20_Text"/>
      <text:p text:style-name="P1">Thoughts on NPC Behavior</text:p>
      <text:p text:style-name="P1">-<text:tab/>Monsters</text:p>
      <text:p text:style-name="P1"><text:tab/>Most will stand idle until they notice the player</text:p>
      <text:p text:style-name="P1"><text:tab/><text:tab/>- If the player is in front of them within range</text:p>
      <text:p text:style-name="P1"><text:tab/><text:tab/>- The the player is Making Noise within range</text:p>
      <text:p text:style-name="P1"><text:tab/><text:tab/><text:tab/>Noise is Moving with heavy equipment or some actions.</text:p>
      <text:p text:style-name="P1"><text:tab/><text:tab/>-<text:tab/>If the player attacks</text:p>
      <text:p text:style-name="P1"><text:tab/>Some will Meander Around (but are still considered Idle)</text:p>
      <text:p text:style-name="Preformatted_20_Text"/>
      <text:p text:style-name="P1">-<text:tab/>NPCs</text:p>
      <text:p text:style-name="P1"><text:tab/>Named Characters will have persistent states, ie: if you piss them off, they stay pissed off.</text:p>
      <text:p text:style-name="P1"><text:tab/>Remain Neutral unless the player attacks them or they witness an attack.</text:p>
      <text:p text:style-name="P1"><text:tab/>If the player fails a pocket pick.</text:p>
      <text:p text:style-name="Preformatted_20_Text"/>
      <text:p text:style-name="P1">Ruminations on in Game Player Alignment / Tendency</text:p>
      <text:p text:style-name="P1">Each of the tendencies will update with a rolling average of the player's actions. <text:s/>When the array is filled, lesser actions be replaced. <text:s/>If there are lesser actions the player takes, those will be ignored. <text:s/>Side Quests may also lean heavily in one direction or another.</text:p>
      <text:p text:style-name="P1"><text:tab/>Inner Order - Invoking Favors / Using Healing Herbs on Self, Blocking, Removing Corruption,</text:p>
      <text:p text:style-name="P1"><text:tab/>Outer Order - First Strike vs Hostile Team (team 2 &amp; up), Defeating Chaotic monsters</text:p>
      <text:p text:style-name="P1"><text:tab/>Inner Chaos - Dying, Casting Magic / Using Alchemy on Self, Parrying, Getting Corrupted</text:p>
      <text:p text:style-name="P1"><text:tab/>Outer Chaos - Stealing, First strike vs ally or neutral (team 0 or 1), defeating lawful monsters.</text:p>
      <text:p text:style-name="Preformatted_20_Text"/>
      <text:p text:style-name="Preformatted_20_Text"/>
      <text:p text:style-name="P1">Ruminations on Player Advancement</text:p>
      <text:p text:style-name="P1"><text:s/>- Each successful Use of a skill or action increments a counter (Affinity) for the related Attribute(s). <text:s/>Depending on the relative frequency that a skill is applied, this will change how much affinity is gained. <text:s/>Combat skills may only give one point, while puzzle related skills may give 20 or more.</text:p>
      <text:p text:style-name="P1"><text:s/>- Events reward player with Growth Potential (Grace).</text:p>
      <text:p text:style-name="P1"><text:s/><text:tab/>- Defeating monsters, finding treasure, defeating bosses, Completing quests, solving puzzles.</text:p>
      <text:p text:style-name="P1"><text:s/>- Growth Potential can be spent to increase Attributes</text:p>
      <text:p text:style-name="P1"><text:s/><text:tab/>- cost in potential is based on current sum of attributes * 2</text:p>
      <text:p text:style-name="P1"><text:tab/>- cost of a specific stat is reduced by 1/10 Affinity Counter score.</text:p>
      <text:p text:style-name="P1"><text:s/>- Some NPCs may offer "training" to help raise a player's affinity.</text:p>
      <text:p text:style-name="P1"><text:s/>- When a player Dies, any unspent grace is offered to their Deity in exchange for continued play. <text:s/>If player has no Grace, the player can accept some corruption instead. <text:s/>If a player is completely corrupt, the player loses all will and becomes a slave to that deity (Game over).</text:p>
      <text:p text:style-name="Preformatted_20_Text"/>
      <text:p text:style-name="P1">Item &amp; Equipment Stats</text:p>
      <text:p text:style-name="P1"><text:tab/>- Use Type - Used, Key, Thrown, Equip(where)</text:p>
      <text:p text:style-name="P1"><text:tab/>- Cost - To Buy / Sell - Some items will not be sellable</text:p>
      <text:p text:style-name="P1"><text:tab/>- Effect - Damage / Protection / Healing / Other</text:p>
      <text:p text:style-name="P1"><text:soft-page-break/><text:tab/>- Range - Weapon reach / throwing range / Shield Arc</text:p>
      <text:p text:style-name="P1"><text:tab/>- Speed - Projectil speed / time needed to make an attack.</text:p>
      <text:p text:style-name="P1"><text:tab/>-<text:tab/>Weight - can only carry so much based on Endurance and strength.</text:p>
      <text:p text:style-name="P1"><text:tab/>- Primary Action - Actions associated with Primary Use (Cast, Alchemy, Invoke, Slash, Stab, Shoot, </text:p>
      <text:p text:style-name="P1"><text:tab/>- Secondary Action - Which actions are associated with Alternate Fire</text:p>
      <text:p text:style-name="P1"><text:tab/>- Stat Reqs - Required Attributes to use / equip</text:p>
      <text:p text:style-name="P1"><text:tab/>- Stat Bonuses - Which Attributes provide bonuses</text:p>
      <text:p text:style-name="P1"><text:tab/>- Upgrades - Array of bonuses (from reforging).</text:p>
      <text:p text:style-name="P1"><text:tab/>- Element Types - for damage / defense</text:p>
      <text:p text:style-name="P1"><text:tab/>- Special - Tags for special effects (like corrupting!)</text:p>
      <text:p text:style-name="P1"><text:tab/>- Icon &amp; Sprite</text:p>
      <text:p text:style-name="P1"><text:tab/>- Animation Frames</text:p>
      <text:p text:style-name="Preformatted_20_Text"/>
      <text:p text:style-name="P1">Spell &amp; Skill Stats</text:p>
      <text:p text:style-name="P1"><text:tab/>- Use Type - Always / Target / Self / Context</text:p>
      <text:p text:style-name="P1"><text:tab/>- Skill Type - Magic / Favor / Alchemy / Offense / Defense / Rogue</text:p>
      <text:p text:style-name="P1"><text:tab/>- Effect - Damage <text:s/>/ Protection / Healing / Other</text:p>
      <text:p text:style-name="P1"><text:tab/>- Range - Reach / Projectile range</text:p>
      <text:p text:style-name="P1"><text:tab/>- Time - How long it takes to complete</text:p>
      <text:p text:style-name="P1"><text:tab/>- Duration - How long effects last</text:p>
      <text:p text:style-name="P1"><text:tab/>- Stat Reqs</text:p>
      <text:p text:style-name="P1"><text:tab/>- Stat bonuses</text:p>
      <text:p text:style-name="P1"><text:tab/>- Elements</text:p>
      <text:p text:style-name="P1"><text:tab/>- Special - Tags for special effects</text:p>
      <text:p text:style-name="P1"><text:tab/>- Icon &amp; Sprite</text:p>
      <text:p text:style-name="P1"><text:tab/>- Animation Frames</text:p>
      <text:p text:style-name="Preformatted_20_Text"/>
      <text:p text:style-name="P1">Development Phases:</text:p>
      <text:p text:style-name="P1"><text:tab/>1 Core Functionality</text:p>
      <text:p text:style-name="P1"><text:tab/><text:tab/>- Physics</text:p>
      <text:p text:style-name="P1"><text:tab/><text:tab/><text:tab/>- Collision - 99%</text:p>
      <text:p text:style-name="P1"><text:tab/><text:tab/><text:tab/><text:tab/>- Perfect Edge - Now with Chipmunk accuracy!</text:p>
      <text:p text:style-name="P1"><text:tab/><text:tab/><text:tab/><text:tab/>- Perfect Circle - Starts in Circle cause problems</text:p>
      <text:p text:style-name="P1"><text:tab/><text:tab/><text:tab/>- Combat - Done</text:p>
      <text:p text:style-name="P1"><text:tab/><text:tab/><text:tab/>- Projectiles - Done</text:p>
      <text:p text:style-name="P1"><text:tab/><text:tab/>- Basic Player Stats functioning - DONE</text:p>
      <text:p text:style-name="P1"><text:tab/><text:tab/><text:tab/>- Stats effect combat</text:p>
      <text:p text:style-name="P1"><text:tab/><text:tab/><text:tab/><text:tab/>- Armor Adds to Resistance - Done</text:p>
      <text:p text:style-name="P1"><text:tab/><text:tab/><text:tab/><text:tab/>- Equipment alters damage - Done</text:p>
      <text:p text:style-name="P1"><text:tab/><text:tab/><text:tab/><text:tab/>- Resistance Lowers Damage based on Damage Type - Done</text:p>
      <text:p text:style-name="P1"><text:tab/><text:tab/><text:tab/>- Stats get training from use - Done</text:p>
      <text:p text:style-name="P1"><text:tab/><text:tab/><text:tab/>- Stats grow with grace - Done</text:p>
      <text:p text:style-name="P1"><text:tab/><text:tab/>- Basic Player Classes in Place</text:p>
      <text:p text:style-name="P1"><text:tab/><text:tab/><text:tab/>- Hunter</text:p>
      <text:p text:style-name="P1"><text:tab/><text:tab/><text:tab/><text:tab/>- Skills - Vital Strike, Body Control, Parry, Reposte, Footwork</text:p>
      <text:p text:style-name="P1"><text:tab/><text:tab/><text:tab/>- Rogue</text:p>
      <text:p text:style-name="P1"><text:tab/><text:tab/><text:tab/><text:tab/>- Skills - Lock Picking - D, Climbing - D, Pocket Picking, Trap Detection, Trap Disarming, Back Attacking.</text:p>
      <text:p text:style-name="P1"><text:tab/><text:tab/><text:tab/>- Wizard - DONE</text:p>
      <text:p text:style-name="P1"><text:tab/><text:tab/><text:tab/><text:tab/>- Spells - Force Bolt, Magic Shield, Resistance, Sunburst, Shadow Flare, Fire Rain, Tornado, Fire Bolt, Focus (skill)</text:p>
      <text:p text:style-name="P1"><text:tab/><text:tab/><text:tab/>- Curate</text:p>
      <text:p text:style-name="P1"><text:tab/><text:tab/><text:tab/><text:tab/>- Heal -d, Curse, Bless, Bane, Aura, Riteous Fire, Breath of God, Death Cloud, Radiance</text:p>
      <text:p text:style-name="P1"><text:tab/><text:tab/><text:tab/>- Apothecary - DONE</text:p>
      <text:p text:style-name="P1"><text:tab/><text:tab/><text:tab/><text:tab/>- Healing Salve -d, Cure Salve, Purge Salve, Mana Vial - d, Healing Potion -d, Flame Blade, Shadow Potion, Bomb of Light, Vacuum Potion.</text:p>
      <text:p text:style-name="P1"><text:tab/><text:tab/>- Monsters Function - DONE</text:p>
      <text:p text:style-name="P1"><text:tab/><text:tab/><text:tab/>- Combat animations - Done</text:p>
      <text:p text:style-name="P1"><text:tab/><text:tab/><text:tab/>- Detecting Player - done</text:p>
      <text:p text:style-name="P1"><text:tab/><text:tab/><text:tab/><text:tab/>- on Hit - Done</text:p>
      <text:p text:style-name="P1"><text:soft-page-break/><text:tab/><text:tab/><text:tab/><text:tab/>- on Site - Done</text:p>
      <text:p text:style-name="P1"><text:tab/><text:tab/><text:tab/><text:tab/>- On Alerting Trap - (Working as a Switch)</text:p>
      <text:p text:style-name="P1"><text:tab/><text:tab/><text:tab/>- Pathing</text:p>
      <text:p text:style-name="P1"><text:tab/><text:tab/><text:tab/><text:tab/>- Path to - Done</text:p>
      <text:p text:style-name="P1"><text:tab/><text:tab/><text:tab/>- Behavior</text:p>
      <text:p text:style-name="P1"><text:tab/><text:tab/>- Spells in the game - DONE</text:p>
      <text:p text:style-name="P1"><text:tab/><text:tab/><text:tab/>- Projectiles - Basically Done - Need to differentiate</text:p>
      <text:p text:style-name="P1"><text:tab/><text:tab/><text:tab/>- Bonuses - Done</text:p>
      <text:p text:style-name="P1"><text:tab/><text:tab/><text:tab/>- Defenses - Done</text:p>
      <text:p text:style-name="P1"><text:tab/><text:tab/><text:tab/>- Healing - Done</text:p>
      <text:p text:style-name="P1"><text:tab/><text:tab/>- Basic Items in the game</text:p>
      <text:p text:style-name="P1"><text:tab/><text:tab/><text:tab/>- Equipment Sets - Graphically done</text:p>
      <text:p text:style-name="P1"><text:tab/><text:tab/><text:tab/>- Use items</text:p>
      <text:p text:style-name="P1"><text:tab/><text:tab/><text:tab/><text:tab/>- heal - Done</text:p>
      <text:p text:style-name="P1"><text:tab/><text:tab/><text:tab/><text:tab/>- Cure</text:p>
      <text:p text:style-name="P1"><text:tab/><text:tab/><text:tab/><text:tab/>- Throw- Done</text:p>
      <text:p text:style-name="P1"><text:tab/><text:tab/><text:tab/><text:tab/>- Teleport</text:p>
      <text:p text:style-name="P1"><text:tab/><text:tab/><text:tab/><text:tab/>- alchemy</text:p>
      <text:p text:style-name="P1"><text:tab/><text:tab/><text:tab/>- Key Items - Done</text:p>
      <text:p text:style-name="P1"><text:tab/><text:tab/>- NPC Functionality - DONE</text:p>
      <text:p text:style-name="P1"><text:tab/><text:tab/><text:tab/>- Shops - Done</text:p>
      <text:p text:style-name="P1"><text:tab/><text:tab/><text:tab/>- Dialog - Done</text:p>
      <text:p text:style-name="P1"><text:tab/><text:tab/><text:tab/>- Quests</text:p>
      <text:p text:style-name="P1"><text:tab/><text:tab/><text:tab/><text:tab/>- Fetch - Done</text:p>
      <text:p text:style-name="P1"><text:tab/><text:tab/><text:tab/><text:tab/>- Kill - Done</text:p>
      <text:p text:style-name="P1"><text:tab/><text:tab/><text:tab/><text:tab/>- Save - Done</text:p>
      <text:p text:style-name="P1"><text:tab/><text:tab/><text:tab/>- Prisoners - Done</text:p>
      <text:p text:style-name="P1"><text:tab/><text:tab/>- Basic Level Objects - DONE</text:p>
      <text:p text:style-name="P1"><text:tab/><text:tab/><text:tab/>- Doors, chests, exits, switches, alters - Done</text:p>
      <text:p text:style-name="P1"><text:tab/><text:tab/><text:tab/>- Blockers - Done</text:p>
      <text:p text:style-name="P1"><text:tab/><text:tab/><text:tab/>- destructibles - Done</text:p>
      <text:p text:style-name="P1"><text:tab/><text:tab/><text:tab/>- Secret Doors - Done</text:p>
      <text:p text:style-name="P1"><text:tab/><text:tab/>- Map Functionality - DONE</text:p>
      <text:p text:style-name="P1"><text:tab/><text:tab/><text:tab/>- Doors, Chests, Stairs, Gateways - Done</text:p>
      <text:p text:style-name="P1"><text:tab/><text:tab/><text:tab/>- Alters, Switches - Done</text:p>
      <text:p text:style-name="P1"><text:tab/><text:tab/><text:tab/>- Traps</text:p>
      <text:p text:style-name="P1"><text:tab/><text:tab/><text:tab/><text:tab/>- Arrow - Done</text:p>
      <text:p text:style-name="P1"><text:tab/><text:tab/><text:tab/>- climbable tiles - done </text:p>
      <text:p text:style-name="P1"><text:tab/><text:tab/><text:tab/>- Destructibles - done</text:p>
      <text:p text:style-name="P1"><text:tab/><text:tab/><text:tab/>- Benches - Done</text:p>
      <text:p text:style-name="P1"><text:tab/><text:tab/><text:tab/>- Hostages - Done</text:p>
      <text:p text:style-name="P1"><text:tab/><text:tab/>- Handle Player Saves - Done</text:p>
      <text:p text:style-name="P1"><text:tab/><text:tab/>- Basic Levels</text:p>
      <text:p text:style-name="P1"><text:tab/><text:tab/><text:tab/>- Starting Town</text:p>
      <text:p text:style-name="P1"><text:tab/><text:tab/><text:tab/><text:tab/>- Tunnels</text:p>
      <text:p text:style-name="P1"><text:tab/><text:tab/><text:tab/><text:tab/>- Townwall</text:p>
      <text:p text:style-name="P1"><text:tab/><text:tab/><text:tab/>- Holy Realm</text:p>
      <text:p text:style-name="P1"><text:tab/><text:tab/><text:tab/><text:tab/>- Lowtown - in place</text:p>
      <text:p text:style-name="P1"><text:tab/><text:tab/><text:tab/><text:tab/>- Battlements 1 - 5 - half </text:p>
      <text:p text:style-name="P1"><text:tab/><text:tab/><text:tab/><text:tab/>- Dungeons 1-5 - one done</text:p>
      <text:p text:style-name="P1"><text:tab/><text:tab/><text:tab/><text:tab/>- Stronghold</text:p>
      <text:p text:style-name="P1"><text:tab/><text:tab/><text:tab/><text:tab/>- Cathedral</text:p>
      <text:p text:style-name="P1"><text:tab/><text:tab/><text:tab/><text:tab/>- Tower of Light</text:p>
      <text:p text:style-name="P1"><text:tab/><text:tab/><text:tab/>- Shadow Realm</text:p>
      <text:p text:style-name="P1"><text:tab/><text:tab/><text:tab/><text:tab/>- Mining Town</text:p>
      <text:p text:style-name="P1"><text:tab/><text:tab/><text:tab/><text:tab/>- Mountain Pass</text:p>
      <text:p text:style-name="P1"><text:tab/><text:tab/><text:tab/><text:tab/>- Mines</text:p>
      <text:p text:style-name="P1"><text:tab/><text:tab/><text:tab/><text:tab/>- Clockwork Mill</text:p>
      <text:p text:style-name="P1"><text:tab/><text:tab/><text:tab/><text:tab/>- Mountain Castle</text:p>
      <text:p text:style-name="P1"><text:tab/><text:tab/><text:tab/><text:tab/>- Tower of Shadow</text:p>
      <text:p text:style-name="P1"><text:tab/>2 Basic Layout - alpha build</text:p>
      <text:p text:style-name="P1"><text:soft-page-break/><text:tab/><text:tab/>- Compress assets from viewing.</text:p>
      <text:p text:style-name="P1"><text:tab/><text:tab/>- Additional Menus</text:p>
      <text:p text:style-name="P1"><text:tab/><text:tab/><text:tab/>- Skills</text:p>
      <text:p text:style-name="P1"><text:tab/><text:tab/><text:tab/>- Spells</text:p>
      <text:p text:style-name="P1"><text:tab/><text:tab/><text:tab/>- Quests</text:p>
      <text:p text:style-name="P1"><text:tab/><text:tab/>- Core Levels in place</text:p>
      <text:p text:style-name="P1"><text:tab/><text:tab/><text:tab/>- Main town</text:p>
      <text:p text:style-name="P1"><text:tab/><text:tab/><text:tab/>- 5 realms</text:p>
      <text:p text:style-name="P1"><text:tab/><text:tab/><text:tab/>- Final Palace</text:p>
      <text:p text:style-name="P1"><text:tab/><text:tab/>- Additional Classes in place</text:p>
      <text:p text:style-name="P1"><text:tab/><text:tab/><text:tab/>- Guardian, Brigand, Necromancer, Shaman, Mystic</text:p>
      <text:p text:style-name="P1"><text:tab/><text:tab/>- Core Quests in place</text:p>
      <text:p text:style-name="P1"><text:tab/><text:tab/>- Core NPCs in place</text:p>
      <text:p text:style-name="P1"><text:tab/><text:tab/>- Core Items in place</text:p>
      <text:p text:style-name="P1"><text:tab/><text:tab/><text:tab/>- Item stats effect gameplay</text:p>
      <text:p text:style-name="P1"><text:tab/><text:tab/><text:tab/>- Item weight in place</text:p>
      <text:p text:style-name="P1"><text:tab/><text:tab/><text:tab/>- All items have use / purpose</text:p>
      <text:p text:style-name="P1"><text:tab/><text:tab/><text:tab/>- Add in Rings</text:p>
      <text:p text:style-name="P1"><text:tab/><text:tab/>- Core Skills in place</text:p>
      <text:p text:style-name="P1"><text:tab/><text:tab/>- All Monster Behavior in place</text:p>
      <text:p text:style-name="P1"><text:tab/><text:tab/><text:tab/>- Summons<text:tab/>Commands:</text:p>
      <text:p text:style-name="P1"><text:tab/><text:tab/><text:tab/><text:tab/>- Follow - Follow me</text:p>
      <text:p text:style-name="P1"><text:tab/><text:tab/><text:tab/><text:tab/>- Wait - Hold still</text:p>
      <text:p text:style-name="P1"><text:tab/><text:tab/><text:tab/><text:tab/>- Dismiss - Recover some mana</text:p>
      <text:p text:style-name="P1"><text:tab/><text:tab/><text:tab/><text:tab/>- Attack - Attack my target</text:p>
      <text:p text:style-name="P1"><text:tab/><text:tab/><text:tab/><text:tab/>- Free Attack - Pick your own target</text:p>
      <text:p text:style-name="P1"><text:tab/><text:tab/><text:tab/><text:tab/>- Explore - Find a random path and explore it for me. <text:s/>(only so far away though).</text:p>
      <text:p text:style-name="P1"><text:tab/><text:tab/><text:tab/>- Open Doors</text:p>
      <text:p text:style-name="P1"><text:tab/><text:tab/><text:tab/>- Seekers - Can B LIne to the player or the player's trail.</text:p>
      <text:p text:style-name="P1"><text:tab/><text:tab/>- Handle Player Death</text:p>
      <text:p text:style-name="P1"><text:tab/><text:tab/>- Random Dungeon Layouts</text:p>
      <text:p text:style-name="P1"><text:tab/><text:tab/>- Audio!!!</text:p>
      <text:p text:style-name="P1"><text:tab/>3 Beta Release</text:p>
      <text:p text:style-name="P1"><text:tab/><text:tab/>- More Classes</text:p>
      <text:p text:style-name="P1"><text:tab/><text:tab/><text:tab/>- Cavalier (All finess based attacks), Assassin(Some alchy), Mage Knight, Templar, Witch Doctor</text:p>
      <text:p text:style-name="P1"><text:tab/><text:tab/>- Upgrades - All weapons /equipment fully upgradable</text:p>
      <text:p text:style-name="P1"><text:tab/><text:tab/>- Polish Menus</text:p>
      <text:p text:style-name="P1"><text:tab/><text:tab/>- Polish Physics</text:p>
      <text:p text:style-name="P1"><text:tab/><text:tab/>- First Draft of Stat balancing</text:p>
      <text:p text:style-name="P1"><text:tab/><text:tab/>- Ending in Place</text:p>
      <text:p text:style-name="P1"><text:tab/>4 Feature Creep - Revisioning towards completion</text:p>
      <text:p text:style-name="P1"><text:tab/><text:tab/>- Even More Classes!</text:p>
      <text:p text:style-name="P1"><text:tab/><text:tab/><text:tab/>- Crusader, Trickster, Warlock, Heretic (Holy, some theif), Berserker (Alchy some fighting)</text:p>
      <text:p text:style-name="P1"><text:tab/><text:tab/><text:tab/>- Brute, Vagabond, Conjurer, Disciple (Holy some necro),Mystic (Alchy/Mage)</text:p>
      <text:p text:style-name="P1"><text:tab/><text:tab/>- Additional Tile Sets</text:p>
      <text:p text:style-name="P1"><text:tab/><text:tab/>- Artifact Equipment</text:p>
      <text:p text:style-name="P1"><text:tab/><text:tab/>- Additional Monster Types</text:p>
      <text:p text:style-name="P1"><text:tab/><text:tab/>- Alignment Effects</text:p>
      <text:p text:style-name="P1"><text:tab/><text:tab/><text:tab/>- Grace costs</text:p>
      <text:p text:style-name="P1"><text:tab/><text:tab/><text:tab/>- Holy Magic</text:p>
      <text:p text:style-name="P1"><text:tab/><text:tab/>- Side Dungeons</text:p>
      <text:p text:style-name="P1"><text:tab/><text:tab/><text:tab/>- Region Side Dungeons</text:p>
      <text:p text:style-name="P1"><text:tab/><text:tab/><text:tab/>- Mistress Side Dungeon</text:p>
      <text:p text:style-name="P1"><text:tab/><text:tab/>- Corruption Effects</text:p>
      <text:p text:style-name="P1"><text:tab/><text:tab/>- Additional Spells / Abilities</text:p>
      <text:p text:style-name="Preformatted_20_Text"/>
      <text:p text:style-name="P1">changelog:</text:p>
      <text:p text:style-name="P1"><text:tab/>- Added Object keys and key editor to the map editor</text:p>
      <text:p text:style-name="P1"><text:tab/>- Created basic spawn for objects in game, so far only doors are in.</text:p>
      <text:p text:style-name="P1"><text:tab/>- Collision meshes generated from level tiles.</text:p>
      <text:p text:style-name="P1"><text:soft-page-break/><text:tab/>- Doors add to the collision mesh and remove from it when closed/opened</text:p>
      <text:p text:style-name="P1"><text:tab/>- player movement is better</text:p>
      <text:p text:style-name="P1"><text:tab/>- Added a nighttime overlay and torch area around the player</text:p>
      <text:p text:style-name="P1"><text:tab/>- Adding a mask to block out anything the player has yet to see.</text:p>
      <text:p text:style-name="P1"><text:tab/>- Added ability to generate a new level in the editor.</text:p>
      <text:p text:style-name="P1"><text:tab/>- Fixed the Reveal Mask</text:p>
      <text:p text:style-name="P1"><text:tab/>- Fixed the bug where the first entity would never be considered for collisions</text:p>
      <text:p text:style-name="P1"><text:tab/>- Added Enemy Targetting and Facing target</text:p>
      <text:p text:style-name="P1"><text:tab/>- Added TestMonster for target practice.</text:p>
      <text:p text:style-name="P1"><text:tab/>- Added Player Guard &amp; Attack.</text:p>
      <text:p text:style-name="P1"><text:tab/>-<text:tab/>Added Particle system</text:p>
      <text:p text:style-name="P1"><text:tab/>- fixed a bug in player attacks when not targetting.</text:p>
      <text:p text:style-name="P1"><text:tab/>- worked around a bug where moving towards a target seems to bypass collision detection</text:p>
      <text:p text:style-name="P1"><text:tab/>- Added Monster Hostile AI, now moved towards player and attacks</text:p>
      <text:p text:style-name="P1"><text:tab/>- Begun adding player stats, races and training classes</text:p>
      <text:p text:style-name="P1"><text:tab/>- Added Monster Hostile AI, now moved towards player and attacks</text:p>
      <text:p text:style-name="P1"><text:tab/>- Begun adding player stats, races and training classes</text:p>
      <text:p text:style-name="P1"><text:tab/>- Begun adding skills and spells</text:p>
      <text:p text:style-name="P1"><text:tab/>- Begun adding items</text:p>
      <text:p text:style-name="P1"><text:tab/>- Player stats from chosen class/race.</text:p>
      <text:p text:style-name="P1"><text:tab/>- Modeled and Animated Human Model.</text:p>
      <text:p text:style-name="P1"><text:tab/>- Test graphics for leather armor and basic weapons modeled and rendered.</text:p>
      <text:p text:style-name="P1"><text:tab/>- Begun adding in monster stats</text:p>
      <text:p text:style-name="P1"><text:tab/><text:tab/>Monsters now spawn based on monster def stats/ <text:s/>Working on item drops</text:p>
      <text:p text:style-name="P1"><text:tab/>- Begun adding in NPC stats</text:p>
      <text:p text:style-name="P1"><text:tab/>- Begun tying actions to new sprites</text:p>
      <text:p text:style-name="P1"><text:tab/>- Actions based on equiped items.</text:p>
      <text:p text:style-name="P1"><text:tab/>- Player can now shoot arrows if equipped with a bow and arrows.</text:p>
      <text:p text:style-name="P1"><text:tab/>- Player can now lose items.</text:p>
      <text:p text:style-name="P1"><text:tab/>- Map Objects can now persist their states between levels</text:p>
      <text:p text:style-name="P1"><text:tab/>- Player can cast projectile spells</text:p>
      <text:p text:style-name="P1"><text:tab/>- Chests can give gold and a number of an item.</text:p>
      <text:p text:style-name="P1"><text:tab/>- Enemy Monsters will now SEE the player and try to attack the player.</text:p>
      <text:p text:style-name="P1"><text:tab/>- NPCs now have def files and can be placed via editor.</text:p>
      <text:p text:style-name="P1"><text:tab/>- NPCs also function as neutral monsters, but will become hostile if attacked.</text:p>
      <text:p text:style-name="P1"><text:tab/>- NPC dialog windows nearly complete. <text:s/>Added in Shops, Talk and Quest windows.</text:p>
      <text:p text:style-name="P1"><text:tab/>- Quest logic underway.</text:p>
      <text:p text:style-name="P1"><text:tab/>- Basic Quest structure in place and working.</text:p>
      <text:p text:style-name="P1"><text:tab/>- Begun making inventory / equipment menu.</text:p>
      <text:p text:style-name="P1"><text:tab/>- made garb for mage and cleric types.</text:p>
      <text:p text:style-name="P1"><text:tab/>- from the Inventory menu, you can now examine items, use healing items and equip non-weapons.</text:p>
      <text:p text:style-name="P1"><text:tab/>- Weapons can now be equpped with the player chosing main or alternate</text:p>
      <text:p text:style-name="P1"><text:tab/>- Monsters drop items as well as gold now</text:p>
      <text:p text:style-name="P1"><text:tab/>- Adding in Gateways (they act like stairs), but must be activated first.</text:p>
      <text:p text:style-name="P1"><text:tab/>- Added in most armors and player sprites now shift based on armor.</text:p>
      <text:p text:style-name="P1"><text:tab/>- Expanded shopping options to include skills and spells.</text:p>
      <text:p text:style-name="P1"><text:tab/>- Added in more architypes for NPCS</text:p>
      <text:p text:style-name="P1"><text:tab/>- Started building first draft of main town.</text:p>
      <text:p text:style-name="P1"><text:tab/>- Added in Outside / Inside / Nighttime options.</text:p>
      <text:p text:style-name="P1"><text:tab/>- Added in Additional Armor sets - Apprentice and Master</text:p>
      <text:p text:style-name="P1"><text:tab/>- Armor sets now contribute to player resistances</text:p>
      <text:p text:style-name="P1"><text:tab/>- Built starttown and subdungeon as well as crossroads nexus.</text:p>
      <text:p text:style-name="P1"><text:tab/>- Started Documentation to work with the editor and list out needed updates.</text:p>
      <text:p text:style-name="P1"><text:tab/>- Door locks now function and can be picked.</text:p>
      <text:p text:style-name="P1"><text:tab/>- Started Alter Menus.</text:p>
      <text:p text:style-name="P1"><text:tab/>- Monsters and skill use give player grace and train attributes</text:p>
      <text:p text:style-name="P1"><text:tab/>- Player Grace can be spend at an alter to increase stats</text:p>
      <text:p text:style-name="P1"><text:tab/>- Added a new quest type (kill monster) and a new reward type (grace).</text:p>
      <text:p text:style-name="P1"><text:tab/>- Added floor switches that will open a barred door. <text:s/>In theory it can "activate" anything it references.</text:p>
      <text:p text:style-name="P1"><text:tab/>- Created background textures for the low town, mountain pass and mountain vilalge.</text:p>
      <text:p text:style-name="P1"><text:tab/>- Created the layout for the lowtown.</text:p>
      <text:p text:style-name="P1"><text:soft-page-break/><text:tab/>- Fixed a bug where the player can target dead.</text:p>
      <text:p text:style-name="P1"><text:tab/>- Items equipped in the tool slot can now be thrown.</text:p>
      <text:p text:style-name="P1"><text:tab/>- Items equipped in the tool slot can be used</text:p>
      <text:p text:style-name="P1"><text:tab/>- Added additional Armor sets: Brigandine, Cuir Buille, Peasant and Lamenat</text:p>
      <text:p text:style-name="P1"><text:tab/>- Improved targetting to consider visibility of target.</text:p>
      <text:p text:style-name="P1"><text:tab/>- Added Benches and Barrels.</text:p>
      <text:p text:style-name="P1"><text:tab/>- Added wood floor backgrounds.</text:p>
      <text:p text:style-name="P1"><text:tab/>- Unified Quest Condition Code</text:p>
      <text:p text:style-name="P1"><text:tab/>- Added new Quest Type: Save &lt;on Map&gt; &lt;somebody&gt;</text:p>
      <text:p text:style-name="P1"><text:tab/>- Added Map Info Tag to be used to add map specific features</text:p>
      <text:p text:style-name="P1"><text:tab/>- Added "spawncond" for any object. <text:s/>It will only spawn if condition is met.</text:p>
      <text:p text:style-name="P1"><text:tab/>- Added spawn type hostage for rescue missions.</text:p>
      <text:p text:style-name="P1"><text:tab/>- Made Hostage spawn type work. <text:s/>Only spawns if it hasn't been saved or killed</text:p>
      <text:p text:style-name="P1"><text:tab/>- Begun writing player save functions.</text:p>
      <text:p text:style-name="P1"><text:tab/>- Added "not" to conditions. <text:s/>Any condition preceded with NOT will invert the condition check.</text:p>
      <text:p text:style-name="P1"><text:tab/>- Player can now save and continue a saved game.</text:p>
      <text:p text:style-name="P1"><text:tab/>- Barrels are not "destructible" and can drop items and gold. <text:s/>Once destroyed it will not respawn.</text:p>
      <text:p text:style-name="P1"><text:tab/>- Added Arrow Traps</text:p>
      <text:p text:style-name="P1"><text:tab/>- Monsters and NPCs now use animations and better attack timings.</text:p>
      <text:p text:style-name="P1"><text:tab/>- Shields Block Projectiles</text:p>
      <text:p text:style-name="P1"><text:tab/>- Blocking draws stamina and adds a little stun</text:p>
      <text:p text:style-name="P1"><text:tab/>- Taking damage now adds a little stun.</text:p>
      <text:p text:style-name="P1"><text:tab/>- Arrow Traps are awesome!</text:p>
      <text:p text:style-name="P1"><text:tab/>- Benches function as a way to talk to NPCs without getting too close.</text:p>
      <text:p text:style-name="P1"><text:tab/>- You can now block projectiles as well.</text:p>
      <text:p text:style-name="P1"><text:tab/>- Path Finding Code has begun.</text:p>
      <text:p text:style-name="P1"><text:tab/>- A locked door will now open if you have the key item</text:p>
      <text:p text:style-name="P1"><text:tab/>- Added Secret Doors!</text:p>
      <text:p text:style-name="P1"><text:tab/>- Path Finding Complete</text:p>
      <text:p text:style-name="P1"><text:tab/>- Monsters and NPC FSM updated to use path finding.</text:p>
      <text:p text:style-name="P1"><text:tab/>- Defense Magic in Place</text:p>
      <text:p text:style-name="P1"><text:tab/>- Added in most Mage Spells</text:p>
      <text:p text:style-name="P1"><text:tab/>- Fixed damage and resistance calculations</text:p>
      <text:p text:style-name="P1"><text:tab/>- Creating Potions w/ alchemy now functions</text:p>
      <text:p text:style-name="P1"><text:tab/>- Created potions are auto-equipped to the equipment slot</text:p>
      <text:p text:style-name="P1"><text:tab/>- Potions that are thrown now work.</text:p>
      <text:p text:style-name="P1"><text:tab/>- Remade Peasant after accidentally overwrote the log</text:p>
      <text:p text:style-name="P1"><text:tab/>- Created Scythe weapon model</text:p>
      <text:p text:style-name="P1"><text:tab/>- Integrated Chipmunk physics engine for World Collisions</text:p>
      <text:p text:style-name="P1"><text:tab/>- Fixed a stability bug with the new physics engine</text:p>
      <text:p text:style-name="P1"><text:tab/>- Fixed the formatting in NPC Shop windows</text:p>
      <text:p text:style-name="P1"><text:tab/>- Revised Collision Checks to account for entity and world and edge collisions within same loop checks.</text:p>
      <text:p text:style-name="Preformatted_20_Text"><text:tab/>- Started Detailed Layout of Game Quests and Elements</text:p>
      <text:p text:style-name="Preformatted_20_Text"><text:tab/>- Started Assets Sheet</text:p>
      <text:p text:style-name="Preformatted_20_Text"/>
      <text:p text:style-name="P1">Bugs:</text:p>
      <text:p text:style-name="P1"><text:tab/>Ray vs Circle code has issues that can cause Entity "Bounce" or failed collision entirely. - Failed collision corrected. <text:s/>Bounce tracked to Ray vs Edge collision. - Bypassed with Chipmunk physics engine</text:p>
      <text:p text:style-name="P1"><text:tab/>Rare case where projectile collision causes segfault. - Fixed</text:p>
      <text:p text:style-name="P1"><text:tab/>Occasional Lockup on Shut Down - Check to make sure all allocated assets are cleared on shutdown.</text:p>
      <text:p text:style-name="P1"><text:tab/>Targetting still picks dead bodies. - Fixed</text:p>
      <text:p text:style-name="P1"><text:tab/>Targetting still picks up enemies through walls. - Fixed</text:p>
      <text:p text:style-name="P1"><text:tab/>Climbing over large walls not working, need to check logic and map</text:p>
      <text:p text:style-name="P1"><text:tab/>Occasional Instability after saved game load.</text:p>
      <text:p text:style-name="Preformatted_20_Text"/>
      <text:p text:style-name="P1">To DO:</text:p>
      <text:p text:style-name="P1"><text:tab/>- Visuals</text:p>
      <text:p text:style-name="P1"><text:tab/><text:tab/>Loading Screen</text:p>
      <text:p text:style-name="P1"><text:tab/><text:tab/>In Game HUD</text:p>
      <text:p text:style-name="P1"><text:tab/><text:tab/>Player Pieces - rendered from Blender</text:p>
      <text:p text:style-name="P1"><text:tab/><text:tab/><text:tab/>- Need to add idle animation and two handed weapon attacks</text:p>
      <text:p text:style-name="P1"><text:soft-page-break/><text:tab/><text:tab/><text:tab/><text:tab/>-Pieces rendered separately to be swapped.</text:p>
      <text:p text:style-name="P1"><text:tab/><text:tab/> <text:s/>Done for Leather, Chain, Plate, Sage and Acolyte, Brigandine, Cuir Boullie, Laminet and Peasant Garb.</text:p>
      <text:p text:style-name="P1"><text:tab/><text:tab/>Monsters</text:p>
      <text:p text:style-name="P1"><text:tab/><text:tab/>Items &amp; Equipment</text:p>
      <text:p text:style-name="Preformatted_20_Text"/>
      <text:p text:style-name="P1"><text:tab/>- Menus</text:p>
      <text:p text:style-name="P1"><text:tab/><text:tab/>Character Creation Screen - In Progress - Done</text:p>
      <text:p text:style-name="P1"><text:tab/><text:tab/>Dialog - Done</text:p>
      <text:p text:style-name="P1"><text:tab/><text:tab/>Shops - Done</text:p>
      <text:p text:style-name="P1"><text:tab/><text:tab/>Player Equipment - Done</text:p>
      <text:p text:style-name="P1"><text:tab/><text:tab/>Inventory Screen - Done</text:p>
      <text:p text:style-name="P1"><text:tab/><text:tab/>Skills Learned - </text:p>
      <text:p text:style-name="P1"><text:tab/><text:tab/>Spells Equipped - </text:p>
      <text:p text:style-name="P1"><text:tab/><text:tab/>Load Game - Display list of saves. - Done Enough</text:p>
      <text:p text:style-name="P1"><text:tab/><text:tab/>Alter Menu - Display player stats and cost of increase. - Done</text:p>
      <text:p text:style-name="Preformatted_20_Text"/>
      <text:p text:style-name="P1"><text:tab/>-<text:tab/>Collision Detection</text:p>
      <text:p text:style-name="P1"><text:tab/><text:tab/>vs world - 99.9% complete. <text:s/>Rare case where you can get stuck in the wall.</text:p>
      <text:p text:style-name="P1"><text:tab/><text:tab/><text:tab/>- Investigate case where projectiles sometimes miss. - Circle/Circle error</text:p>
      <text:p text:style-name="P1"><text:tab/><text:tab/><text:tab/>- Bypassed with integration of physics engine.</text:p>
      <text:p text:style-name="P1"><text:tab/><text:tab/>Entity Vs Entity - Possible for two things to occupy the same space. Related to above.</text:p>
      <text:p text:style-name="P1"><text:tab/><text:tab/>Bounce off of a corner (two edges conflicting</text:p>
      <text:p text:style-name="Preformatted_20_Text"/>
      <text:p text:style-name="P1"><text:tab/>- Add Objects</text:p>
      <text:p text:style-name="P1"><text:tab/><text:tab/>- Show an Objects unique ID in the editor. <text:s/>Referenced by that.</text:p>
      <text:p text:style-name="P1"><text:tab/><text:tab/>Object behaviors</text:p>
      <text:p text:style-name="P1"><text:tab/><text:tab/><text:tab/>Doors - Done</text:p>
      <text:p text:style-name="P1"><text:tab/><text:tab/><text:tab/><text:tab/>- Locked - Done</text:p>
      <text:p text:style-name="P1"><text:tab/><text:tab/><text:tab/><text:tab/>- Trapped</text:p>
      <text:p text:style-name="P1"><text:tab/><text:tab/><text:tab/><text:tab/>- Keyed - Done</text:p>
      <text:p text:style-name="P1"><text:tab/><text:tab/><text:tab/><text:tab/>- Barred - Done</text:p>
      <text:p text:style-name="P1"><text:tab/><text:tab/><text:tab/><text:tab/>- Secret - Done</text:p>
      <text:p text:style-name="P1"><text:tab/><text:tab/><text:tab/>Spawn Points - Done</text:p>
      <text:p text:style-name="P1"><text:tab/><text:tab/><text:tab/>Chests - Done</text:p>
      <text:p text:style-name="P1"><text:tab/><text:tab/><text:tab/><text:tab/> - Locked - Done</text:p>
      <text:p text:style-name="P1"><text:tab/><text:tab/><text:tab/><text:tab/> - Trapped</text:p>
      <text:p text:style-name="P1"><text:tab/><text:tab/><text:tab/>Traps</text:p>
      <text:p text:style-name="P1"><text:tab/><text:tab/><text:tab/><text:tab/>- Arrow - Done</text:p>
      <text:p text:style-name="P1"><text:tab/><text:tab/><text:tab/><text:tab/>- Explosion</text:p>
      <text:p text:style-name="P1"><text:tab/><text:tab/><text:tab/><text:tab/>- Gas</text:p>
      <text:p text:style-name="P1"><text:tab/><text:tab/><text:tab/><text:tab/>- Fire</text:p>
      <text:p text:style-name="P1"><text:tab/><text:tab/><text:tab/>Triggers - Done</text:p>
      <text:p text:style-name="P1"><text:tab/><text:tab/><text:tab/>Alters - Done</text:p>
      <text:p text:style-name="P1"><text:tab/><text:tab/><text:tab/>Others - Benches, Crates, Barrels etc...</text:p>
      <text:p text:style-name="P1"><text:tab/><text:tab/><text:tab/><text:tab/>- Benches - Done</text:p>
      <text:p text:style-name="P1"><text:tab/><text:tab/><text:tab/><text:tab/>- Barrels - Done</text:p>
      <text:p text:style-name="Preformatted_20_Text"/>
      <text:p text:style-name="P1"><text:tab/>- Level loading</text:p>
      <text:p text:style-name="P1"><text:tab/><text:tab/>Add More Objects - Ongoing</text:p>
      <text:p text:style-name="P1"><text:tab/><text:tab/>Add Persistent States - Done!</text:p>
      <text:p text:style-name="P1"><text:tab/><text:tab/><text:tab/></text:p>
      <text:p text:style-name="P1">- Put Player in the Game</text:p>
      <text:p text:style-name="P1"><text:tab/><text:tab/>Add Player Movement and controls</text:p>
      <text:p text:style-name="P1"><text:tab/><text:tab/><text:tab/>- Tie to equipment and stats</text:p>
      <text:p text:style-name="P1"><text:tab/><text:tab/>add player load/save - Done</text:p>
      <text:p text:style-name="P1"><text:tab/><text:tab/>Add player stats</text:p>
      <text:p text:style-name="P1"><text:tab/><text:tab/><text:tab/>- Tie to what player can do - Done</text:p>
      <text:p text:style-name="P1"><text:tab/><text:tab/><text:tab/><text:tab/>- Doing stuff gives grace - Done</text:p>
      <text:p text:style-name="P1"><text:tab/><text:tab/><text:tab/>- Armor resolves to resistances - Done</text:p>
      <text:p text:style-name="P1"><text:tab/><text:tab/><text:tab/>- Grace earned and spent - Done</text:p>
      <text:p text:style-name="P1"><text:tab/><text:tab/><text:tab/>- Attributes trained - Done</text:p>
      <text:p text:style-name="P1"><text:soft-page-break/><text:tab/><text:tab/><text:tab/>- items effect damage - done</text:p>
      <text:p text:style-name="P1"><text:tab/><text:tab/>add player inventory / equipment screen - Done</text:p>
      <text:p text:style-name="P1"><text:tab/><text:tab/><text:tab/>- Item Information Window: description / Stats - Done</text:p>
      <text:p text:style-name="Preformatted_20_Text"/>
      <text:p text:style-name="P1"><text:tab/>- Add NPCs - Done</text:p>
      <text:p text:style-name="P1"><text:tab/><text:tab/>- Add in NPC Def Files - Done</text:p>
      <text:p text:style-name="P1"><text:tab/><text:tab/>- Dialog Windows - Done</text:p>
      <text:p text:style-name="P1"><text:tab/><text:tab/>- Quest Windows - Done</text:p>
      <text:p text:style-name="P1"><text:tab/><text:tab/><text:tab/>- Fetch - Done</text:p>
      <text:p text:style-name="P1"><text:tab/><text:tab/><text:tab/>- Kill X at Y - Done</text:p>
      <text:p text:style-name="P1"><text:tab/><text:tab/><text:tab/>- Save X - Done</text:p>
      <text:p text:style-name="P1"><text:tab/><text:tab/>- Shop Keepers</text:p>
      <text:p text:style-name="P1"><text:tab/><text:tab/><text:tab/>- Shop Windows - Done</text:p>
      <text:p text:style-name="Preformatted_20_Text"/>
      <text:p text:style-name="P1"><text:tab/>- Add Monsters</text:p>
      <text:p text:style-name="P1"><text:tab/><text:tab/>- Monster def Files - Done</text:p>
      <text:p text:style-name="P1"><text:tab/><text:tab/> - Can persist - Done</text:p>
      <text:p text:style-name="P1"><text:tab/><text:tab/> - Behaviors</text:p>
      <text:p text:style-name="P1"><text:tab/><text:tab/> <text:tab/>- Combat Priority</text:p>
      <text:p text:style-name="P1"><text:tab/><text:tab/> <text:tab/>- Attack Delay - Done</text:p>
      <text:p text:style-name="P1"><text:tab/><text:tab/> <text:tab/>Combat - Almost Done</text:p>
      <text:p text:style-name="P1"><text:tab/><text:tab/>- Path finding! - Done</text:p>
      <text:p text:style-name="P1"><text:tab/><text:tab/><text:tab/>Patrol - </text:p>
      <text:p text:style-name="Preformatted_20_Text"/>
      <text:p text:style-name="P1"><text:tab/>- Add Abilities</text:p>
      <text:p text:style-name="P1"><text:tab/><text:tab/>- Spells</text:p>
      <text:p text:style-name="P1"><text:tab/><text:tab/><text:tab/>Equippable spells - Done</text:p>
      <text:p text:style-name="P1"><text:tab/><text:tab/><text:tab/>functional spells</text:p>
      <text:p text:style-name="P1"><text:tab/><text:tab/><text:tab/><text:tab/>- Projectiles - Done</text:p>
      <text:p text:style-name="P1"><text:tab/><text:tab/><text:tab/><text:tab/>- Train Skills through use - Done</text:p>
      <text:p text:style-name="P1"><text:tab/><text:tab/><text:tab/><text:tab/>- Healing - Done</text:p>
      <text:p text:style-name="P1"><text:tab/><text:tab/>- Abilities</text:p>
      <text:p text:style-name="P1"><text:tab/><text:tab/><text:tab/>Events when Abilities are used</text:p>
      <text:p text:style-name="P1"><text:tab/><text:tab/><text:tab/>- Lock Picking - Done for doors</text:p>
      <text:p text:style-name="P1"><text:tab/><text:tab/><text:tab/>- Climbing - Done</text:p>
      <text:p text:style-name="Preformatted_20_Text"/>
      <text:p text:style-name="P1"><text:tab/>- Add Items - Done</text:p>
      <text:p text:style-name="P1"><text:tab/><text:tab/>- Equipment - Done</text:p>
      <text:p text:style-name="P1"><text:tab/><text:tab/><text:tab/>L/R action based on Equipment - Done</text:p>
      <text:p text:style-name="P1"><text:tab/><text:tab/><text:tab/>Equiping Items - Done for none-weapons.</text:p>
      <text:p text:style-name="P1"><text:tab/><text:tab/>- Usables</text:p>
      <text:p text:style-name="P1"><text:tab/><text:tab/><text:tab/>- Thrown Weapons - Done</text:p>
      <text:p text:style-name="P1"><text:tab/><text:tab/><text:tab/>- Healing Items - Done</text:p>
      <text:p text:style-name="P1"><text:tab/><text:tab/><text:tab/>- Teleport Back to town.</text:p>
      <text:p text:style-name="P1"><text:tab/><text:tab/><text:tab/>- Other Alchemy</text:p>
      <text:p text:style-name="P1"><text:tab/><text:tab/>- Keys </text:p>
      <text:p text:style-name="P1"><text:tab/><text:tab/><text:tab/>- Functioning with player progress - Done</text:p>
      <text:p text:style-name="P1"><text:tab/><text:tab/><text:tab/>- Key Items allow locked doors to open - Done</text:p>
      <text:p text:style-name="P1"><text:tab/><text:tab/>- Add in All items</text:p>
      <text:p text:style-name="P1"><text:tab/><text:tab/><text:tab/>- Added in most armor and most weapons.</text:p>
      <text:p text:style-name="P1"><text:tab/><text:tab/>- Item Drops - Done</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size-asian="10pt"/>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602H40M26S</meta:editing-duration>
    <dc:date>2011-04-05T20:32:14</dc:date>
    <dc:creator>dj kehoe</dc:creator>
    <meta:generator>OpenOffice.org/3.1$Linux OpenOffice.org_project/310m19$Build-9420</meta:generator>
    <meta:editing-cycles>8</meta:editing-cycles>
    <meta:document-statistic meta:table-count="0" meta:image-count="0" meta:object-count="0" meta:page-count="31" meta:paragraph-count="1481" meta:word-count="16739" meta:character-count="95538"/>
    <meta:user-defined meta:name="Info 1"/>
    <meta:user-defined meta:name="Info 2"/>
    <meta:user-defined meta:name="Info 3"/>
    <meta:user-defined meta:name="Info 4"/>
  </office:meta>
</office:document-meta>
</file>